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854cm"/>
    </style:style>
    <style:style style:name="co4" style:family="table-column">
      <style:table-column-properties fo:break-before="auto" style:column-width="2.847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1.434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2.007cm"/>
    </style:style>
    <style:style style:name="co11" style:family="table-column">
      <style:table-column-properties fo:break-before="auto" style:column-width="1.655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ump_1424935362_inbou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geId</text:p>
          </table:table-cell>
          <table:table-cell office:value-type="string" calcext:value-type="string">
            <text:p>IrsaliyeSeri</text:p>
          </table:table-cell>
          <table:table-cell office:value-type="string" calcext:value-type="string">
            <text:p>IrsaliyeNo</text:p>
          </table:table-cell>
          <table:table-cell office:value-type="string" calcext:value-type="string">
            <text:p>Barkod</text:p>
          </table:table-cell>
          <table:table-cell office:value-type="string" calcext:value-type="string">
            <text:p>BarkodId</text:p>
          </table:table-cell>
          <table:table-cell office:value-type="string" calcext:value-type="string">
            <text:p>DepoId</text:p>
          </table:table-cell>
          <table:table-cell office:value-type="string" calcext:value-type="string">
            <text:p>KarsiDepoId (shop_id)</text:p>
          </table:table-cell>
          <table:table-cell office:value-type="string" calcext:value-type="string">
            <text:p>KoliId</text:p>
          </table:table-cell>
          <table:table-cell office:value-type="string" calcext:value-type="string">
            <text:p>KoliKapatmaBarkod</text:p>
          </table:table-cell>
          <table:table-cell office:value-type="string" calcext:value-type="string">
            <text:p>CrossDock</text:p>
          </table:table-cell>
          <table:table-cell office:value-type="string" calcext:value-type="string">
            <text:p>UrunId</text:p>
          </table:table-cell>
          <table:table-cell office:value-type="string" calcext:value-type="string">
            <text:p>KisaKod</text:p>
          </table:table-cell>
          <table:table-cell office:value-type="string" calcext:value-type="string">
            <text:p>Miktar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7569" calcext:value-type="float">
            <text:p>9000002067569</text:p>
          </table:table-cell>
          <table:table-cell office:value-type="float" office:value="1599583" calcext:value-type="float">
            <text:p>1599583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360769" calcext:value-type="float">
            <text:p>360769</text:p>
          </table:table-cell>
          <table:table-cell office:value-type="string" calcext:value-type="string">
            <text:p>C</text:p>
          </table:table-cell>
          <table:table-cell office:value-type="float" office:value="1614292" calcext:value-type="float">
            <text:p>1614292</text:p>
          </table:table-cell>
          <table:table-cell office:value-type="string" calcext:value-type="string">
            <text:p>D7741AT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446" calcext:value-type="float">
            <text:p>9000002252446</text:p>
          </table:table-cell>
          <table:table-cell office:value-type="float" office:value="1660310" calcext:value-type="float">
            <text:p>1660310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360769" calcext:value-type="float">
            <text:p>360769</text:p>
          </table:table-cell>
          <table:table-cell office:value-type="string" calcext:value-type="string">
            <text:p>C</text:p>
          </table:table-cell>
          <table:table-cell office:value-type="float" office:value="1675106" calcext:value-type="float">
            <text:p>1675106</text:p>
          </table:table-cell>
          <table:table-cell office:value-type="string" calcext:value-type="string">
            <text:p>E003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360769" calcext:value-type="float">
            <text:p>360769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20" calcext:value-type="float">
            <text:p>9000002394320</text:p>
          </table:table-cell>
          <table:table-cell office:value-type="float" office:value="1697124" calcext:value-type="float">
            <text:p>1697124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360769" calcext:value-type="float">
            <text:p>360769</text:p>
          </table:table-cell>
          <table:table-cell office:value-type="string" calcext:value-type="string">
            <text:p>C</text:p>
          </table:table-cell>
          <table:table-cell office:value-type="float" office:value="1712006" calcext:value-type="float">
            <text:p>1712006</text:p>
          </table:table-cell>
          <table:table-cell office:value-type="string" calcext:value-type="string">
            <text:p>D7741AT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37" calcext:value-type="float">
            <text:p>9000002394337</text:p>
          </table:table-cell>
          <table:table-cell office:value-type="float" office:value="1697125" calcext:value-type="float">
            <text:p>169712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360769" calcext:value-type="float">
            <text:p>360769</text:p>
          </table:table-cell>
          <table:table-cell office:value-type="string" calcext:value-type="string">
            <text:p>C</text:p>
          </table:table-cell>
          <table:table-cell office:value-type="float" office:value="1712007" calcext:value-type="float">
            <text:p>1712007</text:p>
          </table:table-cell>
          <table:table-cell office:value-type="string" calcext:value-type="string">
            <text:p>D7741AT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169" calcext:value-type="float">
            <text:p>9000002995169</text:p>
          </table:table-cell>
          <table:table-cell office:value-type="float" office:value="1765899" calcext:value-type="float">
            <text:p>176589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360769" calcext:value-type="float">
            <text:p>360769</text:p>
          </table:table-cell>
          <table:table-cell office:value-type="string" calcext:value-type="string">
            <text:p>C</text:p>
          </table:table-cell>
          <table:table-cell office:value-type="float" office:value="1780801" calcext:value-type="float">
            <text:p>1780801</text:p>
          </table:table-cell>
          <table:table-cell office:value-type="string" calcext:value-type="string">
            <text:p>D7716AA3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4516" calcext:value-type="float">
            <text:p>9000003024516</text:p>
          </table:table-cell>
          <table:table-cell office:value-type="float" office:value="1774160" calcext:value-type="float">
            <text:p>1774160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360769" calcext:value-type="float">
            <text:p>360769</text:p>
          </table:table-cell>
          <table:table-cell office:value-type="string" calcext:value-type="string">
            <text:p>C</text:p>
          </table:table-cell>
          <table:table-cell office:value-type="float" office:value="1789195" calcext:value-type="float">
            <text:p>1789195</text:p>
          </table:table-cell>
          <table:table-cell office:value-type="string" calcext:value-type="string">
            <text:p>E1656AAX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table:style-name="ce3" office:value-type="float" office:value="9000002986303" calcext:value-type="float">
            <text:p>9000002986303</text:p>
          </table:table-cell>
          <table:table-cell office:value-type="float" office:value="1590186" calcext:value-type="float">
            <text:p>1590186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360775" calcext:value-type="float">
            <text:p>360775</text:p>
          </table:table-cell>
          <table:table-cell office:value-type="string" calcext:value-type="string">
            <text:p>C</text:p>
          </table:table-cell>
          <table:table-cell office:value-type="float" office:value="1604877" calcext:value-type="float">
            <text:p>1604877</text:p>
          </table:table-cell>
          <table:table-cell office:value-type="string" calcext:value-type="string">
            <text:p>D7007A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360775" calcext:value-type="float">
            <text:p>360775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446" calcext:value-type="float">
            <text:p>9000002252446</text:p>
          </table:table-cell>
          <table:table-cell office:value-type="float" office:value="1660310" calcext:value-type="float">
            <text:p>1660310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360775" calcext:value-type="float">
            <text:p>360775</text:p>
          </table:table-cell>
          <table:table-cell office:value-type="string" calcext:value-type="string">
            <text:p>C</text:p>
          </table:table-cell>
          <table:table-cell office:value-type="float" office:value="1675106" calcext:value-type="float">
            <text:p>1675106</text:p>
          </table:table-cell>
          <table:table-cell office:value-type="string" calcext:value-type="string">
            <text:p>E003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table:style-name="ce3" office:value-type="float" office:value="9000002986303" calcext:value-type="float">
            <text:p>9000002986303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360815" calcext:value-type="float">
            <text:p>360815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360815" calcext:value-type="float">
            <text:p>360815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360815" calcext:value-type="float">
            <text:p>360815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360815" calcext:value-type="float">
            <text:p>360815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7293" calcext:value-type="float">
            <text:p>9000002067293</text:p>
          </table:table-cell>
          <table:table-cell office:value-type="float" office:value="1599372" calcext:value-type="float">
            <text:p>159937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360815" calcext:value-type="float">
            <text:p>360815</text:p>
          </table:table-cell>
          <table:table-cell office:value-type="string" calcext:value-type="string">
            <text:p>C</text:p>
          </table:table-cell>
          <table:table-cell office:value-type="float" office:value="1614081" calcext:value-type="float">
            <text:p>1614081</text:p>
          </table:table-cell>
          <table:table-cell office:value-type="string" calcext:value-type="string">
            <text:p>D7740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360815" calcext:value-type="float">
            <text:p>360815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20" calcext:value-type="float">
            <text:p>9000002394320</text:p>
          </table:table-cell>
          <table:table-cell office:value-type="float" office:value="1697124" calcext:value-type="float">
            <text:p>1697124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360815" calcext:value-type="float">
            <text:p>360815</text:p>
          </table:table-cell>
          <table:table-cell office:value-type="string" calcext:value-type="string">
            <text:p>C</text:p>
          </table:table-cell>
          <table:table-cell office:value-type="float" office:value="1712006" calcext:value-type="float">
            <text:p>1712006</text:p>
          </table:table-cell>
          <table:table-cell office:value-type="string" calcext:value-type="string">
            <text:p>D7741AT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44" calcext:value-type="float">
            <text:p>9000002394344</text:p>
          </table:table-cell>
          <table:table-cell office:value-type="float" office:value="1697126" calcext:value-type="float">
            <text:p>1697126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360815" calcext:value-type="float">
            <text:p>360815</text:p>
          </table:table-cell>
          <table:table-cell office:value-type="string" calcext:value-type="string">
            <text:p>C</text:p>
          </table:table-cell>
          <table:table-cell office:value-type="float" office:value="1712008" calcext:value-type="float">
            <text:p>1712008</text:p>
          </table:table-cell>
          <table:table-cell office:value-type="string" calcext:value-type="string">
            <text:p>D7741AT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51" calcext:value-type="float">
            <text:p>9000002394351</text:p>
          </table:table-cell>
          <table:table-cell office:value-type="float" office:value="1697127" calcext:value-type="float">
            <text:p>1697127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360815" calcext:value-type="float">
            <text:p>360815</text:p>
          </table:table-cell>
          <table:table-cell office:value-type="string" calcext:value-type="string">
            <text:p>C</text:p>
          </table:table-cell>
          <table:table-cell office:value-type="float" office:value="1712009" calcext:value-type="float">
            <text:p>1712009</text:p>
          </table:table-cell>
          <table:table-cell office:value-type="string" calcext:value-type="string">
            <text:p>D7741AT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68" calcext:value-type="float">
            <text:p>9000002203868</text:p>
          </table:table-cell>
          <table:table-cell office:value-type="float" office:value="1637819" calcext:value-type="float">
            <text:p>163781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float" office:value="360825" calcext:value-type="float">
            <text:p>360825</text:p>
          </table:table-cell>
          <table:table-cell office:value-type="string" calcext:value-type="string">
            <text:p>C</text:p>
          </table:table-cell>
          <table:table-cell office:value-type="float" office:value="1652571" calcext:value-type="float">
            <text:p>1652571</text:p>
          </table:table-cell>
          <table:table-cell office:value-type="string" calcext:value-type="string">
            <text:p>D7764AK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75" calcext:value-type="float">
            <text:p>9000002203875</text:p>
          </table:table-cell>
          <table:table-cell office:value-type="float" office:value="1637820" calcext:value-type="float">
            <text:p>1637820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float" office:value="360825" calcext:value-type="float">
            <text:p>360825</text:p>
          </table:table-cell>
          <table:table-cell office:value-type="string" calcext:value-type="string">
            <text:p>C</text:p>
          </table:table-cell>
          <table:table-cell office:value-type="float" office:value="1652572" calcext:value-type="float">
            <text:p>1652572</text:p>
          </table:table-cell>
          <table:table-cell office:value-type="string" calcext:value-type="string">
            <text:p>D7764AK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44" calcext:value-type="float">
            <text:p>9000002394344</text:p>
          </table:table-cell>
          <table:table-cell office:value-type="float" office:value="1697126" calcext:value-type="float">
            <text:p>1697126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float" office:value="360825" calcext:value-type="float">
            <text:p>360825</text:p>
          </table:table-cell>
          <table:table-cell office:value-type="string" calcext:value-type="string">
            <text:p>C</text:p>
          </table:table-cell>
          <table:table-cell office:value-type="float" office:value="1712008" calcext:value-type="float">
            <text:p>1712008</text:p>
          </table:table-cell>
          <table:table-cell office:value-type="string" calcext:value-type="string">
            <text:p>D7741AT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360871" calcext:value-type="float">
            <text:p>360871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360871" calcext:value-type="float">
            <text:p>360871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360871" calcext:value-type="float">
            <text:p>360871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360871" calcext:value-type="float">
            <text:p>360871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51" calcext:value-type="float">
            <text:p>9000002394351</text:p>
          </table:table-cell>
          <table:table-cell office:value-type="float" office:value="1697127" calcext:value-type="float">
            <text:p>1697127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360871" calcext:value-type="float">
            <text:p>360871</text:p>
          </table:table-cell>
          <table:table-cell office:value-type="string" calcext:value-type="string">
            <text:p>C</text:p>
          </table:table-cell>
          <table:table-cell office:value-type="float" office:value="1712009" calcext:value-type="float">
            <text:p>1712009</text:p>
          </table:table-cell>
          <table:table-cell office:value-type="string" calcext:value-type="string">
            <text:p>D7741AT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360871" calcext:value-type="float">
            <text:p>360871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360871" calcext:value-type="float">
            <text:p>360871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360871" calcext:value-type="float">
            <text:p>360871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805" calcext:value-type="float">
            <text:p>9000003092805</text:p>
          </table:table-cell>
          <table:table-cell office:value-type="float" office:value="1788591" calcext:value-type="float">
            <text:p>1788591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360871" calcext:value-type="float">
            <text:p>360871</text:p>
          </table:table-cell>
          <table:table-cell office:value-type="string" calcext:value-type="string">
            <text:p>C</text:p>
          </table:table-cell>
          <table:table-cell office:value-type="float" office:value="1803720" calcext:value-type="float">
            <text:p>1803720</text:p>
          </table:table-cell>
          <table:table-cell office:value-type="string" calcext:value-type="string">
            <text:p>D9748AB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7569" calcext:value-type="float">
            <text:p>9000002067569</text:p>
          </table:table-cell>
          <table:table-cell office:value-type="float" office:value="1599583" calcext:value-type="float">
            <text:p>1599583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614292" calcext:value-type="float">
            <text:p>1614292</text:p>
          </table:table-cell>
          <table:table-cell office:value-type="string" calcext:value-type="string">
            <text:p>D7741AT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7787" calcext:value-type="float">
            <text:p>9000002317787</text:p>
          </table:table-cell>
          <table:table-cell office:value-type="float" office:value="1682235" calcext:value-type="float">
            <text:p>168223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697092" calcext:value-type="float">
            <text:p>1697092</text:p>
          </table:table-cell>
          <table:table-cell office:value-type="string" calcext:value-type="string">
            <text:p>E1022AE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37" calcext:value-type="float">
            <text:p>9000002394337</text:p>
          </table:table-cell>
          <table:table-cell office:value-type="float" office:value="1697125" calcext:value-type="float">
            <text:p>169712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712007" calcext:value-type="float">
            <text:p>1712007</text:p>
          </table:table-cell>
          <table:table-cell office:value-type="string" calcext:value-type="string">
            <text:p>D7741AT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75" calcext:value-type="float">
            <text:p>9000002394375</text:p>
          </table:table-cell>
          <table:table-cell office:value-type="float" office:value="1697129" calcext:value-type="float">
            <text:p>169712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712011" calcext:value-type="float">
            <text:p>1712011</text:p>
          </table:table-cell>
          <table:table-cell office:value-type="string" calcext:value-type="string">
            <text:p>D7741ATX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10" calcext:value-type="float">
            <text:p>9000003118710</text:p>
          </table:table-cell>
          <table:table-cell office:value-type="float" office:value="1794683" calcext:value-type="float">
            <text:p>1794683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809810" calcext:value-type="float">
            <text:p>1809810</text:p>
          </table:table-cell>
          <table:table-cell office:value-type="string" calcext:value-type="string">
            <text:p>E2150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56375" calcext:value-type="float">
            <text:p>9000003256375</text:p>
          </table:table-cell>
          <table:table-cell office:value-type="float" office:value="1819289" calcext:value-type="float">
            <text:p>181928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60879" calcext:value-type="float">
            <text:p>360879</text:p>
          </table:table-cell>
          <table:table-cell office:value-type="string" calcext:value-type="string">
            <text:p>C</text:p>
          </table:table-cell>
          <table:table-cell office:value-type="float" office:value="1834483" calcext:value-type="float">
            <text:p>1834483</text:p>
          </table:table-cell>
          <table:table-cell office:value-type="string" calcext:value-type="string">
            <text:p>D9200SS93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360901" calcext:value-type="float">
            <text:p>360901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360901" calcext:value-type="float">
            <text:p>360901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360901" calcext:value-type="float">
            <text:p>360901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74948" calcext:value-type="float">
            <text:p>9000003074948</text:p>
          </table:table-cell>
          <table:table-cell office:value-type="float" office:value="1785214" calcext:value-type="float">
            <text:p>1785214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360901" calcext:value-type="float">
            <text:p>360901</text:p>
          </table:table-cell>
          <table:table-cell office:value-type="string" calcext:value-type="string">
            <text:p>C</text:p>
          </table:table-cell>
          <table:table-cell office:value-type="float" office:value="1800285" calcext:value-type="float">
            <text:p>1800285</text:p>
          </table:table-cell>
          <table:table-cell office:value-type="string" calcext:value-type="string">
            <text:p>E0332XLG5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713" calcext:value-type="float">
            <text:p>9000003092713</text:p>
          </table:table-cell>
          <table:table-cell office:value-type="float" office:value="1788582" calcext:value-type="float">
            <text:p>178858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360901" calcext:value-type="float">
            <text:p>360901</text:p>
          </table:table-cell>
          <table:table-cell office:value-type="string" calcext:value-type="string">
            <text:p>C</text:p>
          </table:table-cell>
          <table:table-cell office:value-type="float" office:value="1803711" calcext:value-type="float">
            <text:p>1803711</text:p>
          </table:table-cell>
          <table:table-cell office:value-type="string" calcext:value-type="string">
            <text:p>D9748A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5700" calcext:value-type="float">
            <text:p>9000003205700</text:p>
          </table:table-cell>
          <table:table-cell office:value-type="float" office:value="1809532" calcext:value-type="float">
            <text:p>180953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360901" calcext:value-type="float">
            <text:p>360901</text:p>
          </table:table-cell>
          <table:table-cell office:value-type="string" calcext:value-type="string">
            <text:p>C</text:p>
          </table:table-cell>
          <table:table-cell office:value-type="float" office:value="1824712" calcext:value-type="float">
            <text:p>1824712</text:p>
          </table:table-cell>
          <table:table-cell office:value-type="string" calcext:value-type="string">
            <text:p>E2178SE9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5793" calcext:value-type="float">
            <text:p>9000003205793</text:p>
          </table:table-cell>
          <table:table-cell office:value-type="float" office:value="1809541" calcext:value-type="float">
            <text:p>1809541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360901" calcext:value-type="float">
            <text:p>360901</text:p>
          </table:table-cell>
          <table:table-cell office:value-type="string" calcext:value-type="string">
            <text:p>C</text:p>
          </table:table-cell>
          <table:table-cell office:value-type="float" office:value="1824721" calcext:value-type="float">
            <text:p>1824721</text:p>
          </table:table-cell>
          <table:table-cell office:value-type="string" calcext:value-type="string">
            <text:p>E2179XXL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360901" calcext:value-type="float">
            <text:p>360901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0351" calcext:value-type="float">
            <text:p>9000003230351</text:p>
          </table:table-cell>
          <table:table-cell office:value-type="float" office:value="1813364" calcext:value-type="float">
            <text:p>1813364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360901" calcext:value-type="float">
            <text:p>360901</text:p>
          </table:table-cell>
          <table:table-cell office:value-type="string" calcext:value-type="string">
            <text:p>C</text:p>
          </table:table-cell>
          <table:table-cell office:value-type="float" office:value="1828546" calcext:value-type="float">
            <text:p>1828546</text:p>
          </table:table-cell>
          <table:table-cell office:value-type="string" calcext:value-type="string">
            <text:p>D7741XSB0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0255" calcext:value-type="float">
            <text:p>9000002140255</text:p>
          </table:table-cell>
          <table:table-cell office:value-type="float" office:value="1624508" calcext:value-type="float">
            <text:p>1624508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639278" calcext:value-type="float">
            <text:p>1639278</text:p>
          </table:table-cell>
          <table:table-cell office:value-type="string" calcext:value-type="string">
            <text:p>D7006AD3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6703" calcext:value-type="float">
            <text:p>9000002256703</text:p>
          </table:table-cell>
          <table:table-cell office:value-type="float" office:value="1663012" calcext:value-type="float">
            <text:p>166301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677811" calcext:value-type="float">
            <text:p>1677811</text:p>
          </table:table-cell>
          <table:table-cell office:value-type="string" calcext:value-type="string">
            <text:p>E0332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190" calcext:value-type="float">
            <text:p>9000002995190</text:p>
          </table:table-cell>
          <table:table-cell office:value-type="float" office:value="1765902" calcext:value-type="float">
            <text:p>176590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780804" calcext:value-type="float">
            <text:p>1780804</text:p>
          </table:table-cell>
          <table:table-cell office:value-type="string" calcext:value-type="string">
            <text:p>D7716AA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360931" calcext:value-type="float">
            <text:p>360931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08" calcext:value-type="float">
            <text:p>108</text:p>
          </table:table-cell>
          <table:table-cell office:value-type="float" office:value="360987" calcext:value-type="float">
            <text:p>360987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4462" calcext:value-type="float">
            <text:p>9000003024462</text:p>
          </table:table-cell>
          <table:table-cell office:value-type="float" office:value="1774155" calcext:value-type="float">
            <text:p>177415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08" calcext:value-type="float">
            <text:p>108</text:p>
          </table:table-cell>
          <table:table-cell office:value-type="float" office:value="360987" calcext:value-type="float">
            <text:p>360987</text:p>
          </table:table-cell>
          <table:table-cell office:value-type="string" calcext:value-type="string">
            <text:p>C</text:p>
          </table:table-cell>
          <table:table-cell office:value-type="float" office:value="1789190" calcext:value-type="float">
            <text:p>1789190</text:p>
          </table:table-cell>
          <table:table-cell office:value-type="string" calcext:value-type="string">
            <text:p>E1656AA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60439" calcext:value-type="float">
            <text:p>9000003060439</text:p>
          </table:table-cell>
          <table:table-cell office:value-type="float" office:value="1781649" calcext:value-type="float">
            <text:p>178164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08" calcext:value-type="float">
            <text:p>108</text:p>
          </table:table-cell>
          <table:table-cell office:value-type="float" office:value="360987" calcext:value-type="float">
            <text:p>360987</text:p>
          </table:table-cell>
          <table:table-cell office:value-type="string" calcext:value-type="string">
            <text:p>C</text:p>
          </table:table-cell>
          <table:table-cell office:value-type="float" office:value="1796709" calcext:value-type="float">
            <text:p>1796709</text:p>
          </table:table-cell>
          <table:table-cell office:value-type="string" calcext:value-type="string">
            <text:p>E18165/6V7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74948" calcext:value-type="float">
            <text:p>9000003074948</text:p>
          </table:table-cell>
          <table:table-cell office:value-type="float" office:value="1785214" calcext:value-type="float">
            <text:p>1785214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08" calcext:value-type="float">
            <text:p>108</text:p>
          </table:table-cell>
          <table:table-cell office:value-type="float" office:value="360987" calcext:value-type="float">
            <text:p>360987</text:p>
          </table:table-cell>
          <table:table-cell office:value-type="string" calcext:value-type="string">
            <text:p>C</text:p>
          </table:table-cell>
          <table:table-cell office:value-type="float" office:value="1800285" calcext:value-type="float">
            <text:p>1800285</text:p>
          </table:table-cell>
          <table:table-cell office:value-type="string" calcext:value-type="string">
            <text:p>E0332XLG5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08" calcext:value-type="float">
            <text:p>108</text:p>
          </table:table-cell>
          <table:table-cell office:value-type="float" office:value="360987" calcext:value-type="float">
            <text:p>360987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8999" calcext:value-type="float">
            <text:p>9000003238999</text:p>
          </table:table-cell>
          <table:table-cell office:value-type="float" office:value="1815491" calcext:value-type="float">
            <text:p>1815491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08" calcext:value-type="float">
            <text:p>108</text:p>
          </table:table-cell>
          <table:table-cell office:value-type="float" office:value="360987" calcext:value-type="float">
            <text:p>360987</text:p>
          </table:table-cell>
          <table:table-cell office:value-type="string" calcext:value-type="string">
            <text:p>C</text:p>
          </table:table-cell>
          <table:table-cell office:value-type="float" office:value="1830679" calcext:value-type="float">
            <text:p>1830679</text:p>
          </table:table-cell>
          <table:table-cell office:value-type="string" calcext:value-type="string">
            <text:p>E2063MG5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10" calcext:value-type="float">
            <text:p>9000003118710</text:p>
          </table:table-cell>
          <table:table-cell office:value-type="float" office:value="1794683" calcext:value-type="float">
            <text:p>1794683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809810" calcext:value-type="float">
            <text:p>1809810</text:p>
          </table:table-cell>
          <table:table-cell office:value-type="string" calcext:value-type="string">
            <text:p>E2150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360993" calcext:value-type="float">
            <text:p>360993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4" calcext:value-type="float">
            <text:p>44482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  <table:table-cell office:value-type="float" office:value="360995" calcext:value-type="float">
            <text:p>360995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360777" calcext:value-type="float">
            <text:p>360777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360777" calcext:value-type="float">
            <text:p>360777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360777" calcext:value-type="float">
            <text:p>360777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360777" calcext:value-type="float">
            <text:p>360777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360777" calcext:value-type="float">
            <text:p>360777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360777" calcext:value-type="float">
            <text:p>360777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360777" calcext:value-type="float">
            <text:p>360777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360777" calcext:value-type="float">
            <text:p>360777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55473" calcext:value-type="float">
            <text:p>9000003055473</text:p>
          </table:table-cell>
          <table:table-cell office:value-type="float" office:value="1780050" calcext:value-type="float">
            <text:p>178005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360777" calcext:value-type="float">
            <text:p>360777</text:p>
          </table:table-cell>
          <table:table-cell office:value-type="string" calcext:value-type="string">
            <text:p>C</text:p>
          </table:table-cell>
          <table:table-cell office:value-type="float" office:value="1795101" calcext:value-type="float">
            <text:p>1795101</text:p>
          </table:table-cell>
          <table:table-cell office:value-type="string" calcext:value-type="string">
            <text:p>E0930AA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360801" calcext:value-type="float">
            <text:p>360801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360801" calcext:value-type="float">
            <text:p>360801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9852" calcext:value-type="float">
            <text:p>9000002149852</text:p>
          </table:table-cell>
          <table:table-cell office:value-type="float" office:value="1626884" calcext:value-type="float">
            <text:p>1626884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360801" calcext:value-type="float">
            <text:p>360801</text:p>
          </table:table-cell>
          <table:table-cell office:value-type="string" calcext:value-type="string">
            <text:p>C</text:p>
          </table:table-cell>
          <table:table-cell office:value-type="float" office:value="1641651" calcext:value-type="float">
            <text:p>1641651</text:p>
          </table:table-cell>
          <table:table-cell office:value-type="string" calcext:value-type="string">
            <text:p>D8063AB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360801" calcext:value-type="float">
            <text:p>360801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360801" calcext:value-type="float">
            <text:p>360801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360801" calcext:value-type="float">
            <text:p>360801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20" calcext:value-type="float">
            <text:p>9000002394320</text:p>
          </table:table-cell>
          <table:table-cell office:value-type="float" office:value="1697124" calcext:value-type="float">
            <text:p>1697124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360801" calcext:value-type="float">
            <text:p>360801</text:p>
          </table:table-cell>
          <table:table-cell office:value-type="string" calcext:value-type="string">
            <text:p>C</text:p>
          </table:table-cell>
          <table:table-cell office:value-type="float" office:value="1712006" calcext:value-type="float">
            <text:p>1712006</text:p>
          </table:table-cell>
          <table:table-cell office:value-type="string" calcext:value-type="string">
            <text:p>D7741AT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2359" calcext:value-type="float">
            <text:p>9000002202359</text:p>
          </table:table-cell>
          <table:table-cell office:value-type="float" office:value="1637542" calcext:value-type="float">
            <text:p>163754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652294" calcext:value-type="float">
            <text:p>1652294</text:p>
          </table:table-cell>
          <table:table-cell office:value-type="string" calcext:value-type="string">
            <text:p>D7627AA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20" calcext:value-type="float">
            <text:p>9000002394320</text:p>
          </table:table-cell>
          <table:table-cell office:value-type="float" office:value="1697124" calcext:value-type="float">
            <text:p>1697124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360819" calcext:value-type="float">
            <text:p>360819</text:p>
          </table:table-cell>
          <table:table-cell office:value-type="string" calcext:value-type="string">
            <text:p>C</text:p>
          </table:table-cell>
          <table:table-cell office:value-type="float" office:value="1712006" calcext:value-type="float">
            <text:p>1712006</text:p>
          </table:table-cell>
          <table:table-cell office:value-type="string" calcext:value-type="string">
            <text:p>D7741AT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office:value-type="float" office:value="360863" calcext:value-type="float">
            <text:p>360863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06" calcext:value-type="float">
            <text:p>9000002995206</text:p>
          </table:table-cell>
          <table:table-cell office:value-type="float" office:value="1765903" calcext:value-type="float">
            <text:p>1765903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780805" calcext:value-type="float">
            <text:p>1780805</text:p>
          </table:table-cell>
          <table:table-cell office:value-type="string" calcext:value-type="string">
            <text:p>D7716AD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360867" calcext:value-type="float">
            <text:p>360867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360878" calcext:value-type="float">
            <text:p>360878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360878" calcext:value-type="float">
            <text:p>360878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138" calcext:value-type="float">
            <text:p>9000002995138</text:p>
          </table:table-cell>
          <table:table-cell office:value-type="float" office:value="1765896" calcext:value-type="float">
            <text:p>1765896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360878" calcext:value-type="float">
            <text:p>360878</text:p>
          </table:table-cell>
          <table:table-cell office:value-type="string" calcext:value-type="string">
            <text:p>C</text:p>
          </table:table-cell>
          <table:table-cell office:value-type="float" office:value="1780798" calcext:value-type="float">
            <text:p>1780798</text:p>
          </table:table-cell>
          <table:table-cell office:value-type="string" calcext:value-type="string">
            <text:p>D7716AA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360878" calcext:value-type="float">
            <text:p>360878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360878" calcext:value-type="float">
            <text:p>360878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360878" calcext:value-type="float">
            <text:p>360878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360878" calcext:value-type="float">
            <text:p>360878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56412" calcext:value-type="float">
            <text:p>9000003256412</text:p>
          </table:table-cell>
          <table:table-cell office:value-type="float" office:value="1819293" calcext:value-type="float">
            <text:p>1819293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360878" calcext:value-type="float">
            <text:p>360878</text:p>
          </table:table-cell>
          <table:table-cell office:value-type="string" calcext:value-type="string">
            <text:p>C</text:p>
          </table:table-cell>
          <table:table-cell office:value-type="float" office:value="1834487" calcext:value-type="float">
            <text:p>1834487</text:p>
          </table:table-cell>
          <table:table-cell office:value-type="string" calcext:value-type="string">
            <text:p>D9200XXLS9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360878" calcext:value-type="float">
            <text:p>360878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360919" calcext:value-type="float">
            <text:p>360919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360919" calcext:value-type="float">
            <text:p>360919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360919" calcext:value-type="float">
            <text:p>360919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360919" calcext:value-type="float">
            <text:p>360919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91918" calcext:value-type="float">
            <text:p>9000003291918</text:p>
          </table:table-cell>
          <table:table-cell office:value-type="float" office:value="1833700" calcext:value-type="float">
            <text:p>183370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360919" calcext:value-type="float">
            <text:p>360919</text:p>
          </table:table-cell>
          <table:table-cell office:value-type="string" calcext:value-type="string">
            <text:p>C</text:p>
          </table:table-cell>
          <table:table-cell office:value-type="float" office:value="1848942" calcext:value-type="float">
            <text:p>1848942</text:p>
          </table:table-cell>
          <table:table-cell office:value-type="string" calcext:value-type="string">
            <text:p>E2539XL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5" calcext:value-type="float">
            <text:p>44482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89786" calcext:value-type="float">
            <text:p>9000003289786</text:p>
          </table:table-cell>
          <table:table-cell office:value-type="float" office:value="1832859" calcext:value-type="float">
            <text:p>1832859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115" calcext:value-type="float">
            <text:p>115</text:p>
          </table:table-cell>
          <table:table-cell office:value-type="float" office:value="361001" calcext:value-type="float">
            <text:p>361001</text:p>
          </table:table-cell>
          <table:table-cell office:value-type="string" calcext:value-type="string">
            <text:p>C</text:p>
          </table:table-cell>
          <table:table-cell office:value-type="float" office:value="1848110" calcext:value-type="float">
            <text:p>1848110</text:p>
          </table:table-cell>
          <table:table-cell office:value-type="string" calcext:value-type="string">
            <text:p>E2156LRE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360845" calcext:value-type="float">
            <text:p>360845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360845" calcext:value-type="float">
            <text:p>360845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360845" calcext:value-type="float">
            <text:p>360845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26432" calcext:value-type="float">
            <text:p>9000003126432</text:p>
          </table:table-cell>
          <table:table-cell office:value-type="float" office:value="1797017" calcext:value-type="float">
            <text:p>179701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360845" calcext:value-type="float">
            <text:p>360845</text:p>
          </table:table-cell>
          <table:table-cell office:value-type="string" calcext:value-type="string">
            <text:p>C</text:p>
          </table:table-cell>
          <table:table-cell office:value-type="float" office:value="1812153" calcext:value-type="float">
            <text:p>1812153</text:p>
          </table:table-cell>
          <table:table-cell office:value-type="string" calcext:value-type="string">
            <text:p>E140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52616" calcext:value-type="float">
            <text:p>9000002152616</text:p>
          </table:table-cell>
          <table:table-cell office:value-type="float" office:value="1627819" calcext:value-type="float">
            <text:p>162781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642587" calcext:value-type="float">
            <text:p>1642587</text:p>
          </table:table-cell>
          <table:table-cell office:value-type="string" calcext:value-type="string">
            <text:p>D7241A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775" calcext:value-type="float">
            <text:p>9000003092775</text:p>
          </table:table-cell>
          <table:table-cell office:value-type="float" office:value="1788588" calcext:value-type="float">
            <text:p>178858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office:value-type="float" office:value="360915" calcext:value-type="float">
            <text:p>360915</text:p>
          </table:table-cell>
          <table:table-cell office:value-type="string" calcext:value-type="string">
            <text:p>C</text:p>
          </table:table-cell>
          <table:table-cell office:value-type="float" office:value="1803717" calcext:value-type="float">
            <text:p>1803717</text:p>
          </table:table-cell>
          <table:table-cell office:value-type="string" calcext:value-type="string">
            <text:p>D9748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7954" calcext:value-type="float">
            <text:p>9000003097954</text:p>
          </table:table-cell>
          <table:table-cell office:value-type="float" office:value="1789621" calcext:value-type="float">
            <text:p>1789621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804744" calcext:value-type="float">
            <text:p>1804744</text:p>
          </table:table-cell>
          <table:table-cell office:value-type="string" calcext:value-type="string">
            <text:p>E215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89762" calcext:value-type="float">
            <text:p>9000003289762</text:p>
          </table:table-cell>
          <table:table-cell office:value-type="float" office:value="1832857" calcext:value-type="float">
            <text:p>183285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79" calcext:value-type="float">
            <text:p>79</text:p>
          </table:table-cell>
          <table:table-cell office:value-type="float" office:value="360929" calcext:value-type="float">
            <text:p>360929</text:p>
          </table:table-cell>
          <table:table-cell office:value-type="string" calcext:value-type="string">
            <text:p>C</text:p>
          </table:table-cell>
          <table:table-cell office:value-type="float" office:value="1848108" calcext:value-type="float">
            <text:p>1848108</text:p>
          </table:table-cell>
          <table:table-cell office:value-type="string" calcext:value-type="string">
            <text:p>E2156SRE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58267" calcext:value-type="float">
            <text:p>9000002158267</text:p>
          </table:table-cell>
          <table:table-cell office:value-type="float" office:value="1628869" calcext:value-type="float">
            <text:p>162886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43641" calcext:value-type="float">
            <text:p>1643641</text:p>
          </table:table-cell>
          <table:table-cell office:value-type="string" calcext:value-type="string">
            <text:p>D6794XX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2083" calcext:value-type="float">
            <text:p>9000002992083</text:p>
          </table:table-cell>
          <table:table-cell office:value-type="float" office:value="1765447" calcext:value-type="float">
            <text:p>176544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780349" calcext:value-type="float">
            <text:p>1780349</text:p>
          </table:table-cell>
          <table:table-cell office:value-type="string" calcext:value-type="string">
            <text:p>D7714AB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2670" calcext:value-type="float">
            <text:p>9000002992670</text:p>
          </table:table-cell>
          <table:table-cell office:value-type="float" office:value="1765506" calcext:value-type="float">
            <text:p>1765506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780408" calcext:value-type="float">
            <text:p>1780408</text:p>
          </table:table-cell>
          <table:table-cell office:value-type="string" calcext:value-type="string">
            <text:p>D7714AA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60935" calcext:value-type="float">
            <text:p>360935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  <table:table-cell office:value-type="float" office:value="360940" calcext:value-type="float">
            <text:p>360940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138" calcext:value-type="float">
            <text:p>9000002995138</text:p>
          </table:table-cell>
          <table:table-cell office:value-type="float" office:value="1765896" calcext:value-type="float">
            <text:p>1765896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  <table:table-cell office:value-type="float" office:value="360940" calcext:value-type="float">
            <text:p>360940</text:p>
          </table:table-cell>
          <table:table-cell office:value-type="string" calcext:value-type="string">
            <text:p>C</text:p>
          </table:table-cell>
          <table:table-cell office:value-type="float" office:value="1780798" calcext:value-type="float">
            <text:p>1780798</text:p>
          </table:table-cell>
          <table:table-cell office:value-type="string" calcext:value-type="string">
            <text:p>D7716AA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  <table:table-cell office:value-type="float" office:value="360940" calcext:value-type="float">
            <text:p>360940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89779" calcext:value-type="float">
            <text:p>9000003289779</text:p>
          </table:table-cell>
          <table:table-cell office:value-type="float" office:value="1832858" calcext:value-type="float">
            <text:p>183285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  <table:table-cell office:value-type="float" office:value="360940" calcext:value-type="float">
            <text:p>360940</text:p>
          </table:table-cell>
          <table:table-cell office:value-type="string" calcext:value-type="string">
            <text:p>C</text:p>
          </table:table-cell>
          <table:table-cell office:value-type="float" office:value="1848109" calcext:value-type="float">
            <text:p>1848109</text:p>
          </table:table-cell>
          <table:table-cell office:value-type="string" calcext:value-type="string">
            <text:p>E2156MRE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04" calcext:value-type="float">
            <text:p>104</text:p>
          </table:table-cell>
          <table:table-cell office:value-type="float" office:value="360979" calcext:value-type="float">
            <text:p>360979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7569" calcext:value-type="float">
            <text:p>9000002067569</text:p>
          </table:table-cell>
          <table:table-cell office:value-type="float" office:value="1599583" calcext:value-type="float">
            <text:p>1599583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14292" calcext:value-type="float">
            <text:p>1614292</text:p>
          </table:table-cell>
          <table:table-cell office:value-type="string" calcext:value-type="string">
            <text:p>D7741AT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82" calcext:value-type="float">
            <text:p>9000002394382</text:p>
          </table:table-cell>
          <table:table-cell office:value-type="float" office:value="1697130" calcext:value-type="float">
            <text:p>1697130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24" calcext:value-type="float">
            <text:p>124</text:p>
          </table:table-cell>
          <table:table-cell office:value-type="float" office:value="361019" calcext:value-type="float">
            <text:p>361019</text:p>
          </table:table-cell>
          <table:table-cell office:value-type="string" calcext:value-type="string">
            <text:p>C</text:p>
          </table:table-cell>
          <table:table-cell office:value-type="float" office:value="1712012" calcext:value-type="float">
            <text:p>1712012</text:p>
          </table:table-cell>
          <table:table-cell office:value-type="string" calcext:value-type="string">
            <text:p>D7741AT3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36" calcext:value-type="float">
            <text:p>136</text:p>
          </table:table-cell>
          <table:table-cell office:value-type="float" office:value="361043" calcext:value-type="float">
            <text:p>361043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36" calcext:value-type="float">
            <text:p>136</text:p>
          </table:table-cell>
          <table:table-cell office:value-type="float" office:value="361043" calcext:value-type="float">
            <text:p>361043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 office:value-type="float" office:value="361055" calcext:value-type="float">
            <text:p>361055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 office:value-type="float" office:value="361055" calcext:value-type="float">
            <text:p>361055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 office:value-type="float" office:value="361055" calcext:value-type="float">
            <text:p>361055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6" calcext:value-type="float">
            <text:p>44482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 office:value-type="float" office:value="361055" calcext:value-type="float">
            <text:p>361055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60761" calcext:value-type="float">
            <text:p>360761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4460" calcext:value-type="float">
            <text:p>9000002054460</text:p>
          </table:table-cell>
          <table:table-cell office:value-type="float" office:value="1591900" calcext:value-type="float">
            <text:p>1591900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60761" calcext:value-type="float">
            <text:p>360761</text:p>
          </table:table-cell>
          <table:table-cell office:value-type="string" calcext:value-type="string">
            <text:p>C</text:p>
          </table:table-cell>
          <table:table-cell office:value-type="float" office:value="1606592" calcext:value-type="float">
            <text:p>1606592</text:p>
          </table:table-cell>
          <table:table-cell office:value-type="string" calcext:value-type="string">
            <text:p>D7404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60761" calcext:value-type="float">
            <text:p>360761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60761" calcext:value-type="float">
            <text:p>360761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60761" calcext:value-type="float">
            <text:p>360761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60761" calcext:value-type="float">
            <text:p>360761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13" calcext:value-type="float">
            <text:p>9000002995213</text:p>
          </table:table-cell>
          <table:table-cell office:value-type="float" office:value="1765904" calcext:value-type="float">
            <text:p>176590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60761" calcext:value-type="float">
            <text:p>360761</text:p>
          </table:table-cell>
          <table:table-cell office:value-type="string" calcext:value-type="string">
            <text:p>C</text:p>
          </table:table-cell>
          <table:table-cell office:value-type="float" office:value="1780806" calcext:value-type="float">
            <text:p>1780806</text:p>
          </table:table-cell>
          <table:table-cell office:value-type="string" calcext:value-type="string">
            <text:p>D7716AD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75" calcext:value-type="float">
            <text:p>9000002995275</text:p>
          </table:table-cell>
          <table:table-cell office:value-type="float" office:value="1765912" calcext:value-type="float">
            <text:p>176591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60761" calcext:value-type="float">
            <text:p>360761</text:p>
          </table:table-cell>
          <table:table-cell office:value-type="string" calcext:value-type="string">
            <text:p>C</text:p>
          </table:table-cell>
          <table:table-cell office:value-type="float" office:value="1780814" calcext:value-type="float">
            <text:p>1780814</text:p>
          </table:table-cell>
          <table:table-cell office:value-type="string" calcext:value-type="string">
            <text:p>D7716AC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55473" calcext:value-type="float">
            <text:p>9000003055473</text:p>
          </table:table-cell>
          <table:table-cell office:value-type="float" office:value="1780050" calcext:value-type="float">
            <text:p>1780050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60761" calcext:value-type="float">
            <text:p>360761</text:p>
          </table:table-cell>
          <table:table-cell office:value-type="string" calcext:value-type="string">
            <text:p>C</text:p>
          </table:table-cell>
          <table:table-cell office:value-type="float" office:value="1795101" calcext:value-type="float">
            <text:p>1795101</text:p>
          </table:table-cell>
          <table:table-cell office:value-type="string" calcext:value-type="string">
            <text:p>E0930AA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360767" calcext:value-type="float">
            <text:p>360767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1988" calcext:value-type="float">
            <text:p>9000002051988</text:p>
          </table:table-cell>
          <table:table-cell office:value-type="float" office:value="1590186" calcext:value-type="float">
            <text:p>159018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360767" calcext:value-type="float">
            <text:p>360767</text:p>
          </table:table-cell>
          <table:table-cell office:value-type="string" calcext:value-type="string">
            <text:p>C</text:p>
          </table:table-cell>
          <table:table-cell office:value-type="float" office:value="1604877" calcext:value-type="float">
            <text:p>1604877</text:p>
          </table:table-cell>
          <table:table-cell office:value-type="string" calcext:value-type="string">
            <text:p>D7007A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360767" calcext:value-type="float">
            <text:p>360767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360767" calcext:value-type="float">
            <text:p>360767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360767" calcext:value-type="float">
            <text:p>360767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360767" calcext:value-type="float">
            <text:p>360767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360767" calcext:value-type="float">
            <text:p>360767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360767" calcext:value-type="float">
            <text:p>360767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4493" calcext:value-type="float">
            <text:p>9000003024493</text:p>
          </table:table-cell>
          <table:table-cell office:value-type="float" office:value="1774158" calcext:value-type="float">
            <text:p>177415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360767" calcext:value-type="float">
            <text:p>360767</text:p>
          </table:table-cell>
          <table:table-cell office:value-type="string" calcext:value-type="string">
            <text:p>C</text:p>
          </table:table-cell>
          <table:table-cell office:value-type="float" office:value="1789193" calcext:value-type="float">
            <text:p>1789193</text:p>
          </table:table-cell>
          <table:table-cell office:value-type="string" calcext:value-type="string">
            <text:p>E1656AA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577182" calcext:value-type="float">
            <text:p>9000001577182</text:p>
          </table:table-cell>
          <table:table-cell office:value-type="float" office:value="1287366" calcext:value-type="float">
            <text:p>128736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301624" calcext:value-type="float">
            <text:p>1301624</text:p>
          </table:table-cell>
          <table:table-cell office:value-type="string" calcext:value-type="string">
            <text:p>C9518A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581134" calcext:value-type="float">
            <text:p>9000001581134</text:p>
          </table:table-cell>
          <table:table-cell office:value-type="float" office:value="1289509" calcext:value-type="float">
            <text:p>128950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303646" calcext:value-type="float">
            <text:p>1303646</text:p>
          </table:table-cell>
          <table:table-cell office:value-type="string" calcext:value-type="string">
            <text:p>C9518AA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9048" calcext:value-type="float">
            <text:p>9000002199048</text:p>
          </table:table-cell>
          <table:table-cell office:value-type="float" office:value="1636868" calcext:value-type="float">
            <text:p>163686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651605" calcext:value-type="float">
            <text:p>1651605</text:p>
          </table:table-cell>
          <table:table-cell office:value-type="string" calcext:value-type="string">
            <text:p>D8329AA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75292" calcext:value-type="float">
            <text:p>9000002275292</text:p>
          </table:table-cell>
          <table:table-cell office:value-type="float" office:value="1672006" calcext:value-type="float">
            <text:p>167200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686841" calcext:value-type="float">
            <text:p>1686841</text:p>
          </table:table-cell>
          <table:table-cell office:value-type="string" calcext:value-type="string">
            <text:p>D7586A6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20" calcext:value-type="float">
            <text:p>9000002394320</text:p>
          </table:table-cell>
          <table:table-cell office:value-type="float" office:value="1697124" calcext:value-type="float">
            <text:p>169712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712006" calcext:value-type="float">
            <text:p>1712006</text:p>
          </table:table-cell>
          <table:table-cell office:value-type="string" calcext:value-type="string">
            <text:p>D7741AT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68" calcext:value-type="float">
            <text:p>9000002394368</text:p>
          </table:table-cell>
          <table:table-cell office:value-type="float" office:value="1697128" calcext:value-type="float">
            <text:p>169712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360787" calcext:value-type="float">
            <text:p>360787</text:p>
          </table:table-cell>
          <table:table-cell office:value-type="string" calcext:value-type="string">
            <text:p>C</text:p>
          </table:table-cell>
          <table:table-cell office:value-type="float" office:value="1712010" calcext:value-type="float">
            <text:p>1712010</text:p>
          </table:table-cell>
          <table:table-cell office:value-type="string" calcext:value-type="string">
            <text:p>D7741ATX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360797" calcext:value-type="float">
            <text:p>360797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39495" calcext:value-type="float">
            <text:p>9000002139495</text:p>
          </table:table-cell>
          <table:table-cell office:value-type="float" office:value="1624419" calcext:value-type="float">
            <text:p>162441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360797" calcext:value-type="float">
            <text:p>360797</text:p>
          </table:table-cell>
          <table:table-cell office:value-type="string" calcext:value-type="string">
            <text:p>C</text:p>
          </table:table-cell>
          <table:table-cell office:value-type="float" office:value="1639189" calcext:value-type="float">
            <text:p>1639189</text:p>
          </table:table-cell>
          <table:table-cell office:value-type="string" calcext:value-type="string">
            <text:p>D7006AC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52647" calcext:value-type="float">
            <text:p>9000002152647</text:p>
          </table:table-cell>
          <table:table-cell office:value-type="float" office:value="1627822" calcext:value-type="float">
            <text:p>162782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360797" calcext:value-type="float">
            <text:p>360797</text:p>
          </table:table-cell>
          <table:table-cell office:value-type="string" calcext:value-type="string">
            <text:p>C</text:p>
          </table:table-cell>
          <table:table-cell office:value-type="float" office:value="1642590" calcext:value-type="float">
            <text:p>1642590</text:p>
          </table:table-cell>
          <table:table-cell office:value-type="string" calcext:value-type="string">
            <text:p>D7241A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360797" calcext:value-type="float">
            <text:p>360797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360797" calcext:value-type="float">
            <text:p>360797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360797" calcext:value-type="float">
            <text:p>360797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360797" calcext:value-type="float">
            <text:p>360797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7787" calcext:value-type="float">
            <text:p>9000002317787</text:p>
          </table:table-cell>
          <table:table-cell office:value-type="float" office:value="1682235" calcext:value-type="float">
            <text:p>168223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360797" calcext:value-type="float">
            <text:p>360797</text:p>
          </table:table-cell>
          <table:table-cell office:value-type="string" calcext:value-type="string">
            <text:p>C</text:p>
          </table:table-cell>
          <table:table-cell office:value-type="float" office:value="1697092" calcext:value-type="float">
            <text:p>1697092</text:p>
          </table:table-cell>
          <table:table-cell office:value-type="string" calcext:value-type="string">
            <text:p>E1022AE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360797" calcext:value-type="float">
            <text:p>360797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9009" calcext:value-type="float">
            <text:p>9000002349009</text:p>
          </table:table-cell>
          <table:table-cell office:value-type="float" office:value="1689527" calcext:value-type="float">
            <text:p>1689527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704391" calcext:value-type="float">
            <text:p>1704391</text:p>
          </table:table-cell>
          <table:table-cell office:value-type="string" calcext:value-type="string">
            <text:p>E136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1813" calcext:value-type="float">
            <text:p>9000003011813</text:p>
          </table:table-cell>
          <table:table-cell office:value-type="float" office:value="1769049" calcext:value-type="float">
            <text:p>176904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784091" calcext:value-type="float">
            <text:p>1784091</text:p>
          </table:table-cell>
          <table:table-cell office:value-type="string" calcext:value-type="string">
            <text:p>D759611/PN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57532" calcext:value-type="float">
            <text:p>9000003257532</text:p>
          </table:table-cell>
          <table:table-cell office:value-type="float" office:value="1819624" calcext:value-type="float">
            <text:p>181962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60812" calcext:value-type="float">
            <text:p>360812</text:p>
          </table:table-cell>
          <table:table-cell office:value-type="string" calcext:value-type="string">
            <text:p>C</text:p>
          </table:table-cell>
          <table:table-cell office:value-type="float" office:value="1834818" calcext:value-type="float">
            <text:p>1834818</text:p>
          </table:table-cell>
          <table:table-cell office:value-type="string" calcext:value-type="string">
            <text:p>E1383ME9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574976" calcext:value-type="float">
            <text:p>9000001574976</text:p>
          </table:table-cell>
          <table:table-cell office:value-type="float" office:value="1285320" calcext:value-type="float">
            <text:p>1285320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299576" calcext:value-type="float">
            <text:p>1299576</text:p>
          </table:table-cell>
          <table:table-cell office:value-type="string" calcext:value-type="string">
            <text:p>C951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4479" calcext:value-type="float">
            <text:p>9000003024479</text:p>
          </table:table-cell>
          <table:table-cell office:value-type="float" office:value="1774156" calcext:value-type="float">
            <text:p>177415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789191" calcext:value-type="float">
            <text:p>1789191</text:p>
          </table:table-cell>
          <table:table-cell office:value-type="string" calcext:value-type="string">
            <text:p>E1656AA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office:value-type="float" office:value="360897" calcext:value-type="float">
            <text:p>360897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52" calcext:value-type="float">
            <text:p>9000002203752</text:p>
          </table:table-cell>
          <table:table-cell office:value-type="float" office:value="1637808" calcext:value-type="float">
            <text:p>163780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652560" calcext:value-type="float">
            <text:p>1652560</text:p>
          </table:table-cell>
          <table:table-cell office:value-type="string" calcext:value-type="string">
            <text:p>D7764AF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4479" calcext:value-type="float">
            <text:p>9000003024479</text:p>
          </table:table-cell>
          <table:table-cell office:value-type="float" office:value="1774156" calcext:value-type="float">
            <text:p>177415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789191" calcext:value-type="float">
            <text:p>1789191</text:p>
          </table:table-cell>
          <table:table-cell office:value-type="string" calcext:value-type="string">
            <text:p>E1656AA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8944" calcext:value-type="float">
            <text:p>9000003238944</text:p>
          </table:table-cell>
          <table:table-cell office:value-type="float" office:value="1815486" calcext:value-type="float">
            <text:p>1815486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830674" calcext:value-type="float">
            <text:p>1830674</text:p>
          </table:table-cell>
          <table:table-cell office:value-type="string" calcext:value-type="string">
            <text:p>E2063M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360903" calcext:value-type="float">
            <text:p>360903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77121" calcext:value-type="float">
            <text:p>9000002177121</text:p>
          </table:table-cell>
          <table:table-cell office:value-type="float" office:value="1632384" calcext:value-type="float">
            <text:p>163238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647102" calcext:value-type="float">
            <text:p>1647102</text:p>
          </table:table-cell>
          <table:table-cell office:value-type="string" calcext:value-type="string">
            <text:p>D7907AA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20" calcext:value-type="float">
            <text:p>9000002394320</text:p>
          </table:table-cell>
          <table:table-cell office:value-type="float" office:value="1697124" calcext:value-type="float">
            <text:p>1697124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712006" calcext:value-type="float">
            <text:p>1712006</text:p>
          </table:table-cell>
          <table:table-cell office:value-type="string" calcext:value-type="string">
            <text:p>D7741AT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31351" calcext:value-type="float">
            <text:p>9000003131351</text:p>
          </table:table-cell>
          <table:table-cell office:value-type="float" office:value="1798477" calcext:value-type="float">
            <text:p>1798477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813640" calcext:value-type="float">
            <text:p>1813640</text:p>
          </table:table-cell>
          <table:table-cell office:value-type="string" calcext:value-type="string">
            <text:p>E22007/8HB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5793" calcext:value-type="float">
            <text:p>9000003205793</text:p>
          </table:table-cell>
          <table:table-cell office:value-type="float" office:value="1809541" calcext:value-type="float">
            <text:p>1809541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360923" calcext:value-type="float">
            <text:p>360923</text:p>
          </table:table-cell>
          <table:table-cell office:value-type="string" calcext:value-type="string">
            <text:p>C</text:p>
          </table:table-cell>
          <table:table-cell office:value-type="float" office:value="1824721" calcext:value-type="float">
            <text:p>1824721</text:p>
          </table:table-cell>
          <table:table-cell office:value-type="string" calcext:value-type="string">
            <text:p>E2179XXL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7" calcext:value-type="float">
            <text:p>44482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02" calcext:value-type="float">
            <text:p>102</text:p>
          </table:table-cell>
          <table:table-cell office:value-type="float" office:value="360976" calcext:value-type="float">
            <text:p>360976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1988" calcext:value-type="float">
            <text:p>9000002051988</text:p>
          </table:table-cell>
          <table:table-cell office:value-type="float" office:value="1590186" calcext:value-type="float">
            <text:p>1590186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04877" calcext:value-type="float">
            <text:p>1604877</text:p>
          </table:table-cell>
          <table:table-cell office:value-type="string" calcext:value-type="string">
            <text:p>D7007A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4734" calcext:value-type="float">
            <text:p>9000002144734</text:p>
          </table:table-cell>
          <table:table-cell office:value-type="float" office:value="1625479" calcext:value-type="float">
            <text:p>162547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40250" calcext:value-type="float">
            <text:p>1640250</text:p>
          </table:table-cell>
          <table:table-cell office:value-type="string" calcext:value-type="string">
            <text:p>D7186AL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9130" calcext:value-type="float">
            <text:p>9000002199130</text:p>
          </table:table-cell>
          <table:table-cell office:value-type="float" office:value="1636877" calcext:value-type="float">
            <text:p>163687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51614" calcext:value-type="float">
            <text:p>1651614</text:p>
          </table:table-cell>
          <table:table-cell office:value-type="string" calcext:value-type="string">
            <text:p>D8329AB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9147" calcext:value-type="float">
            <text:p>9000002199147</text:p>
          </table:table-cell>
          <table:table-cell office:value-type="float" office:value="1636878" calcext:value-type="float">
            <text:p>163687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51615" calcext:value-type="float">
            <text:p>1651615</text:p>
          </table:table-cell>
          <table:table-cell office:value-type="string" calcext:value-type="string">
            <text:p>D8329ABX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44" calcext:value-type="float">
            <text:p>9000002394344</text:p>
          </table:table-cell>
          <table:table-cell office:value-type="float" office:value="1697126" calcext:value-type="float">
            <text:p>1697126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712008" calcext:value-type="float">
            <text:p>1712008</text:p>
          </table:table-cell>
          <table:table-cell office:value-type="string" calcext:value-type="string">
            <text:p>D7741AT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169" calcext:value-type="float">
            <text:p>9000002995169</text:p>
          </table:table-cell>
          <table:table-cell office:value-type="float" office:value="1765899" calcext:value-type="float">
            <text:p>176589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4" calcext:value-type="float">
            <text:p>34</text:p>
          </table:table-cell>
          <table:table-cell office:value-type="float" office:value="360828" calcext:value-type="float">
            <text:p>360828</text:p>
          </table:table-cell>
          <table:table-cell office:value-type="string" calcext:value-type="string">
            <text:p>C</text:p>
          </table:table-cell>
          <table:table-cell office:value-type="float" office:value="1780801" calcext:value-type="float">
            <text:p>1780801</text:p>
          </table:table-cell>
          <table:table-cell office:value-type="string" calcext:value-type="string">
            <text:p>D7716AA3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office:value-type="float" office:value="360833" calcext:value-type="float">
            <text:p>360833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4734" calcext:value-type="float">
            <text:p>9000002144734</text:p>
          </table:table-cell>
          <table:table-cell office:value-type="float" office:value="1625479" calcext:value-type="float">
            <text:p>162547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office:value-type="float" office:value="360833" calcext:value-type="float">
            <text:p>360833</text:p>
          </table:table-cell>
          <table:table-cell office:value-type="string" calcext:value-type="string">
            <text:p>C</text:p>
          </table:table-cell>
          <table:table-cell office:value-type="float" office:value="1640250" calcext:value-type="float">
            <text:p>1640250</text:p>
          </table:table-cell>
          <table:table-cell office:value-type="string" calcext:value-type="string">
            <text:p>D7186AL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4741" calcext:value-type="float">
            <text:p>9000002144741</text:p>
          </table:table-cell>
          <table:table-cell office:value-type="float" office:value="1625480" calcext:value-type="float">
            <text:p>162548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office:value-type="float" office:value="360833" calcext:value-type="float">
            <text:p>360833</text:p>
          </table:table-cell>
          <table:table-cell office:value-type="string" calcext:value-type="string">
            <text:p>C</text:p>
          </table:table-cell>
          <table:table-cell office:value-type="float" office:value="1640251" calcext:value-type="float">
            <text:p>1640251</text:p>
          </table:table-cell>
          <table:table-cell office:value-type="string" calcext:value-type="string">
            <text:p>D7186AL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office:value-type="float" office:value="360833" calcext:value-type="float">
            <text:p>360833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office:value-type="float" office:value="360833" calcext:value-type="float">
            <text:p>360833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office:value-type="float" office:value="360833" calcext:value-type="float">
            <text:p>360833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office:value-type="float" office:value="360833" calcext:value-type="float">
            <text:p>360833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office:value-type="float" office:value="360833" calcext:value-type="float">
            <text:p>360833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  <table:table-cell office:value-type="float" office:value="360843" calcext:value-type="float">
            <text:p>360843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  <table:table-cell office:value-type="float" office:value="360843" calcext:value-type="float">
            <text:p>360843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  <table:table-cell office:value-type="float" office:value="360843" calcext:value-type="float">
            <text:p>360843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  <table:table-cell office:value-type="float" office:value="360843" calcext:value-type="float">
            <text:p>360843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  <table:table-cell office:value-type="float" office:value="360843" calcext:value-type="float">
            <text:p>360843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  <table:table-cell office:value-type="float" office:value="360843" calcext:value-type="float">
            <text:p>360843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  <table:table-cell office:value-type="float" office:value="360843" calcext:value-type="float">
            <text:p>360843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  <table:table-cell office:value-type="float" office:value="360843" calcext:value-type="float">
            <text:p>360843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  <table:table-cell office:value-type="float" office:value="360843" calcext:value-type="float">
            <text:p>360843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9009" calcext:value-type="float">
            <text:p>9000002349009</text:p>
          </table:table-cell>
          <table:table-cell office:value-type="float" office:value="1689527" calcext:value-type="float">
            <text:p>168952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704391" calcext:value-type="float">
            <text:p>1704391</text:p>
          </table:table-cell>
          <table:table-cell office:value-type="string" calcext:value-type="string">
            <text:p>E1363A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546897" calcext:value-type="float">
            <text:p>9000002546897</text:p>
          </table:table-cell>
          <table:table-cell office:value-type="float" office:value="1719672" calcext:value-type="float">
            <text:p>171967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734572" calcext:value-type="float">
            <text:p>1734572</text:p>
          </table:table-cell>
          <table:table-cell office:value-type="string" calcext:value-type="string">
            <text:p>C8942XL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360853" calcext:value-type="float">
            <text:p>360853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953566" calcext:value-type="float">
            <text:p>9000001953566</text:p>
          </table:table-cell>
          <table:table-cell office:value-type="float" office:value="1554982" calcext:value-type="float">
            <text:p>155498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360883" calcext:value-type="float">
            <text:p>360883</text:p>
          </table:table-cell>
          <table:table-cell office:value-type="string" calcext:value-type="string">
            <text:p>C</text:p>
          </table:table-cell>
          <table:table-cell office:value-type="float" office:value="1569564" calcext:value-type="float">
            <text:p>1569564</text:p>
          </table:table-cell>
          <table:table-cell office:value-type="string" calcext:value-type="string">
            <text:p>D2653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360883" calcext:value-type="float">
            <text:p>360883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0255" calcext:value-type="float">
            <text:p>9000002140255</text:p>
          </table:table-cell>
          <table:table-cell office:value-type="float" office:value="1624508" calcext:value-type="float">
            <text:p>162450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360883" calcext:value-type="float">
            <text:p>360883</text:p>
          </table:table-cell>
          <table:table-cell office:value-type="string" calcext:value-type="string">
            <text:p>C</text:p>
          </table:table-cell>
          <table:table-cell office:value-type="float" office:value="1639278" calcext:value-type="float">
            <text:p>1639278</text:p>
          </table:table-cell>
          <table:table-cell office:value-type="string" calcext:value-type="string">
            <text:p>D7006AD3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360883" calcext:value-type="float">
            <text:p>360883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360883" calcext:value-type="float">
            <text:p>360883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360883" calcext:value-type="float">
            <text:p>360883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360883" calcext:value-type="float">
            <text:p>360883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360883" calcext:value-type="float">
            <text:p>360883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360883" calcext:value-type="float">
            <text:p>360883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4710" calcext:value-type="float">
            <text:p>9000002144710</text:p>
          </table:table-cell>
          <table:table-cell office:value-type="float" office:value="1625477" calcext:value-type="float">
            <text:p>162547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640248" calcext:value-type="float">
            <text:p>1640248</text:p>
          </table:table-cell>
          <table:table-cell office:value-type="string" calcext:value-type="string">
            <text:p>D7186AL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52" calcext:value-type="float">
            <text:p>9000002203752</text:p>
          </table:table-cell>
          <table:table-cell office:value-type="float" office:value="1637808" calcext:value-type="float">
            <text:p>163780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652560" calcext:value-type="float">
            <text:p>1652560</text:p>
          </table:table-cell>
          <table:table-cell office:value-type="string" calcext:value-type="string">
            <text:p>D7764AF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60895" calcext:value-type="float">
            <text:p>360895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1271" calcext:value-type="float">
            <text:p>9000003011271</text:p>
          </table:table-cell>
          <table:table-cell office:value-type="float" office:value="1768939" calcext:value-type="float">
            <text:p>1768939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783980" calcext:value-type="float">
            <text:p>1783980</text:p>
          </table:table-cell>
          <table:table-cell office:value-type="string" calcext:value-type="string">
            <text:p>D75968+YN9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9335" calcext:value-type="float">
            <text:p>9000003119335</text:p>
          </table:table-cell>
          <table:table-cell office:value-type="float" office:value="1794793" calcext:value-type="float">
            <text:p>1794793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809920" calcext:value-type="float">
            <text:p>1809920</text:p>
          </table:table-cell>
          <table:table-cell office:value-type="string" calcext:value-type="string">
            <text:p>D7739XLW8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6004" calcext:value-type="float">
            <text:p>9000003206004</text:p>
          </table:table-cell>
          <table:table-cell office:value-type="float" office:value="1809562" calcext:value-type="float">
            <text:p>1809562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 office:value-type="float" office:value="360911" calcext:value-type="float">
            <text:p>360911</text:p>
          </table:table-cell>
          <table:table-cell office:value-type="string" calcext:value-type="string">
            <text:p>C</text:p>
          </table:table-cell>
          <table:table-cell office:value-type="float" office:value="1824742" calcext:value-type="float">
            <text:p>1824742</text:p>
          </table:table-cell>
          <table:table-cell office:value-type="string" calcext:value-type="string">
            <text:p>E2190M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78" calcext:value-type="float">
            <text:p>78</text:p>
          </table:table-cell>
          <table:table-cell office:value-type="float" office:value="360927" calcext:value-type="float">
            <text:p>360927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8" calcext:value-type="float">
            <text:p>444828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105" calcext:value-type="float">
            <text:p>105</text:p>
          </table:table-cell>
          <table:table-cell office:value-type="float" office:value="360981" calcext:value-type="float">
            <text:p>360981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75292" calcext:value-type="float">
            <text:p>9000002275292</text:p>
          </table:table-cell>
          <table:table-cell office:value-type="float" office:value="1672006" calcext:value-type="float">
            <text:p>1672006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686841" calcext:value-type="float">
            <text:p>1686841</text:p>
          </table:table-cell>
          <table:table-cell office:value-type="string" calcext:value-type="string">
            <text:p>D7586A6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4516" calcext:value-type="float">
            <text:p>9000003024516</text:p>
          </table:table-cell>
          <table:table-cell office:value-type="float" office:value="1774160" calcext:value-type="float">
            <text:p>1774160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0782" calcext:value-type="float">
            <text:p>360782</text:p>
          </table:table-cell>
          <table:table-cell office:value-type="string" calcext:value-type="string">
            <text:p>C</text:p>
          </table:table-cell>
          <table:table-cell office:value-type="float" office:value="1789195" calcext:value-type="float">
            <text:p>1789195</text:p>
          </table:table-cell>
          <table:table-cell office:value-type="string" calcext:value-type="string">
            <text:p>E1656AAX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9" calcext:value-type="float">
            <text:p>19</text:p>
          </table:table-cell>
          <table:table-cell office:value-type="float" office:value="360794" calcext:value-type="float">
            <text:p>360794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9" calcext:value-type="float">
            <text:p>19</text:p>
          </table:table-cell>
          <table:table-cell office:value-type="float" office:value="360794" calcext:value-type="float">
            <text:p>360794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9" calcext:value-type="float">
            <text:p>19</text:p>
          </table:table-cell>
          <table:table-cell office:value-type="float" office:value="360794" calcext:value-type="float">
            <text:p>360794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9147" calcext:value-type="float">
            <text:p>9000002199147</text:p>
          </table:table-cell>
          <table:table-cell office:value-type="float" office:value="1636878" calcext:value-type="float">
            <text:p>163687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651615" calcext:value-type="float">
            <text:p>1651615</text:p>
          </table:table-cell>
          <table:table-cell office:value-type="string" calcext:value-type="string">
            <text:p>D8329ABX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28184" calcext:value-type="float">
            <text:p>9000003128184</text:p>
          </table:table-cell>
          <table:table-cell office:value-type="float" office:value="1797435" calcext:value-type="float">
            <text:p>179743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360847" calcext:value-type="float">
            <text:p>360847</text:p>
          </table:table-cell>
          <table:table-cell office:value-type="string" calcext:value-type="string">
            <text:p>C</text:p>
          </table:table-cell>
          <table:table-cell office:value-type="float" office:value="1812583" calcext:value-type="float">
            <text:p>1812583</text:p>
          </table:table-cell>
          <table:table-cell office:value-type="string" calcext:value-type="string">
            <text:p>E2182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683" calcext:value-type="float">
            <text:p>9000003092683</text:p>
          </table:table-cell>
          <table:table-cell office:value-type="float" office:value="1788579" calcext:value-type="float">
            <text:p>1788579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6" calcext:value-type="float">
            <text:p>46</text:p>
          </table:table-cell>
          <table:table-cell office:value-type="float" office:value="360856" calcext:value-type="float">
            <text:p>360856</text:p>
          </table:table-cell>
          <table:table-cell office:value-type="string" calcext:value-type="string">
            <text:p>C</text:p>
          </table:table-cell>
          <table:table-cell office:value-type="float" office:value="1803708" calcext:value-type="float">
            <text:p>1803708</text:p>
          </table:table-cell>
          <table:table-cell office:value-type="string" calcext:value-type="string">
            <text:p>D9748AC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6" calcext:value-type="float">
            <text:p>46</text:p>
          </table:table-cell>
          <table:table-cell office:value-type="float" office:value="360856" calcext:value-type="float">
            <text:p>360856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46" calcext:value-type="float">
            <text:p>46</text:p>
          </table:table-cell>
          <table:table-cell office:value-type="float" office:value="360856" calcext:value-type="float">
            <text:p>360856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2083" calcext:value-type="float">
            <text:p>9000002992083</text:p>
          </table:table-cell>
          <table:table-cell office:value-type="float" office:value="1765447" calcext:value-type="float">
            <text:p>1765447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780349" calcext:value-type="float">
            <text:p>1780349</text:p>
          </table:table-cell>
          <table:table-cell office:value-type="string" calcext:value-type="string">
            <text:p>D7714AB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2670" calcext:value-type="float">
            <text:p>9000002992670</text:p>
          </table:table-cell>
          <table:table-cell office:value-type="float" office:value="1765506" calcext:value-type="float">
            <text:p>1765506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780408" calcext:value-type="float">
            <text:p>1780408</text:p>
          </table:table-cell>
          <table:table-cell office:value-type="string" calcext:value-type="string">
            <text:p>D7714AA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77" calcext:value-type="float">
            <text:p>77</text:p>
          </table:table-cell>
          <table:table-cell office:value-type="float" office:value="360925" calcext:value-type="float">
            <text:p>360925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60959" calcext:value-type="float">
            <text:p>360959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52654" calcext:value-type="float">
            <text:p>9000002152654</text:p>
          </table:table-cell>
          <table:table-cell office:value-type="float" office:value="1627823" calcext:value-type="float">
            <text:p>1627823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42591" calcext:value-type="float">
            <text:p>1642591</text:p>
          </table:table-cell>
          <table:table-cell office:value-type="string" calcext:value-type="string">
            <text:p>D7241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5786" calcext:value-type="float">
            <text:p>9000003205786</text:p>
          </table:table-cell>
          <table:table-cell office:value-type="float" office:value="1809540" calcext:value-type="float">
            <text:p>1809540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360977" calcext:value-type="float">
            <text:p>360977</text:p>
          </table:table-cell>
          <table:table-cell office:value-type="string" calcext:value-type="string">
            <text:p>C</text:p>
          </table:table-cell>
          <table:table-cell office:value-type="float" office:value="1824720" calcext:value-type="float">
            <text:p>1824720</text:p>
          </table:table-cell>
          <table:table-cell office:value-type="string" calcext:value-type="string">
            <text:p>E2179XL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29" calcext:value-type="float">
            <text:p>444829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7" calcext:value-type="float">
            <text:p>107</text:p>
          </table:table-cell>
          <table:table-cell office:value-type="float" office:value="360985" calcext:value-type="float">
            <text:p>360985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37" calcext:value-type="float">
            <text:p>9000002394337</text:p>
          </table:table-cell>
          <table:table-cell office:value-type="float" office:value="1697125" calcext:value-type="float">
            <text:p>1697125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360791" calcext:value-type="float">
            <text:p>360791</text:p>
          </table:table-cell>
          <table:table-cell office:value-type="string" calcext:value-type="string">
            <text:p>C</text:p>
          </table:table-cell>
          <table:table-cell office:value-type="float" office:value="1712007" calcext:value-type="float">
            <text:p>1712007</text:p>
          </table:table-cell>
          <table:table-cell office:value-type="string" calcext:value-type="string">
            <text:p>D7741AT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360841" calcext:value-type="float">
            <text:p>360841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7569" calcext:value-type="float">
            <text:p>9000002067569</text:p>
          </table:table-cell>
          <table:table-cell office:value-type="float" office:value="1599583" calcext:value-type="float">
            <text:p>1599583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614292" calcext:value-type="float">
            <text:p>1614292</text:p>
          </table:table-cell>
          <table:table-cell office:value-type="string" calcext:value-type="string">
            <text:p>D7741AT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20" calcext:value-type="float">
            <text:p>9000002394320</text:p>
          </table:table-cell>
          <table:table-cell office:value-type="float" office:value="1697124" calcext:value-type="float">
            <text:p>1697124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712006" calcext:value-type="float">
            <text:p>1712006</text:p>
          </table:table-cell>
          <table:table-cell office:value-type="string" calcext:value-type="string">
            <text:p>D7741ATXS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44" calcext:value-type="float">
            <text:p>9000002394344</text:p>
          </table:table-cell>
          <table:table-cell office:value-type="float" office:value="1697126" calcext:value-type="float">
            <text:p>1697126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360849" calcext:value-type="float">
            <text:p>360849</text:p>
          </table:table-cell>
          <table:table-cell office:value-type="string" calcext:value-type="string">
            <text:p>C</text:p>
          </table:table-cell>
          <table:table-cell office:value-type="float" office:value="1712008" calcext:value-type="float">
            <text:p>1712008</text:p>
          </table:table-cell>
          <table:table-cell office:value-type="string" calcext:value-type="string">
            <text:p>D7741AT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0946" calcext:value-type="float">
            <text:p>9000002190946</text:p>
          </table:table-cell>
          <table:table-cell office:value-type="float" office:value="1635696" calcext:value-type="float">
            <text:p>1635696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650428" calcext:value-type="float">
            <text:p>1650428</text:p>
          </table:table-cell>
          <table:table-cell office:value-type="string" calcext:value-type="string">
            <text:p>D32254/5L34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4703" calcext:value-type="float">
            <text:p>9000003204703</text:p>
          </table:table-cell>
          <table:table-cell office:value-type="float" office:value="1809432" calcext:value-type="float">
            <text:p>180943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824612" calcext:value-type="float">
            <text:p>1824612</text:p>
          </table:table-cell>
          <table:table-cell office:value-type="string" calcext:value-type="string">
            <text:p>E03575/6LA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360870" calcext:value-type="float">
            <text:p>360870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office:value-type="float" office:value="360951" calcext:value-type="float">
            <text:p>360951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361003" calcext:value-type="float">
            <text:p>361003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1530" calcext:value-type="float">
            <text:p>9000003011530</text:p>
          </table:table-cell>
          <table:table-cell office:value-type="float" office:value="1768967" calcext:value-type="float">
            <text:p>1768967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784008" calcext:value-type="float">
            <text:p>1784008</text:p>
          </table:table-cell>
          <table:table-cell office:value-type="string" calcext:value-type="string">
            <text:p>D75965/6YM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0337" calcext:value-type="float">
            <text:p>9000003230337</text:p>
          </table:table-cell>
          <table:table-cell office:value-type="float" office:value="1813362" calcext:value-type="float">
            <text:p>181336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828544" calcext:value-type="float">
            <text:p>1828544</text:p>
          </table:table-cell>
          <table:table-cell office:value-type="string" calcext:value-type="string">
            <text:p>D7741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56405" calcext:value-type="float">
            <text:p>9000003256405</text:p>
          </table:table-cell>
          <table:table-cell office:value-type="float" office:value="1819292" calcext:value-type="float">
            <text:p>1819292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office:value-type="float" office:value="361021" calcext:value-type="float">
            <text:p>361021</text:p>
          </table:table-cell>
          <table:table-cell office:value-type="string" calcext:value-type="string">
            <text:p>C</text:p>
          </table:table-cell>
          <table:table-cell office:value-type="float" office:value="1834486" calcext:value-type="float">
            <text:p>1834486</text:p>
          </table:table-cell>
          <table:table-cell office:value-type="string" calcext:value-type="string">
            <text:p>D9200XLS9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6" calcext:value-type="float">
            <text:p>126</text:p>
          </table:table-cell>
          <table:table-cell office:value-type="float" office:value="361024" calcext:value-type="float">
            <text:p>361024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6" calcext:value-type="float">
            <text:p>126</text:p>
          </table:table-cell>
          <table:table-cell office:value-type="float" office:value="361024" calcext:value-type="float">
            <text:p>361024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6" calcext:value-type="float">
            <text:p>126</text:p>
          </table:table-cell>
          <table:table-cell office:value-type="float" office:value="361024" calcext:value-type="float">
            <text:p>361024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6" calcext:value-type="float">
            <text:p>126</text:p>
          </table:table-cell>
          <table:table-cell office:value-type="float" office:value="361024" calcext:value-type="float">
            <text:p>361024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0" calcext:value-type="float">
            <text:p>444830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26" calcext:value-type="float">
            <text:p>126</text:p>
          </table:table-cell>
          <table:table-cell office:value-type="float" office:value="361024" calcext:value-type="float">
            <text:p>361024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60758" calcext:value-type="float">
            <text:p>360758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60758" calcext:value-type="float">
            <text:p>360758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60758" calcext:value-type="float">
            <text:p>360758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60758" calcext:value-type="float">
            <text:p>360758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60758" calcext:value-type="float">
            <text:p>360758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60758" calcext:value-type="float">
            <text:p>360758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60758" calcext:value-type="float">
            <text:p>360758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37" calcext:value-type="float">
            <text:p>9000002394337</text:p>
          </table:table-cell>
          <table:table-cell office:value-type="float" office:value="1697125" calcext:value-type="float">
            <text:p>169712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60758" calcext:value-type="float">
            <text:p>360758</text:p>
          </table:table-cell>
          <table:table-cell office:value-type="string" calcext:value-type="string">
            <text:p>C</text:p>
          </table:table-cell>
          <table:table-cell office:value-type="float" office:value="1712007" calcext:value-type="float">
            <text:p>1712007</text:p>
          </table:table-cell>
          <table:table-cell office:value-type="string" calcext:value-type="string">
            <text:p>D7741AT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60773" calcext:value-type="float">
            <text:p>360773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7569" calcext:value-type="float">
            <text:p>9000002067569</text:p>
          </table:table-cell>
          <table:table-cell office:value-type="float" office:value="1599583" calcext:value-type="float">
            <text:p>1599583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60773" calcext:value-type="float">
            <text:p>360773</text:p>
          </table:table-cell>
          <table:table-cell office:value-type="string" calcext:value-type="string">
            <text:p>C</text:p>
          </table:table-cell>
          <table:table-cell office:value-type="float" office:value="1614292" calcext:value-type="float">
            <text:p>1614292</text:p>
          </table:table-cell>
          <table:table-cell office:value-type="string" calcext:value-type="string">
            <text:p>D7741AT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69515" calcext:value-type="float">
            <text:p>9000002169515</text:p>
          </table:table-cell>
          <table:table-cell office:value-type="float" office:value="1630773" calcext:value-type="float">
            <text:p>1630773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60773" calcext:value-type="float">
            <text:p>360773</text:p>
          </table:table-cell>
          <table:table-cell office:value-type="string" calcext:value-type="string">
            <text:p>C</text:p>
          </table:table-cell>
          <table:table-cell office:value-type="float" office:value="1645548" calcext:value-type="float">
            <text:p>1645548</text:p>
          </table:table-cell>
          <table:table-cell office:value-type="string" calcext:value-type="string">
            <text:p>D7272AB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60773" calcext:value-type="float">
            <text:p>360773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60773" calcext:value-type="float">
            <text:p>360773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183" calcext:value-type="float">
            <text:p>9000002995183</text:p>
          </table:table-cell>
          <table:table-cell office:value-type="float" office:value="1765901" calcext:value-type="float">
            <text:p>1765901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60773" calcext:value-type="float">
            <text:p>360773</text:p>
          </table:table-cell>
          <table:table-cell office:value-type="string" calcext:value-type="string">
            <text:p>C</text:p>
          </table:table-cell>
          <table:table-cell office:value-type="float" office:value="1780803" calcext:value-type="float">
            <text:p>1780803</text:p>
          </table:table-cell>
          <table:table-cell office:value-type="string" calcext:value-type="string">
            <text:p>D7716AD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1988" calcext:value-type="float">
            <text:p>9000002051988</text:p>
          </table:table-cell>
          <table:table-cell office:value-type="float" office:value="1590186" calcext:value-type="float">
            <text:p>159018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0" calcext:value-type="float">
            <text:p>30</text:p>
          </table:table-cell>
          <table:table-cell office:value-type="float" office:value="360817" calcext:value-type="float">
            <text:p>360817</text:p>
          </table:table-cell>
          <table:table-cell office:value-type="string" calcext:value-type="string">
            <text:p>C</text:p>
          </table:table-cell>
          <table:table-cell office:value-type="float" office:value="1604877" calcext:value-type="float">
            <text:p>1604877</text:p>
          </table:table-cell>
          <table:table-cell office:value-type="string" calcext:value-type="string">
            <text:p>D7007A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0" calcext:value-type="float">
            <text:p>30</text:p>
          </table:table-cell>
          <table:table-cell office:value-type="float" office:value="360817" calcext:value-type="float">
            <text:p>360817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0" calcext:value-type="float">
            <text:p>30</text:p>
          </table:table-cell>
          <table:table-cell office:value-type="float" office:value="360817" calcext:value-type="float">
            <text:p>360817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0" calcext:value-type="float">
            <text:p>30</text:p>
          </table:table-cell>
          <table:table-cell office:value-type="float" office:value="360817" calcext:value-type="float">
            <text:p>360817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0" calcext:value-type="float">
            <text:p>30</text:p>
          </table:table-cell>
          <table:table-cell office:value-type="float" office:value="360817" calcext:value-type="float">
            <text:p>360817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183" calcext:value-type="float">
            <text:p>9000002995183</text:p>
          </table:table-cell>
          <table:table-cell office:value-type="float" office:value="1765901" calcext:value-type="float">
            <text:p>1765901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0" calcext:value-type="float">
            <text:p>30</text:p>
          </table:table-cell>
          <table:table-cell office:value-type="float" office:value="360817" calcext:value-type="float">
            <text:p>360817</text:p>
          </table:table-cell>
          <table:table-cell office:value-type="string" calcext:value-type="string">
            <text:p>C</text:p>
          </table:table-cell>
          <table:table-cell office:value-type="float" office:value="1780803" calcext:value-type="float">
            <text:p>1780803</text:p>
          </table:table-cell>
          <table:table-cell office:value-type="string" calcext:value-type="string">
            <text:p>D7716AD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75" calcext:value-type="float">
            <text:p>9000002995275</text:p>
          </table:table-cell>
          <table:table-cell office:value-type="float" office:value="1765912" calcext:value-type="float">
            <text:p>176591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0" calcext:value-type="float">
            <text:p>30</text:p>
          </table:table-cell>
          <table:table-cell office:value-type="float" office:value="360817" calcext:value-type="float">
            <text:p>360817</text:p>
          </table:table-cell>
          <table:table-cell office:value-type="string" calcext:value-type="string">
            <text:p>C</text:p>
          </table:table-cell>
          <table:table-cell office:value-type="float" office:value="1780814" calcext:value-type="float">
            <text:p>1780814</text:p>
          </table:table-cell>
          <table:table-cell office:value-type="string" calcext:value-type="string">
            <text:p>D7716ACX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6730" calcext:value-type="float">
            <text:p>9000003116730</text:p>
          </table:table-cell>
          <table:table-cell office:value-type="float" office:value="1794324" calcext:value-type="float">
            <text:p>1794324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0" calcext:value-type="float">
            <text:p>30</text:p>
          </table:table-cell>
          <table:table-cell office:value-type="float" office:value="360817" calcext:value-type="float">
            <text:p>360817</text:p>
          </table:table-cell>
          <table:table-cell office:value-type="string" calcext:value-type="string">
            <text:p>C</text:p>
          </table:table-cell>
          <table:table-cell office:value-type="float" office:value="1809450" calcext:value-type="float">
            <text:p>1809450</text:p>
          </table:table-cell>
          <table:table-cell office:value-type="string" calcext:value-type="string">
            <text:p>E202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office:value-type="float" office:value="360835" calcext:value-type="float">
            <text:p>360835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office:value-type="float" office:value="360835" calcext:value-type="float">
            <text:p>360835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office:value-type="float" office:value="360835" calcext:value-type="float">
            <text:p>360835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7438" calcext:value-type="float">
            <text:p>9000002147438</text:p>
          </table:table-cell>
          <table:table-cell office:value-type="float" office:value="1626034" calcext:value-type="float">
            <text:p>1626034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office:value-type="float" office:value="360835" calcext:value-type="float">
            <text:p>360835</text:p>
          </table:table-cell>
          <table:table-cell office:value-type="string" calcext:value-type="string">
            <text:p>C</text:p>
          </table:table-cell>
          <table:table-cell office:value-type="float" office:value="1640801" calcext:value-type="float">
            <text:p>1640801</text:p>
          </table:table-cell>
          <table:table-cell office:value-type="string" calcext:value-type="string">
            <text:p>D7195AD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4516" calcext:value-type="float">
            <text:p>9000003024516</text:p>
          </table:table-cell>
          <table:table-cell office:value-type="float" office:value="1774160" calcext:value-type="float">
            <text:p>1774160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office:value-type="float" office:value="360835" calcext:value-type="float">
            <text:p>360835</text:p>
          </table:table-cell>
          <table:table-cell office:value-type="string" calcext:value-type="string">
            <text:p>C</text:p>
          </table:table-cell>
          <table:table-cell office:value-type="float" office:value="1789195" calcext:value-type="float">
            <text:p>1789195</text:p>
          </table:table-cell>
          <table:table-cell office:value-type="string" calcext:value-type="string">
            <text:p>E1656AAX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360859" calcext:value-type="float">
            <text:p>360859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39488" calcext:value-type="float">
            <text:p>9000002139488</text:p>
          </table:table-cell>
          <table:table-cell office:value-type="float" office:value="1624418" calcext:value-type="float">
            <text:p>162441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360859" calcext:value-type="float">
            <text:p>360859</text:p>
          </table:table-cell>
          <table:table-cell office:value-type="string" calcext:value-type="string">
            <text:p>C</text:p>
          </table:table-cell>
          <table:table-cell office:value-type="float" office:value="1639188" calcext:value-type="float">
            <text:p>1639188</text:p>
          </table:table-cell>
          <table:table-cell office:value-type="string" calcext:value-type="string">
            <text:p>D7006AB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9147" calcext:value-type="float">
            <text:p>9000002199147</text:p>
          </table:table-cell>
          <table:table-cell office:value-type="float" office:value="1636878" calcext:value-type="float">
            <text:p>163687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360859" calcext:value-type="float">
            <text:p>360859</text:p>
          </table:table-cell>
          <table:table-cell office:value-type="string" calcext:value-type="string">
            <text:p>C</text:p>
          </table:table-cell>
          <table:table-cell office:value-type="float" office:value="1651615" calcext:value-type="float">
            <text:p>1651615</text:p>
          </table:table-cell>
          <table:table-cell office:value-type="string" calcext:value-type="string">
            <text:p>D8329ABX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37" calcext:value-type="float">
            <text:p>9000002394337</text:p>
          </table:table-cell>
          <table:table-cell office:value-type="float" office:value="1697125" calcext:value-type="float">
            <text:p>169712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360859" calcext:value-type="float">
            <text:p>360859</text:p>
          </table:table-cell>
          <table:table-cell office:value-type="string" calcext:value-type="string">
            <text:p>C</text:p>
          </table:table-cell>
          <table:table-cell office:value-type="float" office:value="1712007" calcext:value-type="float">
            <text:p>1712007</text:p>
          </table:table-cell>
          <table:table-cell office:value-type="string" calcext:value-type="string">
            <text:p>D7741ATS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44" calcext:value-type="float">
            <text:p>9000002394344</text:p>
          </table:table-cell>
          <table:table-cell office:value-type="float" office:value="1697126" calcext:value-type="float">
            <text:p>169712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360859" calcext:value-type="float">
            <text:p>360859</text:p>
          </table:table-cell>
          <table:table-cell office:value-type="string" calcext:value-type="string">
            <text:p>C</text:p>
          </table:table-cell>
          <table:table-cell office:value-type="float" office:value="1712008" calcext:value-type="float">
            <text:p>1712008</text:p>
          </table:table-cell>
          <table:table-cell office:value-type="string" calcext:value-type="string">
            <text:p>D7741AT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360859" calcext:value-type="float">
            <text:p>360859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61764" calcext:value-type="float">
            <text:p>9000003061764</text:p>
          </table:table-cell>
          <table:table-cell office:value-type="float" office:value="1781798" calcext:value-type="float">
            <text:p>178179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796863" calcext:value-type="float">
            <text:p>1796863</text:p>
          </table:table-cell>
          <table:table-cell office:value-type="string" calcext:value-type="string">
            <text:p>D850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61870" calcext:value-type="float">
            <text:p>9000003061870</text:p>
          </table:table-cell>
          <table:table-cell office:value-type="float" office:value="1781826" calcext:value-type="float">
            <text:p>178182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60881" calcext:value-type="float">
            <text:p>360881</text:p>
          </table:table-cell>
          <table:table-cell office:value-type="string" calcext:value-type="string">
            <text:p>C</text:p>
          </table:table-cell>
          <table:table-cell office:value-type="float" office:value="1796885" calcext:value-type="float">
            <text:p>1796885</text:p>
          </table:table-cell>
          <table:table-cell office:value-type="string" calcext:value-type="string">
            <text:p>D8509A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691321" calcext:value-type="float">
            <text:p>9000001691321</text:p>
          </table:table-cell>
          <table:table-cell office:value-type="float" office:value="1420933" calcext:value-type="float">
            <text:p>1420933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9" calcext:value-type="float">
            <text:p>59</text:p>
          </table:table-cell>
          <table:table-cell office:value-type="float" office:value="360885" calcext:value-type="float">
            <text:p>360885</text:p>
          </table:table-cell>
          <table:table-cell office:value-type="string" calcext:value-type="string">
            <text:p>C</text:p>
          </table:table-cell>
          <table:table-cell office:value-type="float" office:value="1435280" calcext:value-type="float">
            <text:p>1435280</text:p>
          </table:table-cell>
          <table:table-cell office:value-type="string" calcext:value-type="string">
            <text:p>D265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9" calcext:value-type="float">
            <text:p>59</text:p>
          </table:table-cell>
          <table:table-cell office:value-type="float" office:value="360885" calcext:value-type="float">
            <text:p>360885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71105" calcext:value-type="float">
            <text:p>9000002171105</text:p>
          </table:table-cell>
          <table:table-cell office:value-type="float" office:value="1631078" calcext:value-type="float">
            <text:p>163107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9" calcext:value-type="float">
            <text:p>59</text:p>
          </table:table-cell>
          <table:table-cell office:value-type="float" office:value="360885" calcext:value-type="float">
            <text:p>360885</text:p>
          </table:table-cell>
          <table:table-cell office:value-type="string" calcext:value-type="string">
            <text:p>C</text:p>
          </table:table-cell>
          <table:table-cell office:value-type="float" office:value="1645825" calcext:value-type="float">
            <text:p>1645825</text:p>
          </table:table-cell>
          <table:table-cell office:value-type="string" calcext:value-type="string">
            <text:p>D7704AA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9" calcext:value-type="float">
            <text:p>59</text:p>
          </table:table-cell>
          <table:table-cell office:value-type="float" office:value="360885" calcext:value-type="float">
            <text:p>360885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59" calcext:value-type="float">
            <text:p>59</text:p>
          </table:table-cell>
          <table:table-cell office:value-type="float" office:value="360885" calcext:value-type="float">
            <text:p>360885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4727" calcext:value-type="float">
            <text:p>9000002144727</text:p>
          </table:table-cell>
          <table:table-cell office:value-type="float" office:value="1625478" calcext:value-type="float">
            <text:p>162547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3" calcext:value-type="float">
            <text:p>73</text:p>
          </table:table-cell>
          <table:table-cell office:value-type="float" office:value="360918" calcext:value-type="float">
            <text:p>360918</text:p>
          </table:table-cell>
          <table:table-cell office:value-type="string" calcext:value-type="string">
            <text:p>C</text:p>
          </table:table-cell>
          <table:table-cell office:value-type="float" office:value="1640249" calcext:value-type="float">
            <text:p>1640249</text:p>
          </table:table-cell>
          <table:table-cell office:value-type="string" calcext:value-type="string">
            <text:p>D7186AL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7476" calcext:value-type="float">
            <text:p>9000002147476</text:p>
          </table:table-cell>
          <table:table-cell office:value-type="float" office:value="1626205" calcext:value-type="float">
            <text:p>162620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3" calcext:value-type="float">
            <text:p>73</text:p>
          </table:table-cell>
          <table:table-cell office:value-type="float" office:value="360918" calcext:value-type="float">
            <text:p>360918</text:p>
          </table:table-cell>
          <table:table-cell office:value-type="string" calcext:value-type="string">
            <text:p>C</text:p>
          </table:table-cell>
          <table:table-cell office:value-type="float" office:value="1640972" calcext:value-type="float">
            <text:p>1640972</text:p>
          </table:table-cell>
          <table:table-cell office:value-type="string" calcext:value-type="string">
            <text:p>D7195AE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3" calcext:value-type="float">
            <text:p>73</text:p>
          </table:table-cell>
          <table:table-cell office:value-type="float" office:value="360918" calcext:value-type="float">
            <text:p>360918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3" calcext:value-type="float">
            <text:p>73</text:p>
          </table:table-cell>
          <table:table-cell office:value-type="float" office:value="360918" calcext:value-type="float">
            <text:p>360918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3" calcext:value-type="float">
            <text:p>73</text:p>
          </table:table-cell>
          <table:table-cell office:value-type="float" office:value="360918" calcext:value-type="float">
            <text:p>360918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3" calcext:value-type="float">
            <text:p>73</text:p>
          </table:table-cell>
          <table:table-cell office:value-type="float" office:value="360918" calcext:value-type="float">
            <text:p>360918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5" calcext:value-type="float">
            <text:p>75</text:p>
          </table:table-cell>
          <table:table-cell office:value-type="float" office:value="360921" calcext:value-type="float">
            <text:p>360921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5" calcext:value-type="float">
            <text:p>75</text:p>
          </table:table-cell>
          <table:table-cell office:value-type="float" office:value="360921" calcext:value-type="float">
            <text:p>360921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6703" calcext:value-type="float">
            <text:p>9000002256703</text:p>
          </table:table-cell>
          <table:table-cell office:value-type="float" office:value="1663012" calcext:value-type="float">
            <text:p>166301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5" calcext:value-type="float">
            <text:p>75</text:p>
          </table:table-cell>
          <table:table-cell office:value-type="float" office:value="360921" calcext:value-type="float">
            <text:p>360921</text:p>
          </table:table-cell>
          <table:table-cell office:value-type="string" calcext:value-type="string">
            <text:p>C</text:p>
          </table:table-cell>
          <table:table-cell office:value-type="float" office:value="1677811" calcext:value-type="float">
            <text:p>1677811</text:p>
          </table:table-cell>
          <table:table-cell office:value-type="string" calcext:value-type="string">
            <text:p>E0332A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4710" calcext:value-type="float">
            <text:p>9000002144710</text:p>
          </table:table-cell>
          <table:table-cell office:value-type="float" office:value="1625477" calcext:value-type="float">
            <text:p>1625477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 office:value-type="float" office:value="360938" calcext:value-type="float">
            <text:p>360938</text:p>
          </table:table-cell>
          <table:table-cell office:value-type="string" calcext:value-type="string">
            <text:p>C</text:p>
          </table:table-cell>
          <table:table-cell office:value-type="float" office:value="1640248" calcext:value-type="float">
            <text:p>1640248</text:p>
          </table:table-cell>
          <table:table-cell office:value-type="string" calcext:value-type="string">
            <text:p>D7186AL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5281" calcext:value-type="float">
            <text:p>9000002145281</text:p>
          </table:table-cell>
          <table:table-cell office:value-type="float" office:value="1625556" calcext:value-type="float">
            <text:p>162555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 office:value-type="float" office:value="360938" calcext:value-type="float">
            <text:p>360938</text:p>
          </table:table-cell>
          <table:table-cell office:value-type="string" calcext:value-type="string">
            <text:p>C</text:p>
          </table:table-cell>
          <table:table-cell office:value-type="float" office:value="1640326" calcext:value-type="float">
            <text:p>1640326</text:p>
          </table:table-cell>
          <table:table-cell office:value-type="string" calcext:value-type="string">
            <text:p>D7280AB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 office:value-type="float" office:value="360938" calcext:value-type="float">
            <text:p>360938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 office:value-type="float" office:value="360938" calcext:value-type="float">
            <text:p>360938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52" calcext:value-type="float">
            <text:p>9000002203752</text:p>
          </table:table-cell>
          <table:table-cell office:value-type="float" office:value="1637808" calcext:value-type="float">
            <text:p>163780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 office:value-type="float" office:value="360938" calcext:value-type="float">
            <text:p>360938</text:p>
          </table:table-cell>
          <table:table-cell office:value-type="string" calcext:value-type="string">
            <text:p>C</text:p>
          </table:table-cell>
          <table:table-cell office:value-type="float" office:value="1652560" calcext:value-type="float">
            <text:p>1652560</text:p>
          </table:table-cell>
          <table:table-cell office:value-type="string" calcext:value-type="string">
            <text:p>D7764AF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 office:value-type="float" office:value="360938" calcext:value-type="float">
            <text:p>360938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 office:value-type="float" office:value="360938" calcext:value-type="float">
            <text:p>360938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2670" calcext:value-type="float">
            <text:p>9000002992670</text:p>
          </table:table-cell>
          <table:table-cell office:value-type="float" office:value="1765506" calcext:value-type="float">
            <text:p>176550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 office:value-type="float" office:value="360938" calcext:value-type="float">
            <text:p>360938</text:p>
          </table:table-cell>
          <table:table-cell office:value-type="string" calcext:value-type="string">
            <text:p>C</text:p>
          </table:table-cell>
          <table:table-cell office:value-type="float" office:value="1780408" calcext:value-type="float">
            <text:p>1780408</text:p>
          </table:table-cell>
          <table:table-cell office:value-type="string" calcext:value-type="string">
            <text:p>D7714AA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3" calcext:value-type="float">
            <text:p>83</text:p>
          </table:table-cell>
          <table:table-cell office:value-type="float" office:value="360938" calcext:value-type="float">
            <text:p>360938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953566" calcext:value-type="float">
            <text:p>9000001953566</text:p>
          </table:table-cell>
          <table:table-cell office:value-type="float" office:value="1554982" calcext:value-type="float">
            <text:p>155498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569564" calcext:value-type="float">
            <text:p>1569564</text:p>
          </table:table-cell>
          <table:table-cell office:value-type="string" calcext:value-type="string">
            <text:p>D2653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65670" calcext:value-type="float">
            <text:p>9000003065670</text:p>
          </table:table-cell>
          <table:table-cell office:value-type="float" office:value="1782683" calcext:value-type="float">
            <text:p>1782683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797742" calcext:value-type="float">
            <text:p>1797742</text:p>
          </table:table-cell>
          <table:table-cell office:value-type="string" calcext:value-type="string">
            <text:p>D86728+Y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5779" calcext:value-type="float">
            <text:p>9000003205779</text:p>
          </table:table-cell>
          <table:table-cell office:value-type="float" office:value="1809539" calcext:value-type="float">
            <text:p>1809539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824719" calcext:value-type="float">
            <text:p>1824719</text:p>
          </table:table-cell>
          <table:table-cell office:value-type="string" calcext:value-type="string">
            <text:p>E2179L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0337" calcext:value-type="float">
            <text:p>9000003230337</text:p>
          </table:table-cell>
          <table:table-cell office:value-type="float" office:value="1813362" calcext:value-type="float">
            <text:p>181336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828544" calcext:value-type="float">
            <text:p>1828544</text:p>
          </table:table-cell>
          <table:table-cell office:value-type="string" calcext:value-type="string">
            <text:p>D7741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56368" calcext:value-type="float">
            <text:p>9000003256368</text:p>
          </table:table-cell>
          <table:table-cell office:value-type="float" office:value="1819288" calcext:value-type="float">
            <text:p>181928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834482" calcext:value-type="float">
            <text:p>1834482</text:p>
          </table:table-cell>
          <table:table-cell office:value-type="string" calcext:value-type="string">
            <text:p>D9200XSS9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91871" calcext:value-type="float">
            <text:p>9000003291871</text:p>
          </table:table-cell>
          <table:table-cell office:value-type="float" office:value="1833696" calcext:value-type="float">
            <text:p>1833696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C</text:p>
          </table:table-cell>
          <table:table-cell office:value-type="float" office:value="1848938" calcext:value-type="float">
            <text:p>1848938</text:p>
          </table:table-cell>
          <table:table-cell office:value-type="string" calcext:value-type="string">
            <text:p>E2539X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92" calcext:value-type="float">
            <text:p>92</text:p>
          </table:table-cell>
          <table:table-cell office:value-type="float" office:value="360955" calcext:value-type="float">
            <text:p>360955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5299" calcext:value-type="float">
            <text:p>9000002065299</text:p>
          </table:table-cell>
          <table:table-cell office:value-type="float" office:value="1598081" calcext:value-type="float">
            <text:p>1598081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99" calcext:value-type="float">
            <text:p>99</text:p>
          </table:table-cell>
          <table:table-cell office:value-type="float" office:value="360969" calcext:value-type="float">
            <text:p>360969</text:p>
          </table:table-cell>
          <table:table-cell office:value-type="string" calcext:value-type="string">
            <text:p>C</text:p>
          </table:table-cell>
          <table:table-cell office:value-type="float" office:value="1612789" calcext:value-type="float">
            <text:p>1612789</text:p>
          </table:table-cell>
          <table:table-cell office:value-type="string" calcext:value-type="string">
            <text:p>D76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361007" calcext:value-type="float">
            <text:p>361007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361007" calcext:value-type="float">
            <text:p>361007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9335" calcext:value-type="float">
            <text:p>9000003119335</text:p>
          </table:table-cell>
          <table:table-cell office:value-type="float" office:value="1794793" calcext:value-type="float">
            <text:p>1794793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361007" calcext:value-type="float">
            <text:p>361007</text:p>
          </table:table-cell>
          <table:table-cell office:value-type="string" calcext:value-type="string">
            <text:p>C</text:p>
          </table:table-cell>
          <table:table-cell office:value-type="float" office:value="1809920" calcext:value-type="float">
            <text:p>1809920</text:p>
          </table:table-cell>
          <table:table-cell office:value-type="string" calcext:value-type="string">
            <text:p>D7739XLW8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0337" calcext:value-type="float">
            <text:p>9000003230337</text:p>
          </table:table-cell>
          <table:table-cell office:value-type="float" office:value="1813362" calcext:value-type="float">
            <text:p>181336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361007" calcext:value-type="float">
            <text:p>361007</text:p>
          </table:table-cell>
          <table:table-cell office:value-type="string" calcext:value-type="string">
            <text:p>C</text:p>
          </table:table-cell>
          <table:table-cell office:value-type="float" office:value="1828544" calcext:value-type="float">
            <text:p>1828544</text:p>
          </table:table-cell>
          <table:table-cell office:value-type="string" calcext:value-type="string">
            <text:p>D7741SB01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1" calcext:value-type="float">
            <text:p>444831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57556" calcext:value-type="float">
            <text:p>9000003257556</text:p>
          </table:table-cell>
          <table:table-cell office:value-type="float" office:value="1819628" calcext:value-type="float">
            <text:p>1819628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361011" calcext:value-type="float">
            <text:p>361011</text:p>
          </table:table-cell>
          <table:table-cell office:value-type="string" calcext:value-type="string">
            <text:p>C</text:p>
          </table:table-cell>
          <table:table-cell office:value-type="float" office:value="1834822" calcext:value-type="float">
            <text:p>1834822</text:p>
          </table:table-cell>
          <table:table-cell office:value-type="string" calcext:value-type="string">
            <text:p>E1383XXLE9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1988" calcext:value-type="float">
            <text:p>9000002051988</text:p>
          </table:table-cell>
          <table:table-cell office:value-type="float" office:value="1590186" calcext:value-type="float">
            <text:p>1590186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60755" calcext:value-type="float">
            <text:p>360755</text:p>
          </table:table-cell>
          <table:table-cell office:value-type="string" calcext:value-type="string">
            <text:p>C</text:p>
          </table:table-cell>
          <table:table-cell office:value-type="float" office:value="1604877" calcext:value-type="float">
            <text:p>1604877</text:p>
          </table:table-cell>
          <table:table-cell office:value-type="string" calcext:value-type="string">
            <text:p>D7007A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7569" calcext:value-type="float">
            <text:p>9000002067569</text:p>
          </table:table-cell>
          <table:table-cell office:value-type="float" office:value="1599583" calcext:value-type="float">
            <text:p>1599583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60755" calcext:value-type="float">
            <text:p>360755</text:p>
          </table:table-cell>
          <table:table-cell office:value-type="string" calcext:value-type="string">
            <text:p>C</text:p>
          </table:table-cell>
          <table:table-cell office:value-type="float" office:value="1614292" calcext:value-type="float">
            <text:p>1614292</text:p>
          </table:table-cell>
          <table:table-cell office:value-type="string" calcext:value-type="string">
            <text:p>D7741AT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60755" calcext:value-type="float">
            <text:p>360755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60755" calcext:value-type="float">
            <text:p>360755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60755" calcext:value-type="float">
            <text:p>360755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60755" calcext:value-type="float">
            <text:p>360755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60755" calcext:value-type="float">
            <text:p>360755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20" calcext:value-type="float">
            <text:p>9000002394320</text:p>
          </table:table-cell>
          <table:table-cell office:value-type="float" office:value="1697124" calcext:value-type="float">
            <text:p>169712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60755" calcext:value-type="float">
            <text:p>360755</text:p>
          </table:table-cell>
          <table:table-cell office:value-type="string" calcext:value-type="string">
            <text:p>C</text:p>
          </table:table-cell>
          <table:table-cell office:value-type="float" office:value="1712006" calcext:value-type="float">
            <text:p>1712006</text:p>
          </table:table-cell>
          <table:table-cell office:value-type="string" calcext:value-type="string">
            <text:p>D7741AT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44" calcext:value-type="float">
            <text:p>9000002394344</text:p>
          </table:table-cell>
          <table:table-cell office:value-type="float" office:value="1697126" calcext:value-type="float">
            <text:p>1697126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60755" calcext:value-type="float">
            <text:p>360755</text:p>
          </table:table-cell>
          <table:table-cell office:value-type="string" calcext:value-type="string">
            <text:p>C</text:p>
          </table:table-cell>
          <table:table-cell office:value-type="float" office:value="1712008" calcext:value-type="float">
            <text:p>1712008</text:p>
          </table:table-cell>
          <table:table-cell office:value-type="string" calcext:value-type="string">
            <text:p>D7741AT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60765" calcext:value-type="float">
            <text:p>360765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60765" calcext:value-type="float">
            <text:p>360765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60765" calcext:value-type="float">
            <text:p>360765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60765" calcext:value-type="float">
            <text:p>360765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20" calcext:value-type="float">
            <text:p>9000002394320</text:p>
          </table:table-cell>
          <table:table-cell office:value-type="float" office:value="1697124" calcext:value-type="float">
            <text:p>169712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60765" calcext:value-type="float">
            <text:p>360765</text:p>
          </table:table-cell>
          <table:table-cell office:value-type="string" calcext:value-type="string">
            <text:p>C</text:p>
          </table:table-cell>
          <table:table-cell office:value-type="float" office:value="1712006" calcext:value-type="float">
            <text:p>1712006</text:p>
          </table:table-cell>
          <table:table-cell office:value-type="string" calcext:value-type="string">
            <text:p>D7741AT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37" calcext:value-type="float">
            <text:p>9000002394337</text:p>
          </table:table-cell>
          <table:table-cell office:value-type="float" office:value="1697125" calcext:value-type="float">
            <text:p>169712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60765" calcext:value-type="float">
            <text:p>360765</text:p>
          </table:table-cell>
          <table:table-cell office:value-type="string" calcext:value-type="string">
            <text:p>C</text:p>
          </table:table-cell>
          <table:table-cell office:value-type="float" office:value="1712007" calcext:value-type="float">
            <text:p>1712007</text:p>
          </table:table-cell>
          <table:table-cell office:value-type="string" calcext:value-type="string">
            <text:p>D7741AT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4727" calcext:value-type="float">
            <text:p>9000003204727</text:p>
          </table:table-cell>
          <table:table-cell office:value-type="float" office:value="1809434" calcext:value-type="float">
            <text:p>180943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60765" calcext:value-type="float">
            <text:p>360765</text:p>
          </table:table-cell>
          <table:table-cell office:value-type="string" calcext:value-type="string">
            <text:p>C</text:p>
          </table:table-cell>
          <table:table-cell office:value-type="float" office:value="1824614" calcext:value-type="float">
            <text:p>1824614</text:p>
          </table:table-cell>
          <table:table-cell office:value-type="string" calcext:value-type="string">
            <text:p>E03577/8LA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  <table:table-cell office:value-type="float" office:value="360789" calcext:value-type="float">
            <text:p>360789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5069" calcext:value-type="float">
            <text:p>9000002145069</text:p>
          </table:table-cell>
          <table:table-cell office:value-type="float" office:value="1625524" calcext:value-type="float">
            <text:p>162552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  <table:table-cell office:value-type="float" office:value="360789" calcext:value-type="float">
            <text:p>360789</text:p>
          </table:table-cell>
          <table:table-cell office:value-type="string" calcext:value-type="string">
            <text:p>C</text:p>
          </table:table-cell>
          <table:table-cell office:value-type="float" office:value="1640295" calcext:value-type="float">
            <text:p>1640295</text:p>
          </table:table-cell>
          <table:table-cell office:value-type="string" calcext:value-type="string">
            <text:p>D7280ADG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  <table:table-cell office:value-type="float" office:value="360789" calcext:value-type="float">
            <text:p>360789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  <table:table-cell office:value-type="float" office:value="360789" calcext:value-type="float">
            <text:p>360789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  <table:table-cell office:value-type="float" office:value="360789" calcext:value-type="float">
            <text:p>360789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  <table:table-cell office:value-type="float" office:value="360789" calcext:value-type="float">
            <text:p>360789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  <table:table-cell office:value-type="float" office:value="360789" calcext:value-type="float">
            <text:p>360789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  <table:table-cell office:value-type="float" office:value="360789" calcext:value-type="float">
            <text:p>360789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6288" calcext:value-type="float">
            <text:p>9000002146288</text:p>
          </table:table-cell>
          <table:table-cell office:value-type="float" office:value="1625751" calcext:value-type="float">
            <text:p>1625751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640518" calcext:value-type="float">
            <text:p>1640518</text:p>
          </table:table-cell>
          <table:table-cell office:value-type="string" calcext:value-type="string">
            <text:p>D7003ADX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04558" calcext:value-type="float">
            <text:p>9000002304558</text:p>
          </table:table-cell>
          <table:table-cell office:value-type="float" office:value="1679232" calcext:value-type="float">
            <text:p>167923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694080" calcext:value-type="float">
            <text:p>1694080</text:p>
          </table:table-cell>
          <table:table-cell office:value-type="string" calcext:value-type="string">
            <text:p>D6046STM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1813" calcext:value-type="float">
            <text:p>9000003011813</text:p>
          </table:table-cell>
          <table:table-cell office:value-type="float" office:value="1769049" calcext:value-type="float">
            <text:p>1769049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784091" calcext:value-type="float">
            <text:p>1784091</text:p>
          </table:table-cell>
          <table:table-cell office:value-type="string" calcext:value-type="string">
            <text:p>D759611/PN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360805" calcext:value-type="float">
            <text:p>360805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26921" calcext:value-type="float">
            <text:p>9000002126921</text:p>
          </table:table-cell>
          <table:table-cell office:value-type="float" office:value="1620645" calcext:value-type="float">
            <text:p>162064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360837" calcext:value-type="float">
            <text:p>360837</text:p>
          </table:table-cell>
          <table:table-cell office:value-type="string" calcext:value-type="string">
            <text:p>C</text:p>
          </table:table-cell>
          <table:table-cell office:value-type="float" office:value="1635392" calcext:value-type="float">
            <text:p>1635392</text:p>
          </table:table-cell>
          <table:table-cell office:value-type="string" calcext:value-type="string">
            <text:p>D7003AD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360837" calcext:value-type="float">
            <text:p>360837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360837" calcext:value-type="float">
            <text:p>360837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52" calcext:value-type="float">
            <text:p>9000002203752</text:p>
          </table:table-cell>
          <table:table-cell office:value-type="float" office:value="1637808" calcext:value-type="float">
            <text:p>163780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360837" calcext:value-type="float">
            <text:p>360837</text:p>
          </table:table-cell>
          <table:table-cell office:value-type="string" calcext:value-type="string">
            <text:p>C</text:p>
          </table:table-cell>
          <table:table-cell office:value-type="float" office:value="1652560" calcext:value-type="float">
            <text:p>1652560</text:p>
          </table:table-cell>
          <table:table-cell office:value-type="string" calcext:value-type="string">
            <text:p>D7764AF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360837" calcext:value-type="float">
            <text:p>360837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360837" calcext:value-type="float">
            <text:p>360837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360837" calcext:value-type="float">
            <text:p>360837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360837" calcext:value-type="float">
            <text:p>360837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5045" calcext:value-type="float">
            <text:p>9000002145045</text:p>
          </table:table-cell>
          <table:table-cell office:value-type="float" office:value="1625522" calcext:value-type="float">
            <text:p>162552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640293" calcext:value-type="float">
            <text:p>1640293</text:p>
          </table:table-cell>
          <table:table-cell office:value-type="string" calcext:value-type="string">
            <text:p>D7280AD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37" calcext:value-type="float">
            <text:p>9000002394337</text:p>
          </table:table-cell>
          <table:table-cell office:value-type="float" office:value="1697125" calcext:value-type="float">
            <text:p>169712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712007" calcext:value-type="float">
            <text:p>1712007</text:p>
          </table:table-cell>
          <table:table-cell office:value-type="string" calcext:value-type="string">
            <text:p>D7741AT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4697" calcext:value-type="float">
            <text:p>9000003204697</text:p>
          </table:table-cell>
          <table:table-cell office:value-type="float" office:value="1809431" calcext:value-type="float">
            <text:p>1809431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360891" calcext:value-type="float">
            <text:p>360891</text:p>
          </table:table-cell>
          <table:table-cell office:value-type="string" calcext:value-type="string">
            <text:p>C</text:p>
          </table:table-cell>
          <table:table-cell office:value-type="float" office:value="1824611" calcext:value-type="float">
            <text:p>1824611</text:p>
          </table:table-cell>
          <table:table-cell office:value-type="string" calcext:value-type="string">
            <text:p>E03574/5LA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2181" calcext:value-type="float">
            <text:p>9000002142181</text:p>
          </table:table-cell>
          <table:table-cell office:value-type="float" office:value="1624808" calcext:value-type="float">
            <text:p>162480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639578" calcext:value-type="float">
            <text:p>1639578</text:p>
          </table:table-cell>
          <table:table-cell office:value-type="string" calcext:value-type="string">
            <text:p>D7228AD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44" calcext:value-type="float">
            <text:p>9000002394344</text:p>
          </table:table-cell>
          <table:table-cell office:value-type="float" office:value="1697126" calcext:value-type="float">
            <text:p>1697126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712008" calcext:value-type="float">
            <text:p>1712008</text:p>
          </table:table-cell>
          <table:table-cell office:value-type="string" calcext:value-type="string">
            <text:p>D7741AT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176" calcext:value-type="float">
            <text:p>9000002995176</text:p>
          </table:table-cell>
          <table:table-cell office:value-type="float" office:value="1765900" calcext:value-type="float">
            <text:p>1765900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780802" calcext:value-type="float">
            <text:p>1780802</text:p>
          </table:table-cell>
          <table:table-cell office:value-type="string" calcext:value-type="string">
            <text:p>D7716AD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1585" calcext:value-type="float">
            <text:p>9000003011585</text:p>
          </table:table-cell>
          <table:table-cell office:value-type="float" office:value="1768972" calcext:value-type="float">
            <text:p>176897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784013" calcext:value-type="float">
            <text:p>1784013</text:p>
          </table:table-cell>
          <table:table-cell office:value-type="string" calcext:value-type="string">
            <text:p>D75964/5BB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0337" calcext:value-type="float">
            <text:p>9000003230337</text:p>
          </table:table-cell>
          <table:table-cell office:value-type="float" office:value="1813362" calcext:value-type="float">
            <text:p>181336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828544" calcext:value-type="float">
            <text:p>1828544</text:p>
          </table:table-cell>
          <table:table-cell office:value-type="string" calcext:value-type="string">
            <text:p>D7741SB0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0351" calcext:value-type="float">
            <text:p>9000003230351</text:p>
          </table:table-cell>
          <table:table-cell office:value-type="float" office:value="1813364" calcext:value-type="float">
            <text:p>181336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float" office:value="360913" calcext:value-type="float">
            <text:p>360913</text:p>
          </table:table-cell>
          <table:table-cell office:value-type="string" calcext:value-type="string">
            <text:p>C</text:p>
          </table:table-cell>
          <table:table-cell office:value-type="float" office:value="1828546" calcext:value-type="float">
            <text:p>1828546</text:p>
          </table:table-cell>
          <table:table-cell office:value-type="string" calcext:value-type="string">
            <text:p>D7741XSB0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92472" calcext:value-type="float">
            <text:p>9000003292472</text:p>
          </table:table-cell>
          <table:table-cell office:value-type="float" office:value="1833855" calcext:value-type="float">
            <text:p>1833855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360941" calcext:value-type="float">
            <text:p>360941</text:p>
          </table:table-cell>
          <table:table-cell office:value-type="string" calcext:value-type="string">
            <text:p>C</text:p>
          </table:table-cell>
          <table:table-cell office:value-type="float" office:value="1849097" calcext:value-type="float">
            <text:p>1849097</text:p>
          </table:table-cell>
          <table:table-cell office:value-type="string" calcext:value-type="string">
            <text:p>E2551XLG5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6" calcext:value-type="float">
            <text:p>86</text:p>
          </table:table-cell>
          <table:table-cell office:value-type="float" office:value="360943" calcext:value-type="float">
            <text:p>360943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6" calcext:value-type="float">
            <text:p>86</text:p>
          </table:table-cell>
          <table:table-cell office:value-type="float" office:value="360943" calcext:value-type="float">
            <text:p>360943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555936" calcext:value-type="float">
            <text:p>9000002555936</text:p>
          </table:table-cell>
          <table:table-cell office:value-type="float" office:value="1720584" calcext:value-type="float">
            <text:p>172058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6" calcext:value-type="float">
            <text:p>86</text:p>
          </table:table-cell>
          <table:table-cell office:value-type="float" office:value="360943" calcext:value-type="float">
            <text:p>360943</text:p>
          </table:table-cell>
          <table:table-cell office:value-type="string" calcext:value-type="string">
            <text:p>C</text:p>
          </table:table-cell>
          <table:table-cell office:value-type="float" office:value="1735484" calcext:value-type="float">
            <text:p>1735484</text:p>
          </table:table-cell>
          <table:table-cell office:value-type="string" calcext:value-type="string">
            <text:p>D796410/J8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6" calcext:value-type="float">
            <text:p>86</text:p>
          </table:table-cell>
          <table:table-cell office:value-type="float" office:value="360943" calcext:value-type="float">
            <text:p>360943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86" calcext:value-type="float">
            <text:p>86</text:p>
          </table:table-cell>
          <table:table-cell office:value-type="float" office:value="360943" calcext:value-type="float">
            <text:p>360943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2" calcext:value-type="float">
            <text:p>444832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93" calcext:value-type="float">
            <text:p>93</text:p>
          </table:table-cell>
          <table:table-cell office:value-type="float" office:value="360958" calcext:value-type="float">
            <text:p>360958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47" calcext:value-type="float">
            <text:p>47</text:p>
          </table:table-cell>
          <table:table-cell office:value-type="float" office:value="360857" calcext:value-type="float">
            <text:p>360857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47" calcext:value-type="float">
            <text:p>47</text:p>
          </table:table-cell>
          <table:table-cell office:value-type="float" office:value="360857" calcext:value-type="float">
            <text:p>360857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47" calcext:value-type="float">
            <text:p>47</text:p>
          </table:table-cell>
          <table:table-cell office:value-type="float" office:value="360857" calcext:value-type="float">
            <text:p>360857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47" calcext:value-type="float">
            <text:p>47</text:p>
          </table:table-cell>
          <table:table-cell office:value-type="float" office:value="360857" calcext:value-type="float">
            <text:p>360857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47" calcext:value-type="float">
            <text:p>47</text:p>
          </table:table-cell>
          <table:table-cell office:value-type="float" office:value="360857" calcext:value-type="float">
            <text:p>360857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47" calcext:value-type="float">
            <text:p>47</text:p>
          </table:table-cell>
          <table:table-cell office:value-type="float" office:value="360857" calcext:value-type="float">
            <text:p>360857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47" calcext:value-type="float">
            <text:p>47</text:p>
          </table:table-cell>
          <table:table-cell office:value-type="float" office:value="360857" calcext:value-type="float">
            <text:p>360857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55473" calcext:value-type="float">
            <text:p>9000003055473</text:p>
          </table:table-cell>
          <table:table-cell office:value-type="float" office:value="1780050" calcext:value-type="float">
            <text:p>1780050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47" calcext:value-type="float">
            <text:p>47</text:p>
          </table:table-cell>
          <table:table-cell office:value-type="float" office:value="360857" calcext:value-type="float">
            <text:p>360857</text:p>
          </table:table-cell>
          <table:table-cell office:value-type="string" calcext:value-type="string">
            <text:p>C</text:p>
          </table:table-cell>
          <table:table-cell office:value-type="float" office:value="1795101" calcext:value-type="float">
            <text:p>1795101</text:p>
          </table:table-cell>
          <table:table-cell office:value-type="string" calcext:value-type="string">
            <text:p>E0930AA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3869" calcext:value-type="float">
            <text:p>9000003113869</text:p>
          </table:table-cell>
          <table:table-cell office:value-type="float" office:value="1793598" calcext:value-type="float">
            <text:p>179359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47" calcext:value-type="float">
            <text:p>47</text:p>
          </table:table-cell>
          <table:table-cell office:value-type="float" office:value="360857" calcext:value-type="float">
            <text:p>360857</text:p>
          </table:table-cell>
          <table:table-cell office:value-type="string" calcext:value-type="string">
            <text:p>C</text:p>
          </table:table-cell>
          <table:table-cell office:value-type="float" office:value="1808724" calcext:value-type="float">
            <text:p>1808724</text:p>
          </table:table-cell>
          <table:table-cell office:value-type="string" calcext:value-type="string">
            <text:p>E1883LJ5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4703" calcext:value-type="float">
            <text:p>9000003204703</text:p>
          </table:table-cell>
          <table:table-cell office:value-type="float" office:value="1809432" calcext:value-type="float">
            <text:p>180943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360865" calcext:value-type="float">
            <text:p>360865</text:p>
          </table:table-cell>
          <table:table-cell office:value-type="string" calcext:value-type="string">
            <text:p>C</text:p>
          </table:table-cell>
          <table:table-cell office:value-type="float" office:value="1824612" calcext:value-type="float">
            <text:p>1824612</text:p>
          </table:table-cell>
          <table:table-cell office:value-type="string" calcext:value-type="string">
            <text:p>E03575/6LA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360947" calcext:value-type="float">
            <text:p>360947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360947" calcext:value-type="float">
            <text:p>360947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360947" calcext:value-type="float">
            <text:p>360947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360947" calcext:value-type="float">
            <text:p>360947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360947" calcext:value-type="float">
            <text:p>360947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360947" calcext:value-type="float">
            <text:p>360947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95" calcext:value-type="float">
            <text:p>95</text:p>
          </table:table-cell>
          <table:table-cell office:value-type="float" office:value="360961" calcext:value-type="float">
            <text:p>360961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361005" calcext:value-type="float">
            <text:p>361005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6703" calcext:value-type="float">
            <text:p>9000002256703</text:p>
          </table:table-cell>
          <table:table-cell office:value-type="float" office:value="1663012" calcext:value-type="float">
            <text:p>166301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677811" calcext:value-type="float">
            <text:p>1677811</text:p>
          </table:table-cell>
          <table:table-cell office:value-type="string" calcext:value-type="string">
            <text:p>E0332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89762" calcext:value-type="float">
            <text:p>9000003289762</text:p>
          </table:table-cell>
          <table:table-cell office:value-type="float" office:value="1832857" calcext:value-type="float">
            <text:p>1832857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848108" calcext:value-type="float">
            <text:p>1848108</text:p>
          </table:table-cell>
          <table:table-cell office:value-type="string" calcext:value-type="string">
            <text:p>E2156SRE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361047" calcext:value-type="float">
            <text:p>361047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02941" calcext:value-type="float">
            <text:p>9000003002941</text:p>
          </table:table-cell>
          <table:table-cell office:value-type="float" office:value="1767537" calcext:value-type="float">
            <text:p>1767537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782576" calcext:value-type="float">
            <text:p>1782576</text:p>
          </table:table-cell>
          <table:table-cell office:value-type="string" calcext:value-type="string">
            <text:p>E167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02958" calcext:value-type="float">
            <text:p>9000003002958</text:p>
          </table:table-cell>
          <table:table-cell office:value-type="float" office:value="1767538" calcext:value-type="float">
            <text:p>176753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782577" calcext:value-type="float">
            <text:p>1782577</text:p>
          </table:table-cell>
          <table:table-cell office:value-type="string" calcext:value-type="string">
            <text:p>E1678A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61764" calcext:value-type="float">
            <text:p>9000003061764</text:p>
          </table:table-cell>
          <table:table-cell office:value-type="float" office:value="1781798" calcext:value-type="float">
            <text:p>178179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796863" calcext:value-type="float">
            <text:p>1796863</text:p>
          </table:table-cell>
          <table:table-cell office:value-type="string" calcext:value-type="string">
            <text:p>D850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61870" calcext:value-type="float">
            <text:p>9000003061870</text:p>
          </table:table-cell>
          <table:table-cell office:value-type="float" office:value="1781826" calcext:value-type="float">
            <text:p>1781826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796885" calcext:value-type="float">
            <text:p>1796885</text:p>
          </table:table-cell>
          <table:table-cell office:value-type="string" calcext:value-type="string">
            <text:p>D8509AA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4727" calcext:value-type="float">
            <text:p>9000003204727</text:p>
          </table:table-cell>
          <table:table-cell office:value-type="float" office:value="1809434" calcext:value-type="float">
            <text:p>1809434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824614" calcext:value-type="float">
            <text:p>1824614</text:p>
          </table:table-cell>
          <table:table-cell office:value-type="string" calcext:value-type="string">
            <text:p>E03577/8LA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56337" calcext:value-type="float">
            <text:p>9000003256337</text:p>
          </table:table-cell>
          <table:table-cell office:value-type="float" office:value="1819285" calcext:value-type="float">
            <text:p>181928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834479" calcext:value-type="float">
            <text:p>1834479</text:p>
          </table:table-cell>
          <table:table-cell office:value-type="string" calcext:value-type="string">
            <text:p>D9200L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92618" calcext:value-type="float">
            <text:p>9000003292618</text:p>
          </table:table-cell>
          <table:table-cell office:value-type="float" office:value="1833893" calcext:value-type="float">
            <text:p>1833893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361049" calcext:value-type="float">
            <text:p>361049</text:p>
          </table:table-cell>
          <table:table-cell office:value-type="string" calcext:value-type="string">
            <text:p>C</text:p>
          </table:table-cell>
          <table:table-cell office:value-type="float" office:value="1849135" calcext:value-type="float">
            <text:p>1849135</text:p>
          </table:table-cell>
          <table:table-cell office:value-type="string" calcext:value-type="string">
            <text:p>E2541XS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41" calcext:value-type="float">
            <text:p>141</text:p>
          </table:table-cell>
          <table:table-cell office:value-type="float" office:value="361053" calcext:value-type="float">
            <text:p>361053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41" calcext:value-type="float">
            <text:p>141</text:p>
          </table:table-cell>
          <table:table-cell office:value-type="float" office:value="361053" calcext:value-type="float">
            <text:p>361053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41" calcext:value-type="float">
            <text:p>141</text:p>
          </table:table-cell>
          <table:table-cell office:value-type="float" office:value="361053" calcext:value-type="float">
            <text:p>361053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41" calcext:value-type="float">
            <text:p>141</text:p>
          </table:table-cell>
          <table:table-cell office:value-type="float" office:value="361053" calcext:value-type="float">
            <text:p>361053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41" calcext:value-type="float">
            <text:p>141</text:p>
          </table:table-cell>
          <table:table-cell office:value-type="float" office:value="361053" calcext:value-type="float">
            <text:p>361053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41" calcext:value-type="float">
            <text:p>141</text:p>
          </table:table-cell>
          <table:table-cell office:value-type="float" office:value="361053" calcext:value-type="float">
            <text:p>361053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3" calcext:value-type="float">
            <text:p>444833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41" calcext:value-type="float">
            <text:p>141</text:p>
          </table:table-cell>
          <table:table-cell office:value-type="float" office:value="361053" calcext:value-type="float">
            <text:p>361053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9130" calcext:value-type="float">
            <text:p>9000002199130</text:p>
          </table:table-cell>
          <table:table-cell office:value-type="float" office:value="1636877" calcext:value-type="float">
            <text:p>163687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651614" calcext:value-type="float">
            <text:p>1651614</text:p>
          </table:table-cell>
          <table:table-cell office:value-type="string" calcext:value-type="string">
            <text:p>D8329AB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51" calcext:value-type="float">
            <text:p>9000002394351</text:p>
          </table:table-cell>
          <table:table-cell office:value-type="float" office:value="1697127" calcext:value-type="float">
            <text:p>169712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712009" calcext:value-type="float">
            <text:p>1712009</text:p>
          </table:table-cell>
          <table:table-cell office:value-type="string" calcext:value-type="string">
            <text:p>D7741AT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9233" calcext:value-type="float">
            <text:p>9000003219233</text:p>
          </table:table-cell>
          <table:table-cell office:value-type="float" office:value="1811435" calcext:value-type="float">
            <text:p>1811435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360809" calcext:value-type="float">
            <text:p>360809</text:p>
          </table:table-cell>
          <table:table-cell office:value-type="string" calcext:value-type="string">
            <text:p>C</text:p>
          </table:table-cell>
          <table:table-cell office:value-type="float" office:value="1826617" calcext:value-type="float">
            <text:p>1826617</text:p>
          </table:table-cell>
          <table:table-cell office:value-type="string" calcext:value-type="string">
            <text:p>E1888XS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39" calcext:value-type="float">
            <text:p>39</text:p>
          </table:table-cell>
          <table:table-cell office:value-type="float" office:value="360840" calcext:value-type="float">
            <text:p>360840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52647" calcext:value-type="float">
            <text:p>9000002152647</text:p>
          </table:table-cell>
          <table:table-cell office:value-type="float" office:value="1627822" calcext:value-type="float">
            <text:p>162782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39" calcext:value-type="float">
            <text:p>39</text:p>
          </table:table-cell>
          <table:table-cell office:value-type="float" office:value="360840" calcext:value-type="float">
            <text:p>360840</text:p>
          </table:table-cell>
          <table:table-cell office:value-type="string" calcext:value-type="string">
            <text:p>C</text:p>
          </table:table-cell>
          <table:table-cell office:value-type="float" office:value="1642590" calcext:value-type="float">
            <text:p>1642590</text:p>
          </table:table-cell>
          <table:table-cell office:value-type="string" calcext:value-type="string">
            <text:p>D7241A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39" calcext:value-type="float">
            <text:p>39</text:p>
          </table:table-cell>
          <table:table-cell office:value-type="float" office:value="360840" calcext:value-type="float">
            <text:p>360840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9086" calcext:value-type="float">
            <text:p>9000002199086</text:p>
          </table:table-cell>
          <table:table-cell office:value-type="float" office:value="1636872" calcext:value-type="float">
            <text:p>163687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651609" calcext:value-type="float">
            <text:p>1651609</text:p>
          </table:table-cell>
          <table:table-cell office:value-type="string" calcext:value-type="string">
            <text:p>D8329AAX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51" calcext:value-type="float">
            <text:p>9000002995251</text:p>
          </table:table-cell>
          <table:table-cell office:value-type="float" office:value="1765910" calcext:value-type="float">
            <text:p>1765910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780812" calcext:value-type="float">
            <text:p>1780812</text:p>
          </table:table-cell>
          <table:table-cell office:value-type="string" calcext:value-type="string">
            <text:p>D7716A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75" calcext:value-type="float">
            <text:p>9000002995275</text:p>
          </table:table-cell>
          <table:table-cell office:value-type="float" office:value="1765912" calcext:value-type="float">
            <text:p>176591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780814" calcext:value-type="float">
            <text:p>1780814</text:p>
          </table:table-cell>
          <table:table-cell office:value-type="string" calcext:value-type="string">
            <text:p>D7716ACX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02941" calcext:value-type="float">
            <text:p>9000003002941</text:p>
          </table:table-cell>
          <table:table-cell office:value-type="float" office:value="1767537" calcext:value-type="float">
            <text:p>176753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float" office:value="360890" calcext:value-type="float">
            <text:p>360890</text:p>
          </table:table-cell>
          <table:table-cell office:value-type="string" calcext:value-type="string">
            <text:p>C</text:p>
          </table:table-cell>
          <table:table-cell office:value-type="float" office:value="1782576" calcext:value-type="float">
            <text:p>1782576</text:p>
          </table:table-cell>
          <table:table-cell office:value-type="string" calcext:value-type="string">
            <text:p>E167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320" calcext:value-type="float">
            <text:p>9000002253320</text:p>
          </table:table-cell>
          <table:table-cell office:value-type="float" office:value="1660907" calcext:value-type="float">
            <text:p>166090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96" calcext:value-type="float">
            <text:p>96</text:p>
          </table:table-cell>
          <table:table-cell office:value-type="float" office:value="360963" calcext:value-type="float">
            <text:p>360963</text:p>
          </table:table-cell>
          <table:table-cell office:value-type="string" calcext:value-type="string">
            <text:p>C</text:p>
          </table:table-cell>
          <table:table-cell office:value-type="float" office:value="1675704" calcext:value-type="float">
            <text:p>1675704</text:p>
          </table:table-cell>
          <table:table-cell office:value-type="string" calcext:value-type="string">
            <text:p>D975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9009" calcext:value-type="float">
            <text:p>9000002349009</text:p>
          </table:table-cell>
          <table:table-cell office:value-type="float" office:value="1689527" calcext:value-type="float">
            <text:p>168952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704391" calcext:value-type="float">
            <text:p>1704391</text:p>
          </table:table-cell>
          <table:table-cell office:value-type="string" calcext:value-type="string">
            <text:p>E136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61764" calcext:value-type="float">
            <text:p>9000003061764</text:p>
          </table:table-cell>
          <table:table-cell office:value-type="float" office:value="1781798" calcext:value-type="float">
            <text:p>178179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796863" calcext:value-type="float">
            <text:p>1796863</text:p>
          </table:table-cell>
          <table:table-cell office:value-type="string" calcext:value-type="string">
            <text:p>D850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713" calcext:value-type="float">
            <text:p>9000003092713</text:p>
          </table:table-cell>
          <table:table-cell office:value-type="float" office:value="1788582" calcext:value-type="float">
            <text:p>178858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803711" calcext:value-type="float">
            <text:p>1803711</text:p>
          </table:table-cell>
          <table:table-cell office:value-type="string" calcext:value-type="string">
            <text:p>D9748A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60998" calcext:value-type="float">
            <text:p>360998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19647" calcext:value-type="float">
            <text:p>9000002219647</text:p>
          </table:table-cell>
          <table:table-cell office:value-type="float" office:value="1641708" calcext:value-type="float">
            <text:p>164170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56457" calcext:value-type="float">
            <text:p>1656457</text:p>
          </table:table-cell>
          <table:table-cell office:value-type="string" calcext:value-type="string">
            <text:p>D8125AD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2670" calcext:value-type="float">
            <text:p>9000002992670</text:p>
          </table:table-cell>
          <table:table-cell office:value-type="float" office:value="1765506" calcext:value-type="float">
            <text:p>1765506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361025" calcext:value-type="float">
            <text:p>361025</text:p>
          </table:table-cell>
          <table:table-cell office:value-type="string" calcext:value-type="string">
            <text:p>C</text:p>
          </table:table-cell>
          <table:table-cell office:value-type="float" office:value="1780408" calcext:value-type="float">
            <text:p>1780408</text:p>
          </table:table-cell>
          <table:table-cell office:value-type="string" calcext:value-type="string">
            <text:p>D7714AAXS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3" calcext:value-type="float">
            <text:p>133</text:p>
          </table:table-cell>
          <table:table-cell office:value-type="float" office:value="361037" calcext:value-type="float">
            <text:p>361037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3" calcext:value-type="float">
            <text:p>133</text:p>
          </table:table-cell>
          <table:table-cell office:value-type="float" office:value="361037" calcext:value-type="float">
            <text:p>361037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7954" calcext:value-type="float">
            <text:p>9000003097954</text:p>
          </table:table-cell>
          <table:table-cell office:value-type="float" office:value="1789621" calcext:value-type="float">
            <text:p>1789621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3" calcext:value-type="float">
            <text:p>133</text:p>
          </table:table-cell>
          <table:table-cell office:value-type="float" office:value="361037" calcext:value-type="float">
            <text:p>361037</text:p>
          </table:table-cell>
          <table:table-cell office:value-type="string" calcext:value-type="string">
            <text:p>C</text:p>
          </table:table-cell>
          <table:table-cell office:value-type="float" office:value="1804744" calcext:value-type="float">
            <text:p>1804744</text:p>
          </table:table-cell>
          <table:table-cell office:value-type="string" calcext:value-type="string">
            <text:p>E2156A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3869" calcext:value-type="float">
            <text:p>9000003113869</text:p>
          </table:table-cell>
          <table:table-cell office:value-type="float" office:value="1793598" calcext:value-type="float">
            <text:p>179359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3" calcext:value-type="float">
            <text:p>133</text:p>
          </table:table-cell>
          <table:table-cell office:value-type="float" office:value="361037" calcext:value-type="float">
            <text:p>361037</text:p>
          </table:table-cell>
          <table:table-cell office:value-type="string" calcext:value-type="string">
            <text:p>C</text:p>
          </table:table-cell>
          <table:table-cell office:value-type="float" office:value="1808724" calcext:value-type="float">
            <text:p>1808724</text:p>
          </table:table-cell>
          <table:table-cell office:value-type="string" calcext:value-type="string">
            <text:p>E1883LJ5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3" calcext:value-type="float">
            <text:p>133</text:p>
          </table:table-cell>
          <table:table-cell office:value-type="float" office:value="361037" calcext:value-type="float">
            <text:p>361037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8999" calcext:value-type="float">
            <text:p>9000003238999</text:p>
          </table:table-cell>
          <table:table-cell office:value-type="float" office:value="1815491" calcext:value-type="float">
            <text:p>1815491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3" calcext:value-type="float">
            <text:p>133</text:p>
          </table:table-cell>
          <table:table-cell office:value-type="float" office:value="361037" calcext:value-type="float">
            <text:p>361037</text:p>
          </table:table-cell>
          <table:table-cell office:value-type="string" calcext:value-type="string">
            <text:p>C</text:p>
          </table:table-cell>
          <table:table-cell office:value-type="float" office:value="1830679" calcext:value-type="float">
            <text:p>1830679</text:p>
          </table:table-cell>
          <table:table-cell office:value-type="string" calcext:value-type="string">
            <text:p>E2063MG5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64660" calcext:value-type="float">
            <text:p>9000003264660</text:p>
          </table:table-cell>
          <table:table-cell office:value-type="float" office:value="1822392" calcext:value-type="float">
            <text:p>182239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3" calcext:value-type="float">
            <text:p>133</text:p>
          </table:table-cell>
          <table:table-cell office:value-type="float" office:value="361037" calcext:value-type="float">
            <text:p>361037</text:p>
          </table:table-cell>
          <table:table-cell office:value-type="string" calcext:value-type="string">
            <text:p>C</text:p>
          </table:table-cell>
          <table:table-cell office:value-type="float" office:value="1837593" calcext:value-type="float">
            <text:p>1837593</text:p>
          </table:table-cell>
          <table:table-cell office:value-type="string" calcext:value-type="string">
            <text:p>D7749LFB9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15994" calcext:value-type="float">
            <text:p>9000002115994</text:p>
          </table:table-cell>
          <table:table-cell office:value-type="float" office:value="1617474" calcext:value-type="float">
            <text:p>1617474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 office:value-type="float" office:value="361039" calcext:value-type="float">
            <text:p>361039</text:p>
          </table:table-cell>
          <table:table-cell office:value-type="string" calcext:value-type="string">
            <text:p>C</text:p>
          </table:table-cell>
          <table:table-cell office:value-type="float" office:value="1632215" calcext:value-type="float">
            <text:p>1632215</text:p>
          </table:table-cell>
          <table:table-cell office:value-type="string" calcext:value-type="string">
            <text:p>D7280AD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4710" calcext:value-type="float">
            <text:p>9000002144710</text:p>
          </table:table-cell>
          <table:table-cell office:value-type="float" office:value="1625477" calcext:value-type="float">
            <text:p>162547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 office:value-type="float" office:value="361039" calcext:value-type="float">
            <text:p>361039</text:p>
          </table:table-cell>
          <table:table-cell office:value-type="string" calcext:value-type="string">
            <text:p>C</text:p>
          </table:table-cell>
          <table:table-cell office:value-type="float" office:value="1640248" calcext:value-type="float">
            <text:p>1640248</text:p>
          </table:table-cell>
          <table:table-cell office:value-type="string" calcext:value-type="string">
            <text:p>D7186AL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52" calcext:value-type="float">
            <text:p>9000002203752</text:p>
          </table:table-cell>
          <table:table-cell office:value-type="float" office:value="1637808" calcext:value-type="float">
            <text:p>163780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 office:value-type="float" office:value="361039" calcext:value-type="float">
            <text:p>361039</text:p>
          </table:table-cell>
          <table:table-cell office:value-type="string" calcext:value-type="string">
            <text:p>C</text:p>
          </table:table-cell>
          <table:table-cell office:value-type="float" office:value="1652560" calcext:value-type="float">
            <text:p>1652560</text:p>
          </table:table-cell>
          <table:table-cell office:value-type="string" calcext:value-type="string">
            <text:p>D7764AF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 office:value-type="float" office:value="361039" calcext:value-type="float">
            <text:p>361039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 office:value-type="float" office:value="361039" calcext:value-type="float">
            <text:p>361039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 office:value-type="float" office:value="361039" calcext:value-type="float">
            <text:p>361039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 office:value-type="float" office:value="361039" calcext:value-type="float">
            <text:p>361039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 office:value-type="float" office:value="361039" calcext:value-type="float">
            <text:p>361039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 office:value-type="float" office:value="361039" calcext:value-type="float">
            <text:p>361039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7" calcext:value-type="float">
            <text:p>137</text:p>
          </table:table-cell>
          <table:table-cell office:value-type="float" office:value="361045" calcext:value-type="float">
            <text:p>361045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7" calcext:value-type="float">
            <text:p>137</text:p>
          </table:table-cell>
          <table:table-cell office:value-type="float" office:value="361045" calcext:value-type="float">
            <text:p>361045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7" calcext:value-type="float">
            <text:p>137</text:p>
          </table:table-cell>
          <table:table-cell office:value-type="float" office:value="361045" calcext:value-type="float">
            <text:p>361045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7" calcext:value-type="float">
            <text:p>137</text:p>
          </table:table-cell>
          <table:table-cell office:value-type="float" office:value="361045" calcext:value-type="float">
            <text:p>361045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805" calcext:value-type="float">
            <text:p>9000003092805</text:p>
          </table:table-cell>
          <table:table-cell office:value-type="float" office:value="1788591" calcext:value-type="float">
            <text:p>1788591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7" calcext:value-type="float">
            <text:p>137</text:p>
          </table:table-cell>
          <table:table-cell office:value-type="float" office:value="361045" calcext:value-type="float">
            <text:p>361045</text:p>
          </table:table-cell>
          <table:table-cell office:value-type="string" calcext:value-type="string">
            <text:p>C</text:p>
          </table:table-cell>
          <table:table-cell office:value-type="float" office:value="1803720" calcext:value-type="float">
            <text:p>1803720</text:p>
          </table:table-cell>
          <table:table-cell office:value-type="string" calcext:value-type="string">
            <text:p>D9748AB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1015" calcext:value-type="float">
            <text:p>9000003211015</text:p>
          </table:table-cell>
          <table:table-cell office:value-type="float" office:value="1810328" calcext:value-type="float">
            <text:p>181032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7" calcext:value-type="float">
            <text:p>137</text:p>
          </table:table-cell>
          <table:table-cell office:value-type="float" office:value="361045" calcext:value-type="float">
            <text:p>361045</text:p>
          </table:table-cell>
          <table:table-cell office:value-type="string" calcext:value-type="string">
            <text:p>C</text:p>
          </table:table-cell>
          <table:table-cell office:value-type="float" office:value="1825508" calcext:value-type="float">
            <text:p>1825508</text:p>
          </table:table-cell>
          <table:table-cell office:value-type="string" calcext:value-type="string">
            <text:p>E18606/7V7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89779" calcext:value-type="float">
            <text:p>9000003289779</text:p>
          </table:table-cell>
          <table:table-cell office:value-type="float" office:value="1832858" calcext:value-type="float">
            <text:p>183285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37" calcext:value-type="float">
            <text:p>137</text:p>
          </table:table-cell>
          <table:table-cell office:value-type="float" office:value="361045" calcext:value-type="float">
            <text:p>361045</text:p>
          </table:table-cell>
          <table:table-cell office:value-type="string" calcext:value-type="string">
            <text:p>C</text:p>
          </table:table-cell>
          <table:table-cell office:value-type="float" office:value="1848109" calcext:value-type="float">
            <text:p>1848109</text:p>
          </table:table-cell>
          <table:table-cell office:value-type="string" calcext:value-type="string">
            <text:p>E2156MRE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43" calcext:value-type="float">
            <text:p>143</text:p>
          </table:table-cell>
          <table:table-cell office:value-type="float" office:value="361057" calcext:value-type="float">
            <text:p>361057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4" calcext:value-type="float">
            <text:p>444834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43" calcext:value-type="float">
            <text:p>143</text:p>
          </table:table-cell>
          <table:table-cell office:value-type="float" office:value="361057" calcext:value-type="float">
            <text:p>361057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360799" calcext:value-type="float">
            <text:p>360799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4741" calcext:value-type="float">
            <text:p>9000002144741</text:p>
          </table:table-cell>
          <table:table-cell office:value-type="float" office:value="1625480" calcext:value-type="float">
            <text:p>1625480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360799" calcext:value-type="float">
            <text:p>360799</text:p>
          </table:table-cell>
          <table:table-cell office:value-type="string" calcext:value-type="string">
            <text:p>C</text:p>
          </table:table-cell>
          <table:table-cell office:value-type="float" office:value="1640251" calcext:value-type="float">
            <text:p>1640251</text:p>
          </table:table-cell>
          <table:table-cell office:value-type="string" calcext:value-type="string">
            <text:p>D7186AL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37" calcext:value-type="float">
            <text:p>9000002394337</text:p>
          </table:table-cell>
          <table:table-cell office:value-type="float" office:value="1697125" calcext:value-type="float">
            <text:p>169712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360799" calcext:value-type="float">
            <text:p>360799</text:p>
          </table:table-cell>
          <table:table-cell office:value-type="string" calcext:value-type="string">
            <text:p>C</text:p>
          </table:table-cell>
          <table:table-cell office:value-type="float" office:value="1712007" calcext:value-type="float">
            <text:p>1712007</text:p>
          </table:table-cell>
          <table:table-cell office:value-type="string" calcext:value-type="string">
            <text:p>D7741AT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75292" calcext:value-type="float">
            <text:p>9000002275292</text:p>
          </table:table-cell>
          <table:table-cell office:value-type="float" office:value="1672006" calcext:value-type="float">
            <text:p>1672006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686841" calcext:value-type="float">
            <text:p>1686841</text:p>
          </table:table-cell>
          <table:table-cell office:value-type="string" calcext:value-type="string">
            <text:p>D7586A6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94337" calcext:value-type="float">
            <text:p>9000002394337</text:p>
          </table:table-cell>
          <table:table-cell office:value-type="float" office:value="1697125" calcext:value-type="float">
            <text:p>169712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60807" calcext:value-type="float">
            <text:p>360807</text:p>
          </table:table-cell>
          <table:table-cell office:value-type="string" calcext:value-type="string">
            <text:p>C</text:p>
          </table:table-cell>
          <table:table-cell office:value-type="float" office:value="1712007" calcext:value-type="float">
            <text:p>1712007</text:p>
          </table:table-cell>
          <table:table-cell office:value-type="string" calcext:value-type="string">
            <text:p>D7741AT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7331" calcext:value-type="float">
            <text:p>9000002057331</text:p>
          </table:table-cell>
          <table:table-cell office:value-type="float" office:value="1593443" calcext:value-type="float">
            <text:p>1593443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608136" calcext:value-type="float">
            <text:p>1608136</text:p>
          </table:table-cell>
          <table:table-cell office:value-type="string" calcext:value-type="string">
            <text:p>D7266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438536" calcext:value-type="float">
            <text:p>9000002438536</text:p>
          </table:table-cell>
          <table:table-cell office:value-type="float" office:value="1708705" calcext:value-type="float">
            <text:p>170870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723602" calcext:value-type="float">
            <text:p>1723602</text:p>
          </table:table-cell>
          <table:table-cell office:value-type="string" calcext:value-type="string">
            <text:p>C8942S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26432" calcext:value-type="float">
            <text:p>9000003126432</text:p>
          </table:table-cell>
          <table:table-cell office:value-type="float" office:value="1797017" calcext:value-type="float">
            <text:p>1797017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>
            <text:p>C</text:p>
          </table:table-cell>
          <table:table-cell office:value-type="float" office:value="1812153" calcext:value-type="float">
            <text:p>1812153</text:p>
          </table:table-cell>
          <table:table-cell office:value-type="string" calcext:value-type="string">
            <text:p>E140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0953" calcext:value-type="float">
            <text:p>9000002190953</text:p>
          </table:table-cell>
          <table:table-cell office:value-type="float" office:value="1635697" calcext:value-type="float">
            <text:p>1635697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650429" calcext:value-type="float">
            <text:p>1650429</text:p>
          </table:table-cell>
          <table:table-cell office:value-type="string" calcext:value-type="string">
            <text:p>D32255/6L34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438536" calcext:value-type="float">
            <text:p>9000002438536</text:p>
          </table:table-cell>
          <table:table-cell office:value-type="float" office:value="1708705" calcext:value-type="float">
            <text:p>170870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723602" calcext:value-type="float">
            <text:p>1723602</text:p>
          </table:table-cell>
          <table:table-cell office:value-type="string" calcext:value-type="string">
            <text:p>C8942S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1875" calcext:value-type="float">
            <text:p>9000003011875</text:p>
          </table:table-cell>
          <table:table-cell office:value-type="float" office:value="1769055" calcext:value-type="float">
            <text:p>176905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784097" calcext:value-type="float">
            <text:p>1784097</text:p>
          </table:table-cell>
          <table:table-cell office:value-type="string" calcext:value-type="string">
            <text:p>D759610/L84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713" calcext:value-type="float">
            <text:p>9000003092713</text:p>
          </table:table-cell>
          <table:table-cell office:value-type="float" office:value="1788582" calcext:value-type="float">
            <text:p>178858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803711" calcext:value-type="float">
            <text:p>1803711</text:p>
          </table:table-cell>
          <table:table-cell office:value-type="string" calcext:value-type="string">
            <text:p>D9748A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38944" calcext:value-type="float">
            <text:p>9000003238944</text:p>
          </table:table-cell>
          <table:table-cell office:value-type="float" office:value="1815486" calcext:value-type="float">
            <text:p>1815486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 office:value-type="float" office:value="360829" calcext:value-type="float">
            <text:p>360829</text:p>
          </table:table-cell>
          <table:table-cell office:value-type="string" calcext:value-type="string">
            <text:p>C</text:p>
          </table:table-cell>
          <table:table-cell office:value-type="float" office:value="1830674" calcext:value-type="float">
            <text:p>1830674</text:p>
          </table:table-cell>
          <table:table-cell office:value-type="string" calcext:value-type="string">
            <text:p>E2063MS48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5299" calcext:value-type="float">
            <text:p>9000002065299</text:p>
          </table:table-cell>
          <table:table-cell office:value-type="float" office:value="1598081" calcext:value-type="float">
            <text:p>1598081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97" calcext:value-type="float">
            <text:p>97</text:p>
          </table:table-cell>
          <table:table-cell office:value-type="float" office:value="360965" calcext:value-type="float">
            <text:p>360965</text:p>
          </table:table-cell>
          <table:table-cell office:value-type="string" calcext:value-type="string">
            <text:p>C</text:p>
          </table:table-cell>
          <table:table-cell office:value-type="float" office:value="1612789" calcext:value-type="float">
            <text:p>1612789</text:p>
          </table:table-cell>
          <table:table-cell office:value-type="string" calcext:value-type="string">
            <text:p>D76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5299" calcext:value-type="float">
            <text:p>9000002065299</text:p>
          </table:table-cell>
          <table:table-cell office:value-type="float" office:value="1598081" calcext:value-type="float">
            <text:p>1598081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00" calcext:value-type="float">
            <text:p>100</text:p>
          </table:table-cell>
          <table:table-cell office:value-type="float" office:value="360971" calcext:value-type="float">
            <text:p>360971</text:p>
          </table:table-cell>
          <table:table-cell office:value-type="string" calcext:value-type="string">
            <text:p>C</text:p>
          </table:table-cell>
          <table:table-cell office:value-type="float" office:value="1612789" calcext:value-type="float">
            <text:p>1612789</text:p>
          </table:table-cell>
          <table:table-cell office:value-type="string" calcext:value-type="string">
            <text:p>D76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1136" calcext:value-type="float">
            <text:p>9000002241136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1" calcext:value-type="float">
            <text:p>121</text:p>
          </table:table-cell>
          <table:table-cell office:value-type="float" office:value="361014" calcext:value-type="float">
            <text:p>361014</text:p>
          </table:table-cell>
          <table:table-cell office:value-type="string" calcext:value-type="string">
            <text:p>C</text:p>
          </table:table-cell>
          <table:table-cell office:value-type="float" office:value="1667980" calcext:value-type="float">
            <text:p>1667980</text:p>
          </table:table-cell>
          <table:table-cell office:value-type="string" calcext:value-type="string">
            <text:p>D9549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3412" calcext:value-type="float">
            <text:p>9000002253412</text:p>
          </table:table-cell>
          <table:table-cell office:value-type="float" office:value="1660959" calcext:value-type="float">
            <text:p>1660959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1" calcext:value-type="float">
            <text:p>121</text:p>
          </table:table-cell>
          <table:table-cell office:value-type="float" office:value="361014" calcext:value-type="float">
            <text:p>361014</text:p>
          </table:table-cell>
          <table:table-cell office:value-type="string" calcext:value-type="string">
            <text:p>C</text:p>
          </table:table-cell>
          <table:table-cell office:value-type="float" office:value="1675756" calcext:value-type="float">
            <text:p>1675756</text:p>
          </table:table-cell>
          <table:table-cell office:value-type="string" calcext:value-type="string">
            <text:p>D934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60151" calcext:value-type="float">
            <text:p>9000002260151</text:p>
          </table:table-cell>
          <table:table-cell office:value-type="float" office:value="1665260" calcext:value-type="float">
            <text:p>1665260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1" calcext:value-type="float">
            <text:p>121</text:p>
          </table:table-cell>
          <table:table-cell office:value-type="float" office:value="361014" calcext:value-type="float">
            <text:p>361014</text:p>
          </table:table-cell>
          <table:table-cell office:value-type="string" calcext:value-type="string">
            <text:p>C</text:p>
          </table:table-cell>
          <table:table-cell office:value-type="float" office:value="1680062" calcext:value-type="float">
            <text:p>1680062</text:p>
          </table:table-cell>
          <table:table-cell office:value-type="string" calcext:value-type="string">
            <text:p>E0578A4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1" calcext:value-type="float">
            <text:p>121</text:p>
          </table:table-cell>
          <table:table-cell office:value-type="float" office:value="361014" calcext:value-type="float">
            <text:p>361014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1" calcext:value-type="float">
            <text:p>121</text:p>
          </table:table-cell>
          <table:table-cell office:value-type="float" office:value="361014" calcext:value-type="float">
            <text:p>361014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1" calcext:value-type="float">
            <text:p>121</text:p>
          </table:table-cell>
          <table:table-cell office:value-type="float" office:value="361014" calcext:value-type="float">
            <text:p>361014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1015" calcext:value-type="float">
            <text:p>9000003211015</text:p>
          </table:table-cell>
          <table:table-cell office:value-type="float" office:value="1810328" calcext:value-type="float">
            <text:p>1810328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1" calcext:value-type="float">
            <text:p>121</text:p>
          </table:table-cell>
          <table:table-cell office:value-type="float" office:value="361014" calcext:value-type="float">
            <text:p>361014</text:p>
          </table:table-cell>
          <table:table-cell office:value-type="string" calcext:value-type="string">
            <text:p>C</text:p>
          </table:table-cell>
          <table:table-cell office:value-type="float" office:value="1825508" calcext:value-type="float">
            <text:p>1825508</text:p>
          </table:table-cell>
          <table:table-cell office:value-type="string" calcext:value-type="string">
            <text:p>E18606/7V7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1462" calcext:value-type="float">
            <text:p>9000003011462</text:p>
          </table:table-cell>
          <table:table-cell office:value-type="float" office:value="1768959" calcext:value-type="float">
            <text:p>1768959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3" calcext:value-type="float">
            <text:p>123</text:p>
          </table:table-cell>
          <table:table-cell office:value-type="float" office:value="361017" calcext:value-type="float">
            <text:p>361017</text:p>
          </table:table-cell>
          <table:table-cell office:value-type="string" calcext:value-type="string">
            <text:p>C</text:p>
          </table:table-cell>
          <table:table-cell office:value-type="float" office:value="1784000" calcext:value-type="float">
            <text:p>1784000</text:p>
          </table:table-cell>
          <table:table-cell office:value-type="string" calcext:value-type="string">
            <text:p>D75964/5RE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1585" calcext:value-type="float">
            <text:p>9000003011585</text:p>
          </table:table-cell>
          <table:table-cell office:value-type="float" office:value="1768972" calcext:value-type="float">
            <text:p>176897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3" calcext:value-type="float">
            <text:p>123</text:p>
          </table:table-cell>
          <table:table-cell office:value-type="float" office:value="361017" calcext:value-type="float">
            <text:p>361017</text:p>
          </table:table-cell>
          <table:table-cell office:value-type="string" calcext:value-type="string">
            <text:p>C</text:p>
          </table:table-cell>
          <table:table-cell office:value-type="float" office:value="1784013" calcext:value-type="float">
            <text:p>1784013</text:p>
          </table:table-cell>
          <table:table-cell office:value-type="string" calcext:value-type="string">
            <text:p>D75964/5BB5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9328" calcext:value-type="float">
            <text:p>9000003119328</text:p>
          </table:table-cell>
          <table:table-cell office:value-type="float" office:value="1794792" calcext:value-type="float">
            <text:p>179479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3" calcext:value-type="float">
            <text:p>123</text:p>
          </table:table-cell>
          <table:table-cell office:value-type="float" office:value="361017" calcext:value-type="float">
            <text:p>361017</text:p>
          </table:table-cell>
          <table:table-cell office:value-type="string" calcext:value-type="string">
            <text:p>C</text:p>
          </table:table-cell>
          <table:table-cell office:value-type="float" office:value="1809919" calcext:value-type="float">
            <text:p>1809919</text:p>
          </table:table-cell>
          <table:table-cell office:value-type="string" calcext:value-type="string">
            <text:p>D7739MW8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4413" calcext:value-type="float">
            <text:p>9000003204413</text:p>
          </table:table-cell>
          <table:table-cell office:value-type="float" office:value="1809403" calcext:value-type="float">
            <text:p>1809403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3" calcext:value-type="float">
            <text:p>123</text:p>
          </table:table-cell>
          <table:table-cell office:value-type="float" office:value="361017" calcext:value-type="float">
            <text:p>361017</text:p>
          </table:table-cell>
          <table:table-cell office:value-type="string" calcext:value-type="string">
            <text:p>C</text:p>
          </table:table-cell>
          <table:table-cell office:value-type="float" office:value="1824583" calcext:value-type="float">
            <text:p>1824583</text:p>
          </table:table-cell>
          <table:table-cell office:value-type="string" calcext:value-type="string">
            <text:p>E1632ME9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5717" calcext:value-type="float">
            <text:p>9000003205717</text:p>
          </table:table-cell>
          <table:table-cell office:value-type="float" office:value="1809533" calcext:value-type="float">
            <text:p>1809533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3" calcext:value-type="float">
            <text:p>123</text:p>
          </table:table-cell>
          <table:table-cell office:value-type="float" office:value="361017" calcext:value-type="float">
            <text:p>361017</text:p>
          </table:table-cell>
          <table:table-cell office:value-type="string" calcext:value-type="string">
            <text:p>C</text:p>
          </table:table-cell>
          <table:table-cell office:value-type="float" office:value="1824713" calcext:value-type="float">
            <text:p>1824713</text:p>
          </table:table-cell>
          <table:table-cell office:value-type="string" calcext:value-type="string">
            <text:p>E2178ME99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5793" calcext:value-type="float">
            <text:p>9000003205793</text:p>
          </table:table-cell>
          <table:table-cell office:value-type="float" office:value="1809541" calcext:value-type="float">
            <text:p>1809541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3" calcext:value-type="float">
            <text:p>123</text:p>
          </table:table-cell>
          <table:table-cell office:value-type="float" office:value="361017" calcext:value-type="float">
            <text:p>361017</text:p>
          </table:table-cell>
          <table:table-cell office:value-type="string" calcext:value-type="string">
            <text:p>C</text:p>
          </table:table-cell>
          <table:table-cell office:value-type="float" office:value="1824721" calcext:value-type="float">
            <text:p>1824721</text:p>
          </table:table-cell>
          <table:table-cell office:value-type="string" calcext:value-type="string">
            <text:p>E2179XXL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1022" calcext:value-type="float">
            <text:p>9000003211022</text:p>
          </table:table-cell>
          <table:table-cell office:value-type="float" office:value="1810329" calcext:value-type="float">
            <text:p>1810329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3" calcext:value-type="float">
            <text:p>123</text:p>
          </table:table-cell>
          <table:table-cell office:value-type="float" office:value="361017" calcext:value-type="float">
            <text:p>361017</text:p>
          </table:table-cell>
          <table:table-cell office:value-type="string" calcext:value-type="string">
            <text:p>C</text:p>
          </table:table-cell>
          <table:table-cell office:value-type="float" office:value="1825509" calcext:value-type="float">
            <text:p>1825509</text:p>
          </table:table-cell>
          <table:table-cell office:value-type="string" calcext:value-type="string">
            <text:p>E18607/8V7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63868" calcext:value-type="float">
            <text:p>9000002063868</text:p>
          </table:table-cell>
          <table:table-cell office:value-type="float" office:value="1597022" calcext:value-type="float">
            <text:p>159702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8" calcext:value-type="float">
            <text:p>128</text:p>
          </table:table-cell>
          <table:table-cell office:value-type="float" office:value="361027" calcext:value-type="float">
            <text:p>361027</text:p>
          </table:table-cell>
          <table:table-cell office:value-type="string" calcext:value-type="string">
            <text:p>C</text:p>
          </table:table-cell>
          <table:table-cell office:value-type="float" office:value="1611723" calcext:value-type="float">
            <text:p>1611723</text:p>
          </table:table-cell>
          <table:table-cell office:value-type="string" calcext:value-type="string">
            <text:p>D7461A6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8" calcext:value-type="float">
            <text:p>128</text:p>
          </table:table-cell>
          <table:table-cell office:value-type="float" office:value="361027" calcext:value-type="float">
            <text:p>361027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8" calcext:value-type="float">
            <text:p>128</text:p>
          </table:table-cell>
          <table:table-cell office:value-type="float" office:value="361027" calcext:value-type="float">
            <text:p>361027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9" calcext:value-type="float">
            <text:p>129</text:p>
          </table:table-cell>
          <table:table-cell office:value-type="float" office:value="361029" calcext:value-type="float">
            <text:p>361029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9" calcext:value-type="float">
            <text:p>129</text:p>
          </table:table-cell>
          <table:table-cell office:value-type="float" office:value="361029" calcext:value-type="float">
            <text:p>361029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5" calcext:value-type="float">
            <text:p>444835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812" calcext:value-type="float">
            <text:p>9000003092812</text:p>
          </table:table-cell>
          <table:table-cell office:value-type="float" office:value="1788592" calcext:value-type="float">
            <text:p>178859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29" calcext:value-type="float">
            <text:p>129</text:p>
          </table:table-cell>
          <table:table-cell office:value-type="float" office:value="361029" calcext:value-type="float">
            <text:p>361029</text:p>
          </table:table-cell>
          <table:table-cell office:value-type="string" calcext:value-type="string">
            <text:p>C</text:p>
          </table:table-cell>
          <table:table-cell office:value-type="float" office:value="1803721" calcext:value-type="float">
            <text:p>1803721</text:p>
          </table:table-cell>
          <table:table-cell office:value-type="string" calcext:value-type="string">
            <text:p>D9748AB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15" calcext:value-type="float">
            <text:p>9000002203615</text:p>
          </table:table-cell>
          <table:table-cell office:value-type="float" office:value="1637794" calcext:value-type="float">
            <text:p>1637794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652546" calcext:value-type="float">
            <text:p>1652546</text:p>
          </table:table-cell>
          <table:table-cell office:value-type="string" calcext:value-type="string">
            <text:p>D7764AD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13" calcext:value-type="float">
            <text:p>9000002203813</text:p>
          </table:table-cell>
          <table:table-cell office:value-type="float" office:value="1637814" calcext:value-type="float">
            <text:p>1637814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652566" calcext:value-type="float">
            <text:p>1652566</text:p>
          </table:table-cell>
          <table:table-cell office:value-type="string" calcext:value-type="string">
            <text:p>D7764AH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37" calcext:value-type="float">
            <text:p>9000002203837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652568" calcext:value-type="float">
            <text:p>1652568</text:p>
          </table:table-cell>
          <table:table-cell office:value-type="string" calcext:value-type="string">
            <text:p>D7764AH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63" calcext:value-type="float">
            <text:p>9000002383263</text:p>
          </table:table-cell>
          <table:table-cell office:value-type="float" office:value="1695275" calcext:value-type="float">
            <text:p>169527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710156" calcext:value-type="float">
            <text:p>1710156</text:p>
          </table:table-cell>
          <table:table-cell office:value-type="string" calcext:value-type="string">
            <text:p>D7740AB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270" calcext:value-type="float">
            <text:p>9000002383270</text:p>
          </table:table-cell>
          <table:table-cell office:value-type="float" office:value="1695276" calcext:value-type="float">
            <text:p>169527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710157" calcext:value-type="float">
            <text:p>1710157</text:p>
          </table:table-cell>
          <table:table-cell office:value-type="string" calcext:value-type="string">
            <text:p>D7740AB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83300" calcext:value-type="float">
            <text:p>9000002383300</text:p>
          </table:table-cell>
          <table:table-cell office:value-type="float" office:value="1695279" calcext:value-type="float">
            <text:p>1695279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710160" calcext:value-type="float">
            <text:p>1710160</text:p>
          </table:table-cell>
          <table:table-cell office:value-type="string" calcext:value-type="string">
            <text:p>D7740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51" calcext:value-type="float">
            <text:p>9000002995251</text:p>
          </table:table-cell>
          <table:table-cell office:value-type="float" office:value="1765910" calcext:value-type="float">
            <text:p>1765910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780812" calcext:value-type="float">
            <text:p>1780812</text:p>
          </table:table-cell>
          <table:table-cell office:value-type="string" calcext:value-type="string">
            <text:p>D7716A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68" calcext:value-type="float">
            <text:p>9000002995268</text:p>
          </table:table-cell>
          <table:table-cell office:value-type="float" office:value="1765911" calcext:value-type="float">
            <text:p>1765911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780813" calcext:value-type="float">
            <text:p>1780813</text:p>
          </table:table-cell>
          <table:table-cell office:value-type="string" calcext:value-type="string">
            <text:p>D7716AC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75" calcext:value-type="float">
            <text:p>9000002995275</text:p>
          </table:table-cell>
          <table:table-cell office:value-type="float" office:value="1765912" calcext:value-type="float">
            <text:p>176591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780814" calcext:value-type="float">
            <text:p>1780814</text:p>
          </table:table-cell>
          <table:table-cell office:value-type="string" calcext:value-type="string">
            <text:p>D7716AC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4493" calcext:value-type="float">
            <text:p>9000003024493</text:p>
          </table:table-cell>
          <table:table-cell office:value-type="float" office:value="1774158" calcext:value-type="float">
            <text:p>177415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360779" calcext:value-type="float">
            <text:p>360779</text:p>
          </table:table-cell>
          <table:table-cell office:value-type="string" calcext:value-type="string">
            <text:p>C</text:p>
          </table:table-cell>
          <table:table-cell office:value-type="float" office:value="1789193" calcext:value-type="float">
            <text:p>1789193</text:p>
          </table:table-cell>
          <table:table-cell office:value-type="string" calcext:value-type="string">
            <text:p>E1656AA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1988" calcext:value-type="float">
            <text:p>9000002051988</text:p>
          </table:table-cell>
          <table:table-cell office:value-type="float" office:value="1590186" calcext:value-type="float">
            <text:p>159018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2" calcext:value-type="float">
            <text:p>62</text:p>
          </table:table-cell>
          <table:table-cell office:value-type="float" office:value="360893" calcext:value-type="float">
            <text:p>360893</text:p>
          </table:table-cell>
          <table:table-cell office:value-type="string" calcext:value-type="string">
            <text:p>C</text:p>
          </table:table-cell>
          <table:table-cell office:value-type="float" office:value="1604877" calcext:value-type="float">
            <text:p>1604877</text:p>
          </table:table-cell>
          <table:table-cell office:value-type="string" calcext:value-type="string">
            <text:p>D7007AD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53876" calcext:value-type="float">
            <text:p>9000002053876</text:p>
          </table:table-cell>
          <table:table-cell office:value-type="float" office:value="1591375" calcext:value-type="float">
            <text:p>159137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2" calcext:value-type="float">
            <text:p>62</text:p>
          </table:table-cell>
          <table:table-cell office:value-type="float" office:value="360893" calcext:value-type="float">
            <text:p>360893</text:p>
          </table:table-cell>
          <table:table-cell office:value-type="string" calcext:value-type="string">
            <text:p>C</text:p>
          </table:table-cell>
          <table:table-cell office:value-type="float" office:value="1606067" calcext:value-type="float">
            <text:p>1606067</text:p>
          </table:table-cell>
          <table:table-cell office:value-type="string" calcext:value-type="string">
            <text:p>D7383A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9109" calcext:value-type="float">
            <text:p>9000002199109</text:p>
          </table:table-cell>
          <table:table-cell office:value-type="float" office:value="1636874" calcext:value-type="float">
            <text:p>1636874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2" calcext:value-type="float">
            <text:p>62</text:p>
          </table:table-cell>
          <table:table-cell office:value-type="float" office:value="360893" calcext:value-type="float">
            <text:p>360893</text:p>
          </table:table-cell>
          <table:table-cell office:value-type="string" calcext:value-type="string">
            <text:p>C</text:p>
          </table:table-cell>
          <table:table-cell office:value-type="float" office:value="1651611" calcext:value-type="float">
            <text:p>1651611</text:p>
          </table:table-cell>
          <table:table-cell office:value-type="string" calcext:value-type="string">
            <text:p>D8329AB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22" calcext:value-type="float">
            <text:p>9000002203622</text:p>
          </table:table-cell>
          <table:table-cell office:value-type="float" office:value="1637795" calcext:value-type="float">
            <text:p>163779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2" calcext:value-type="float">
            <text:p>62</text:p>
          </table:table-cell>
          <table:table-cell office:value-type="float" office:value="360893" calcext:value-type="float">
            <text:p>360893</text:p>
          </table:table-cell>
          <table:table-cell office:value-type="string" calcext:value-type="string">
            <text:p>C</text:p>
          </table:table-cell>
          <table:table-cell office:value-type="float" office:value="1652547" calcext:value-type="float">
            <text:p>1652547</text:p>
          </table:table-cell>
          <table:table-cell office:value-type="string" calcext:value-type="string">
            <text:p>D7764AD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46" calcext:value-type="float">
            <text:p>9000002203646</text:p>
          </table:table-cell>
          <table:table-cell office:value-type="float" office:value="1637797" calcext:value-type="float">
            <text:p>1637797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2" calcext:value-type="float">
            <text:p>62</text:p>
          </table:table-cell>
          <table:table-cell office:value-type="float" office:value="360893" calcext:value-type="float">
            <text:p>360893</text:p>
          </table:table-cell>
          <table:table-cell office:value-type="string" calcext:value-type="string">
            <text:p>C</text:p>
          </table:table-cell>
          <table:table-cell office:value-type="float" office:value="1652549" calcext:value-type="float">
            <text:p>1652549</text:p>
          </table:table-cell>
          <table:table-cell office:value-type="string" calcext:value-type="string">
            <text:p>D7764AD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39" calcext:value-type="float">
            <text:p>9000002340839</text:p>
          </table:table-cell>
          <table:table-cell office:value-type="float" office:value="1688001" calcext:value-type="float">
            <text:p>1688001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2" calcext:value-type="float">
            <text:p>62</text:p>
          </table:table-cell>
          <table:table-cell office:value-type="float" office:value="360893" calcext:value-type="float">
            <text:p>360893</text:p>
          </table:table-cell>
          <table:table-cell office:value-type="string" calcext:value-type="string">
            <text:p>C</text:p>
          </table:table-cell>
          <table:table-cell office:value-type="float" office:value="1702864" calcext:value-type="float">
            <text:p>1702864</text:p>
          </table:table-cell>
          <table:table-cell office:value-type="string" calcext:value-type="string">
            <text:p>E10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145" calcext:value-type="float">
            <text:p>9000002995145</text:p>
          </table:table-cell>
          <table:table-cell office:value-type="float" office:value="1765897" calcext:value-type="float">
            <text:p>1765897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2" calcext:value-type="float">
            <text:p>62</text:p>
          </table:table-cell>
          <table:table-cell office:value-type="float" office:value="360893" calcext:value-type="float">
            <text:p>360893</text:p>
          </table:table-cell>
          <table:table-cell office:value-type="string" calcext:value-type="string">
            <text:p>C</text:p>
          </table:table-cell>
          <table:table-cell office:value-type="float" office:value="1780799" calcext:value-type="float">
            <text:p>1780799</text:p>
          </table:table-cell>
          <table:table-cell office:value-type="string" calcext:value-type="string">
            <text:p>D7716AA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51" calcext:value-type="float">
            <text:p>9000002995251</text:p>
          </table:table-cell>
          <table:table-cell office:value-type="float" office:value="1765910" calcext:value-type="float">
            <text:p>1765910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2" calcext:value-type="float">
            <text:p>62</text:p>
          </table:table-cell>
          <table:table-cell office:value-type="float" office:value="360893" calcext:value-type="float">
            <text:p>360893</text:p>
          </table:table-cell>
          <table:table-cell office:value-type="string" calcext:value-type="string">
            <text:p>C</text:p>
          </table:table-cell>
          <table:table-cell office:value-type="float" office:value="1780812" calcext:value-type="float">
            <text:p>1780812</text:p>
          </table:table-cell>
          <table:table-cell office:value-type="string" calcext:value-type="string">
            <text:p>D7716A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70309" calcext:value-type="float">
            <text:p>9000001770309</text:p>
          </table:table-cell>
          <table:table-cell office:value-type="float" office:value="1488222" calcext:value-type="float">
            <text:p>148822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502677" calcext:value-type="float">
            <text:p>1502677</text:p>
          </table:table-cell>
          <table:table-cell office:value-type="string" calcext:value-type="string">
            <text:p>D350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1796156" calcext:value-type="float">
            <text:p>9000001796156</text:p>
          </table:table-cell>
          <table:table-cell office:value-type="float" office:value="1515304" calcext:value-type="float">
            <text:p>1515304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529828" calcext:value-type="float">
            <text:p>1529828</text:p>
          </table:table-cell>
          <table:table-cell office:value-type="string" calcext:value-type="string">
            <text:p>D6034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80" calcext:value-type="float">
            <text:p>9000002243680</text:p>
          </table:table-cell>
          <table:table-cell office:value-type="float" office:value="1655038" calcext:value-type="float">
            <text:p>165503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669826" calcext:value-type="float">
            <text:p>1669826</text:p>
          </table:table-cell>
          <table:table-cell office:value-type="string" calcext:value-type="string">
            <text:p>D9227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09171" calcext:value-type="float">
            <text:p>9000002309171</text:p>
          </table:table-cell>
          <table:table-cell office:value-type="float" office:value="1680244" calcext:value-type="float">
            <text:p>1680244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695093" calcext:value-type="float">
            <text:p>1695093</text:p>
          </table:table-cell>
          <table:table-cell office:value-type="string" calcext:value-type="string">
            <text:p>D7749AK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56" calcext:value-type="float">
            <text:p>9000002311556</text:p>
          </table:table-cell>
          <table:table-cell office:value-type="float" office:value="1680808" calcext:value-type="float">
            <text:p>168080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695660" calcext:value-type="float">
            <text:p>1695660</text:p>
          </table:table-cell>
          <table:table-cell office:value-type="string" calcext:value-type="string">
            <text:p>E109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61870" calcext:value-type="float">
            <text:p>9000003061870</text:p>
          </table:table-cell>
          <table:table-cell office:value-type="float" office:value="1781826" calcext:value-type="float">
            <text:p>178182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796885" calcext:value-type="float">
            <text:p>1796885</text:p>
          </table:table-cell>
          <table:table-cell office:value-type="string" calcext:value-type="string">
            <text:p>D8509A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652" calcext:value-type="float">
            <text:p>9000003092652</text:p>
          </table:table-cell>
          <table:table-cell office:value-type="float" office:value="1788576" calcext:value-type="float">
            <text:p>178857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803705" calcext:value-type="float">
            <text:p>1803705</text:p>
          </table:table-cell>
          <table:table-cell office:value-type="string" calcext:value-type="string">
            <text:p>D9748AC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18703" calcext:value-type="float">
            <text:p>9000003118703</text:p>
          </table:table-cell>
          <table:table-cell office:value-type="float" office:value="1794682" calcext:value-type="float">
            <text:p>179468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809809" calcext:value-type="float">
            <text:p>1809809</text:p>
          </table:table-cell>
          <table:table-cell office:value-type="string" calcext:value-type="string">
            <text:p>E2151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5700" calcext:value-type="float">
            <text:p>9000003205700</text:p>
          </table:table-cell>
          <table:table-cell office:value-type="float" office:value="1809532" calcext:value-type="float">
            <text:p>180953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824712" calcext:value-type="float">
            <text:p>1824712</text:p>
          </table:table-cell>
          <table:table-cell office:value-type="string" calcext:value-type="string">
            <text:p>E2178SE9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05731" calcext:value-type="float">
            <text:p>9000003205731</text:p>
          </table:table-cell>
          <table:table-cell office:value-type="float" office:value="1809535" calcext:value-type="float">
            <text:p>180953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824715" calcext:value-type="float">
            <text:p>1824715</text:p>
          </table:table-cell>
          <table:table-cell office:value-type="string" calcext:value-type="string">
            <text:p>E2178XLE9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92458" calcext:value-type="float">
            <text:p>9000003292458</text:p>
          </table:table-cell>
          <table:table-cell office:value-type="float" office:value="1833853" calcext:value-type="float">
            <text:p>1833853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849095" calcext:value-type="float">
            <text:p>1849095</text:p>
          </table:table-cell>
          <table:table-cell office:value-type="string" calcext:value-type="string">
            <text:p>E2551MG5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92618" calcext:value-type="float">
            <text:p>9000003292618</text:p>
          </table:table-cell>
          <table:table-cell office:value-type="float" office:value="1833893" calcext:value-type="float">
            <text:p>1833893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office:value-type="float" office:value="360910" calcext:value-type="float">
            <text:p>360910</text:p>
          </table:table-cell>
          <table:table-cell office:value-type="string" calcext:value-type="string">
            <text:p>C</text:p>
          </table:table-cell>
          <table:table-cell office:value-type="float" office:value="1849135" calcext:value-type="float">
            <text:p>1849135</text:p>
          </table:table-cell>
          <table:table-cell office:value-type="string" calcext:value-type="string">
            <text:p>E2541XSS48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35" calcext:value-type="float">
            <text:p>9000002019735</text:p>
          </table:table-cell>
          <table:table-cell office:value-type="float" office:value="1576183" calcext:value-type="float">
            <text:p>1576183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590873" calcext:value-type="float">
            <text:p>1590873</text:p>
          </table:table-cell>
          <table:table-cell office:value-type="string" calcext:value-type="string">
            <text:p>D687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42" calcext:value-type="float">
            <text:p>9000002019742</text:p>
          </table:table-cell>
          <table:table-cell office:value-type="float" office:value="1576185" calcext:value-type="float">
            <text:p>157618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590875" calcext:value-type="float">
            <text:p>1590875</text:p>
          </table:table-cell>
          <table:table-cell office:value-type="string" calcext:value-type="string">
            <text:p>D6880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59" calcext:value-type="float">
            <text:p>9000002019759</text:p>
          </table:table-cell>
          <table:table-cell office:value-type="float" office:value="1576188" calcext:value-type="float">
            <text:p>157618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590878" calcext:value-type="float">
            <text:p>1590878</text:p>
          </table:table-cell>
          <table:table-cell office:value-type="string" calcext:value-type="string">
            <text:p>D6883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19766" calcext:value-type="float">
            <text:p>9000002019766</text:p>
          </table:table-cell>
          <table:table-cell office:value-type="float" office:value="1576189" calcext:value-type="float">
            <text:p>1576189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590879" calcext:value-type="float">
            <text:p>1590879</text:p>
          </table:table-cell>
          <table:table-cell office:value-type="string" calcext:value-type="string">
            <text:p>D6883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077810" calcext:value-type="float">
            <text:p>9000002077810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620089" calcext:value-type="float">
            <text:p>1620089</text:p>
          </table:table-cell>
          <table:table-cell office:value-type="string" calcext:value-type="string">
            <text:p>D7899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39" calcext:value-type="float">
            <text:p>9000002203639</text:p>
          </table:table-cell>
          <table:table-cell office:value-type="float" office:value="1637796" calcext:value-type="float">
            <text:p>163779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652548" calcext:value-type="float">
            <text:p>1652548</text:p>
          </table:table-cell>
          <table:table-cell office:value-type="string" calcext:value-type="string">
            <text:p>D7764AD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53" calcext:value-type="float">
            <text:p>9000002203653</text:p>
          </table:table-cell>
          <table:table-cell office:value-type="float" office:value="1637798" calcext:value-type="float">
            <text:p>163779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652550" calcext:value-type="float">
            <text:p>1652550</text:p>
          </table:table-cell>
          <table:table-cell office:value-type="string" calcext:value-type="string">
            <text:p>D7764AD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06" calcext:value-type="float">
            <text:p>9000002203806</text:p>
          </table:table-cell>
          <table:table-cell office:value-type="float" office:value="1637813" calcext:value-type="float">
            <text:p>1637813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652565" calcext:value-type="float">
            <text:p>1652565</text:p>
          </table:table-cell>
          <table:table-cell office:value-type="string" calcext:value-type="string">
            <text:p>D7764AG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697" calcext:value-type="float">
            <text:p>9000002243697</text:p>
          </table:table-cell>
          <table:table-cell office:value-type="float" office:value="1655039" calcext:value-type="float">
            <text:p>1655039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669827" calcext:value-type="float">
            <text:p>1669827</text:p>
          </table:table-cell>
          <table:table-cell office:value-type="string" calcext:value-type="string">
            <text:p>D9227A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43765" calcext:value-type="float">
            <text:p>9000002243765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669846" calcext:value-type="float">
            <text:p>1669846</text:p>
          </table:table-cell>
          <table:table-cell office:value-type="string" calcext:value-type="string">
            <text:p>D9227AH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26" calcext:value-type="float">
            <text:p>9000002311426</text:p>
          </table:table-cell>
          <table:table-cell office:value-type="float" office:value="1680758" calcext:value-type="float">
            <text:p>168075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695609" calcext:value-type="float">
            <text:p>1695609</text:p>
          </table:table-cell>
          <table:table-cell office:value-type="string" calcext:value-type="string">
            <text:p>E106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600" calcext:value-type="float">
            <text:p>9000002340600</text:p>
          </table:table-cell>
          <table:table-cell office:value-type="float" office:value="1687945" calcext:value-type="float">
            <text:p>168794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702808" calcext:value-type="float">
            <text:p>1702808</text:p>
          </table:table-cell>
          <table:table-cell office:value-type="string" calcext:value-type="string">
            <text:p>E102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46" calcext:value-type="float">
            <text:p>9000002340846</text:p>
          </table:table-cell>
          <table:table-cell office:value-type="float" office:value="1688009" calcext:value-type="float">
            <text:p>1688009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702872" calcext:value-type="float">
            <text:p>1702872</text:p>
          </table:table-cell>
          <table:table-cell office:value-type="string" calcext:value-type="string">
            <text:p>E10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0853" calcext:value-type="float">
            <text:p>9000002340853</text:p>
          </table:table-cell>
          <table:table-cell office:value-type="float" office:value="1688011" calcext:value-type="float">
            <text:p>1688011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702874" calcext:value-type="float">
            <text:p>1702874</text:p>
          </table:table-cell>
          <table:table-cell office:value-type="string" calcext:value-type="string">
            <text:p>E10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672671" calcext:value-type="float">
            <text:p>9000002672671</text:p>
          </table:table-cell>
          <table:table-cell office:value-type="float" office:value="1732413" calcext:value-type="float">
            <text:p>1732413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747315" calcext:value-type="float">
            <text:p>1747315</text:p>
          </table:table-cell>
          <table:table-cell office:value-type="string" calcext:value-type="string">
            <text:p>C8942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61764" calcext:value-type="float">
            <text:p>9000003061764</text:p>
          </table:table-cell>
          <table:table-cell office:value-type="float" office:value="1781798" calcext:value-type="float">
            <text:p>178179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float" office:value="360933" calcext:value-type="float">
            <text:p>360933</text:p>
          </table:table-cell>
          <table:table-cell office:value-type="string" calcext:value-type="string">
            <text:p>C</text:p>
          </table:table-cell>
          <table:table-cell office:value-type="float" office:value="1796863" calcext:value-type="float">
            <text:p>1796863</text:p>
          </table:table-cell>
          <table:table-cell office:value-type="string" calcext:value-type="string">
            <text:p>D850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44918" calcext:value-type="float">
            <text:p>9000002144918</text:p>
          </table:table-cell>
          <table:table-cell office:value-type="float" office:value="1625497" calcext:value-type="float">
            <text:p>1625497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640268" calcext:value-type="float">
            <text:p>1640268</text:p>
          </table:table-cell>
          <table:table-cell office:value-type="string" calcext:value-type="string">
            <text:p>D7184AB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199147" calcext:value-type="float">
            <text:p>9000002199147</text:p>
          </table:table-cell>
          <table:table-cell office:value-type="float" office:value="1636878" calcext:value-type="float">
            <text:p>163687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651615" calcext:value-type="float">
            <text:p>1651615</text:p>
          </table:table-cell>
          <table:table-cell office:value-type="string" calcext:value-type="string">
            <text:p>D8329ABXX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60" calcext:value-type="float">
            <text:p>9000002203660</text:p>
          </table:table-cell>
          <table:table-cell office:value-type="float" office:value="1637799" calcext:value-type="float">
            <text:p>1637799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652551" calcext:value-type="float">
            <text:p>1652551</text:p>
          </table:table-cell>
          <table:table-cell office:value-type="string" calcext:value-type="string">
            <text:p>D7764AE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07" calcext:value-type="float">
            <text:p>9000002203707</text:p>
          </table:table-cell>
          <table:table-cell office:value-type="float" office:value="1637803" calcext:value-type="float">
            <text:p>1637803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652555" calcext:value-type="float">
            <text:p>1652555</text:p>
          </table:table-cell>
          <table:table-cell office:value-type="string" calcext:value-type="string">
            <text:p>D7764AE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14" calcext:value-type="float">
            <text:p>9000002203714</text:p>
          </table:table-cell>
          <table:table-cell office:value-type="float" office:value="1637804" calcext:value-type="float">
            <text:p>1637804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652556" calcext:value-type="float">
            <text:p>1652556</text:p>
          </table:table-cell>
          <table:table-cell office:value-type="string" calcext:value-type="string">
            <text:p>D7764AF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21" calcext:value-type="float">
            <text:p>9000002203721</text:p>
          </table:table-cell>
          <table:table-cell office:value-type="float" office:value="1637805" calcext:value-type="float">
            <text:p>163780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652557" calcext:value-type="float">
            <text:p>1652557</text:p>
          </table:table-cell>
          <table:table-cell office:value-type="string" calcext:value-type="string">
            <text:p>D7764AF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88" calcext:value-type="float">
            <text:p>9000002311488</text:p>
          </table:table-cell>
          <table:table-cell office:value-type="float" office:value="1680794" calcext:value-type="float">
            <text:p>1680794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695645" calcext:value-type="float">
            <text:p>1695645</text:p>
          </table:table-cell>
          <table:table-cell office:value-type="string" calcext:value-type="string">
            <text:p>E106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495" calcext:value-type="float">
            <text:p>9000002311495</text:p>
          </table:table-cell>
          <table:table-cell office:value-type="float" office:value="1680796" calcext:value-type="float">
            <text:p>168079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695647" calcext:value-type="float">
            <text:p>1695647</text:p>
          </table:table-cell>
          <table:table-cell office:value-type="string" calcext:value-type="string">
            <text:p>E106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7787" calcext:value-type="float">
            <text:p>9000002317787</text:p>
          </table:table-cell>
          <table:table-cell office:value-type="float" office:value="1682235" calcext:value-type="float">
            <text:p>168223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697092" calcext:value-type="float">
            <text:p>1697092</text:p>
          </table:table-cell>
          <table:table-cell office:value-type="string" calcext:value-type="string">
            <text:p>E1022AE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397" calcext:value-type="float">
            <text:p>9000002343397</text:p>
          </table:table-cell>
          <table:table-cell office:value-type="float" office:value="1688477" calcext:value-type="float">
            <text:p>1688477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703340" calcext:value-type="float">
            <text:p>1703340</text:p>
          </table:table-cell>
          <table:table-cell office:value-type="string" calcext:value-type="string">
            <text:p>E1045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43526" calcext:value-type="float">
            <text:p>9000002343526</text:p>
          </table:table-cell>
          <table:table-cell office:value-type="float" office:value="1688500" calcext:value-type="float">
            <text:p>1688500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360946" calcext:value-type="float">
            <text:p>360946</text:p>
          </table:table-cell>
          <table:table-cell office:value-type="string" calcext:value-type="string">
            <text:p>C</text:p>
          </table:table-cell>
          <table:table-cell office:value-type="float" office:value="1703363" calcext:value-type="float">
            <text:p>1703363</text:p>
          </table:table-cell>
          <table:table-cell office:value-type="string" calcext:value-type="string">
            <text:p>E10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77" calcext:value-type="float">
            <text:p>9000002203677</text:p>
          </table:table-cell>
          <table:table-cell office:value-type="float" office:value="1637800" calcext:value-type="float">
            <text:p>1637800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652552" calcext:value-type="float">
            <text:p>1652552</text:p>
          </table:table-cell>
          <table:table-cell office:value-type="string" calcext:value-type="string">
            <text:p>D7764AE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84" calcext:value-type="float">
            <text:p>9000002203684</text:p>
          </table:table-cell>
          <table:table-cell office:value-type="float" office:value="1637801" calcext:value-type="float">
            <text:p>1637801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D7764AE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691" calcext:value-type="float">
            <text:p>9000002203691</text:p>
          </table:table-cell>
          <table:table-cell office:value-type="float" office:value="1637802" calcext:value-type="float">
            <text:p>163780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652554" calcext:value-type="float">
            <text:p>1652554</text:p>
          </table:table-cell>
          <table:table-cell office:value-type="string" calcext:value-type="string">
            <text:p>D7764AE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38" calcext:value-type="float">
            <text:p>9000002203738</text:p>
          </table:table-cell>
          <table:table-cell office:value-type="float" office:value="1637806" calcext:value-type="float">
            <text:p>163780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652558" calcext:value-type="float">
            <text:p>1652558</text:p>
          </table:table-cell>
          <table:table-cell office:value-type="string" calcext:value-type="string">
            <text:p>D7764AF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52" calcext:value-type="float">
            <text:p>9000002203752</text:p>
          </table:table-cell>
          <table:table-cell office:value-type="float" office:value="1637808" calcext:value-type="float">
            <text:p>163780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652560" calcext:value-type="float">
            <text:p>1652560</text:p>
          </table:table-cell>
          <table:table-cell office:value-type="string" calcext:value-type="string">
            <text:p>D7764AF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69" calcext:value-type="float">
            <text:p>9000002203769</text:p>
          </table:table-cell>
          <table:table-cell office:value-type="float" office:value="1637809" calcext:value-type="float">
            <text:p>1637809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652561" calcext:value-type="float">
            <text:p>1652561</text:p>
          </table:table-cell>
          <table:table-cell office:value-type="string" calcext:value-type="string">
            <text:p>D7764AG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76" calcext:value-type="float">
            <text:p>9000002203776</text:p>
          </table:table-cell>
          <table:table-cell office:value-type="float" office:value="1637810" calcext:value-type="float">
            <text:p>1637810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652562" calcext:value-type="float">
            <text:p>1652562</text:p>
          </table:table-cell>
          <table:table-cell office:value-type="string" calcext:value-type="string">
            <text:p>D7764AG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90" calcext:value-type="float">
            <text:p>9000002203790</text:p>
          </table:table-cell>
          <table:table-cell office:value-type="float" office:value="1637812" calcext:value-type="float">
            <text:p>163781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652564" calcext:value-type="float">
            <text:p>1652564</text:p>
          </table:table-cell>
          <table:table-cell office:value-type="string" calcext:value-type="string">
            <text:p>D7764AG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19647" calcext:value-type="float">
            <text:p>9000002219647</text:p>
          </table:table-cell>
          <table:table-cell office:value-type="float" office:value="1641708" calcext:value-type="float">
            <text:p>164170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656457" calcext:value-type="float">
            <text:p>1656457</text:p>
          </table:table-cell>
          <table:table-cell office:value-type="string" calcext:value-type="string">
            <text:p>D8125AD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360974" calcext:value-type="float">
            <text:p>360974</text:p>
          </table:table-cell>
          <table:table-cell office:value-type="string" calcext:value-type="string">
            <text:p>C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45" calcext:value-type="float">
            <text:p>9000002203745</text:p>
          </table:table-cell>
          <table:table-cell office:value-type="float" office:value="1637807" calcext:value-type="float">
            <text:p>1637807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652559" calcext:value-type="float">
            <text:p>1652559</text:p>
          </table:table-cell>
          <table:table-cell office:value-type="string" calcext:value-type="string">
            <text:p>D7764AF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20" calcext:value-type="float">
            <text:p>9000002203820</text:p>
          </table:table-cell>
          <table:table-cell office:value-type="float" office:value="1637815" calcext:value-type="float">
            <text:p>1637815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D7764AH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44" calcext:value-type="float">
            <text:p>9000002203844</text:p>
          </table:table-cell>
          <table:table-cell office:value-type="float" office:value="1637817" calcext:value-type="float">
            <text:p>1637817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652569" calcext:value-type="float">
            <text:p>1652569</text:p>
          </table:table-cell>
          <table:table-cell office:value-type="string" calcext:value-type="string">
            <text:p>D7764AH4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851" calcext:value-type="float">
            <text:p>9000002203851</text:p>
          </table:table-cell>
          <table:table-cell office:value-type="float" office:value="1637818" calcext:value-type="float">
            <text:p>163781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D7764AH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95268" calcext:value-type="float">
            <text:p>9000002995268</text:p>
          </table:table-cell>
          <table:table-cell office:value-type="float" office:value="1765911" calcext:value-type="float">
            <text:p>1765911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780813" calcext:value-type="float">
            <text:p>1780813</text:p>
          </table:table-cell>
          <table:table-cell office:value-type="string" calcext:value-type="string">
            <text:p>D7716AC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08" calcext:value-type="float">
            <text:p>9000003018508</text:p>
          </table:table-cell>
          <table:table-cell office:value-type="float" office:value="1771347" calcext:value-type="float">
            <text:p>1771347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786387" calcext:value-type="float">
            <text:p>1786387</text:p>
          </table:table-cell>
          <table:table-cell office:value-type="string" calcext:value-type="string">
            <text:p>E153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60" calcext:value-type="float">
            <text:p>9000003018560</text:p>
          </table:table-cell>
          <table:table-cell office:value-type="float" office:value="1771860" calcext:value-type="float">
            <text:p>1771860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786900" calcext:value-type="float">
            <text:p>1786900</text:p>
          </table:table-cell>
          <table:table-cell office:value-type="string" calcext:value-type="string">
            <text:p>E1534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18577" calcext:value-type="float">
            <text:p>9000003018577</text:p>
          </table:table-cell>
          <table:table-cell office:value-type="float" office:value="1771862" calcext:value-type="float">
            <text:p>177186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786902" calcext:value-type="float">
            <text:p>1786902</text:p>
          </table:table-cell>
          <table:table-cell office:value-type="string" calcext:value-type="string">
            <text:p>E1541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25193" calcext:value-type="float">
            <text:p>9000003025193</text:p>
          </table:table-cell>
          <table:table-cell office:value-type="float" office:value="1774447" calcext:value-type="float">
            <text:p>1774447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789482" calcext:value-type="float">
            <text:p>1789482</text:p>
          </table:table-cell>
          <table:table-cell office:value-type="string" calcext:value-type="string">
            <text:p>E153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92799" calcext:value-type="float">
            <text:p>9000003092799</text:p>
          </table:table-cell>
          <table:table-cell office:value-type="float" office:value="1788590" calcext:value-type="float">
            <text:p>1788590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360991" calcext:value-type="float">
            <text:p>360991</text:p>
          </table:table-cell>
          <table:table-cell office:value-type="string" calcext:value-type="string">
            <text:p>C</text:p>
          </table:table-cell>
          <table:table-cell office:value-type="float" office:value="1803719" calcext:value-type="float">
            <text:p>1803719</text:p>
          </table:table-cell>
          <table:table-cell office:value-type="string" calcext:value-type="string">
            <text:p>D9748AB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33452" calcext:value-type="float">
            <text:p>9000002233452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4" calcext:value-type="float">
            <text:p>114</text:p>
          </table:table-cell>
          <table:table-cell office:value-type="float" office:value="360999" calcext:value-type="float">
            <text:p>360999</text:p>
          </table:table-cell>
          <table:table-cell office:value-type="string" calcext:value-type="string">
            <text:p>C</text:p>
          </table:table-cell>
          <table:table-cell office:value-type="float" office:value="1663493" calcext:value-type="float">
            <text:p>1663493</text:p>
          </table:table-cell>
          <table:table-cell office:value-type="string" calcext:value-type="string">
            <text:p>D9269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52606" calcext:value-type="float">
            <text:p>9000002252606</text:p>
          </table:table-cell>
          <table:table-cell office:value-type="float" office:value="1660402" calcext:value-type="float">
            <text:p>166040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4" calcext:value-type="float">
            <text:p>114</text:p>
          </table:table-cell>
          <table:table-cell office:value-type="float" office:value="360999" calcext:value-type="float">
            <text:p>360999</text:p>
          </table:table-cell>
          <table:table-cell office:value-type="string" calcext:value-type="string">
            <text:p>C</text:p>
          </table:table-cell>
          <table:table-cell office:value-type="float" office:value="1675198" calcext:value-type="float">
            <text:p>1675198</text:p>
          </table:table-cell>
          <table:table-cell office:value-type="string" calcext:value-type="string">
            <text:p>E0346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049854" calcext:value-type="float">
            <text:p>9000003049854</text:p>
          </table:table-cell>
          <table:table-cell office:value-type="float" office:value="1778912" calcext:value-type="float">
            <text:p>1778912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4" calcext:value-type="float">
            <text:p>114</text:p>
          </table:table-cell>
          <table:table-cell office:value-type="float" office:value="360999" calcext:value-type="float">
            <text:p>360999</text:p>
          </table:table-cell>
          <table:table-cell office:value-type="string" calcext:value-type="string">
            <text:p>C</text:p>
          </table:table-cell>
          <table:table-cell office:value-type="float" office:value="1793961" calcext:value-type="float">
            <text:p>1793961</text:p>
          </table:table-cell>
          <table:table-cell office:value-type="string" calcext:value-type="string">
            <text:p>E099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18359" calcext:value-type="float">
            <text:p>9000003218359</text:p>
          </table:table-cell>
          <table:table-cell office:value-type="float" office:value="1811324" calcext:value-type="float">
            <text:p>1811324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4" calcext:value-type="float">
            <text:p>114</text:p>
          </table:table-cell>
          <table:table-cell office:value-type="float" office:value="360999" calcext:value-type="float">
            <text:p>360999</text:p>
          </table:table-cell>
          <table:table-cell office:value-type="string" calcext:value-type="string">
            <text:p>C</text:p>
          </table:table-cell>
          <table:table-cell office:value-type="float" office:value="1826507" calcext:value-type="float">
            <text:p>1826507</text:p>
          </table:table-cell>
          <table:table-cell office:value-type="string" calcext:value-type="string">
            <text:p>E245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292458" calcext:value-type="float">
            <text:p>9000003292458</text:p>
          </table:table-cell>
          <table:table-cell office:value-type="float" office:value="1833853" calcext:value-type="float">
            <text:p>1833853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14" calcext:value-type="float">
            <text:p>114</text:p>
          </table:table-cell>
          <table:table-cell office:value-type="float" office:value="360999" calcext:value-type="float">
            <text:p>360999</text:p>
          </table:table-cell>
          <table:table-cell office:value-type="string" calcext:value-type="string">
            <text:p>C</text:p>
          </table:table-cell>
          <table:table-cell office:value-type="float" office:value="1849095" calcext:value-type="float">
            <text:p>1849095</text:p>
          </table:table-cell>
          <table:table-cell office:value-type="string" calcext:value-type="string">
            <text:p>E2551MG56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203783" calcext:value-type="float">
            <text:p>9000002203783</text:p>
          </table:table-cell>
          <table:table-cell office:value-type="float" office:value="1637811" calcext:value-type="float">
            <text:p>1637811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1" calcext:value-type="float">
            <text:p>131</text:p>
          </table:table-cell>
          <table:table-cell office:value-type="float" office:value="361033" calcext:value-type="float">
            <text:p>361033</text:p>
          </table:table-cell>
          <table:table-cell office:value-type="string" calcext:value-type="string">
            <text:p>C</text:p>
          </table:table-cell>
          <table:table-cell office:value-type="float" office:value="1652563" calcext:value-type="float">
            <text:p>1652563</text:p>
          </table:table-cell>
          <table:table-cell office:value-type="string" calcext:value-type="string">
            <text:p>D7764AG3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01" calcext:value-type="float">
            <text:p>9000002311501</text:p>
          </table:table-cell>
          <table:table-cell office:value-type="float" office:value="1680798" calcext:value-type="float">
            <text:p>1680798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1" calcext:value-type="float">
            <text:p>131</text:p>
          </table:table-cell>
          <table:table-cell office:value-type="float" office:value="361033" calcext:value-type="float">
            <text:p>361033</text:p>
          </table:table-cell>
          <table:table-cell office:value-type="string" calcext:value-type="string">
            <text:p>C</text:p>
          </table:table-cell>
          <table:table-cell office:value-type="float" office:value="1695650" calcext:value-type="float">
            <text:p>1695650</text:p>
          </table:table-cell>
          <table:table-cell office:value-type="string" calcext:value-type="string">
            <text:p>E1067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6" calcext:value-type="float">
            <text:p>444836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311518" calcext:value-type="float">
            <text:p>9000002311518</text:p>
          </table:table-cell>
          <table:table-cell office:value-type="float" office:value="1680800" calcext:value-type="float">
            <text:p>1680800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131" calcext:value-type="float">
            <text:p>131</text:p>
          </table:table-cell>
          <table:table-cell office:value-type="float" office:value="361033" calcext:value-type="float">
            <text:p>361033</text:p>
          </table:table-cell>
          <table:table-cell office:value-type="string" calcext:value-type="string">
            <text:p>C</text:p>
          </table:table-cell>
          <table:table-cell office:value-type="float" office:value="1695652" calcext:value-type="float">
            <text:p>1695652</text:p>
          </table:table-cell>
          <table:table-cell office:value-type="string" calcext:value-type="string">
            <text:p>E106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444837" calcext:value-type="float">
            <text:p>44483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35628" calcext:value-type="float">
            <text:p>35628</text:p>
          </table:table-cell>
          <table:table-cell table:style-name="ce1" office:value-type="float" office:value="9000002986303" calcext:value-type="float">
            <text:p>9000002986303</text:p>
          </table:table-cell>
          <table:table-cell table:style-name="ce1" office:value-type="float" office:value="1764498" calcext:value-type="float">
            <text:p>17644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0715" calcext:value-type="float">
            <text:p>36071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779400" calcext:value-type="float">
            <text:p>1779400</text:p>
          </table:table-cell>
          <table:table-cell table:style-name="ce1" office:value-type="string" calcext:value-type="string">
            <text:p>E1644AA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26" calcext:value-type="float">
            <text:p>9000003480626</text:p>
          </table:table-cell>
          <table:table-cell office:value-type="float" office:value="1897562" calcext:value-type="float">
            <text:p>1897562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360715" calcext:value-type="float">
            <text:p>360715</text:p>
          </table:table-cell>
          <table:table-cell office:value-type="string" calcext:value-type="string">
            <text:p>P</text:p>
          </table:table-cell>
          <table:table-cell office:value-type="float" office:value="1913104" calcext:value-type="float">
            <text:p>1913104</text:p>
          </table:table-cell>
          <table:table-cell office:value-type="string" calcext:value-type="string">
            <text:p>E4797SB0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33" calcext:value-type="float">
            <text:p>9000003480633</text:p>
          </table:table-cell>
          <table:table-cell office:value-type="float" office:value="1897563" calcext:value-type="float">
            <text:p>1897563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360715" calcext:value-type="float">
            <text:p>360715</text:p>
          </table:table-cell>
          <table:table-cell office:value-type="string" calcext:value-type="string">
            <text:p>P</text:p>
          </table:table-cell>
          <table:table-cell office:value-type="float" office:value="1913105" calcext:value-type="float">
            <text:p>1913105</text:p>
          </table:table-cell>
          <table:table-cell office:value-type="string" calcext:value-type="string">
            <text:p>E4797MB01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57" calcext:value-type="float">
            <text:p>9000003480657</text:p>
          </table:table-cell>
          <table:table-cell office:value-type="float" office:value="1897565" calcext:value-type="float">
            <text:p>1897565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360715" calcext:value-type="float">
            <text:p>360715</text:p>
          </table:table-cell>
          <table:table-cell office:value-type="string" calcext:value-type="string">
            <text:p>P</text:p>
          </table:table-cell>
          <table:table-cell office:value-type="float" office:value="1913107" calcext:value-type="float">
            <text:p>1913107</text:p>
          </table:table-cell>
          <table:table-cell office:value-type="string" calcext:value-type="string">
            <text:p>E4797XL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444837" calcext:value-type="float">
            <text:p>44483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35628" calcext:value-type="float">
            <text:p>35628</text:p>
          </table:table-cell>
          <table:table-cell table:style-name="ce1" office:value-type="float" office:value="9000002986303" calcext:value-type="float">
            <text:p>9000002986303</text:p>
          </table:table-cell>
          <table:table-cell table:style-name="ce1" office:value-type="float" office:value="1764498" calcext:value-type="float">
            <text:p>17644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0760" calcext:value-type="float">
            <text:p>360760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779400" calcext:value-type="float">
            <text:p>1779400</text:p>
          </table:table-cell>
          <table:table-cell table:style-name="ce1" office:value-type="string" calcext:value-type="string">
            <text:p>E1644AA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86310" calcext:value-type="float">
            <text:p>9000002986310</text:p>
          </table:table-cell>
          <table:table-cell office:value-type="float" office:value="1764499" calcext:value-type="float">
            <text:p>1764499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360760" calcext:value-type="float">
            <text:p>360760</text:p>
          </table:table-cell>
          <table:table-cell office:value-type="string" calcext:value-type="string">
            <text:p>P</text:p>
          </table:table-cell>
          <table:table-cell office:value-type="float" office:value="1779401" calcext:value-type="float">
            <text:p>1779401</text:p>
          </table:table-cell>
          <table:table-cell office:value-type="string" calcext:value-type="string">
            <text:p>E1644A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299" calcext:value-type="float">
            <text:p>9000003480299</text:p>
          </table:table-cell>
          <table:table-cell office:value-type="float" office:value="1897529" calcext:value-type="float">
            <text:p>1897529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360760" calcext:value-type="float">
            <text:p>360760</text:p>
          </table:table-cell>
          <table:table-cell office:value-type="string" calcext:value-type="string">
            <text:p>P</text:p>
          </table:table-cell>
          <table:table-cell office:value-type="float" office:value="1913071" calcext:value-type="float">
            <text:p>1913071</text:p>
          </table:table-cell>
          <table:table-cell office:value-type="string" calcext:value-type="string">
            <text:p>E4796XXSJ5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19" calcext:value-type="float">
            <text:p>9000003480619</text:p>
          </table:table-cell>
          <table:table-cell office:value-type="float" office:value="1897561" calcext:value-type="float">
            <text:p>189756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360760" calcext:value-type="float">
            <text:p>360760</text:p>
          </table:table-cell>
          <table:table-cell office:value-type="string" calcext:value-type="string">
            <text:p>P</text:p>
          </table:table-cell>
          <table:table-cell office:value-type="float" office:value="1913103" calcext:value-type="float">
            <text:p>1913103</text:p>
          </table:table-cell>
          <table:table-cell office:value-type="string" calcext:value-type="string">
            <text:p>E4797X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26" calcext:value-type="float">
            <text:p>9000003480626</text:p>
          </table:table-cell>
          <table:table-cell office:value-type="float" office:value="1897562" calcext:value-type="float">
            <text:p>1897562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360760" calcext:value-type="float">
            <text:p>360760</text:p>
          </table:table-cell>
          <table:table-cell office:value-type="string" calcext:value-type="string">
            <text:p>P</text:p>
          </table:table-cell>
          <table:table-cell office:value-type="float" office:value="1913104" calcext:value-type="float">
            <text:p>1913104</text:p>
          </table:table-cell>
          <table:table-cell office:value-type="string" calcext:value-type="string">
            <text:p>E4797SB01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33" calcext:value-type="float">
            <text:p>9000003480633</text:p>
          </table:table-cell>
          <table:table-cell office:value-type="float" office:value="1897563" calcext:value-type="float">
            <text:p>1897563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360760" calcext:value-type="float">
            <text:p>360760</text:p>
          </table:table-cell>
          <table:table-cell office:value-type="string" calcext:value-type="string">
            <text:p>P</text:p>
          </table:table-cell>
          <table:table-cell office:value-type="float" office:value="1913105" calcext:value-type="float">
            <text:p>1913105</text:p>
          </table:table-cell>
          <table:table-cell office:value-type="string" calcext:value-type="string">
            <text:p>E4797MB0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40" calcext:value-type="float">
            <text:p>9000003480640</text:p>
          </table:table-cell>
          <table:table-cell office:value-type="float" office:value="1897564" calcext:value-type="float">
            <text:p>1897564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360760" calcext:value-type="float">
            <text:p>360760</text:p>
          </table:table-cell>
          <table:table-cell office:value-type="string" calcext:value-type="string">
            <text:p>P</text:p>
          </table:table-cell>
          <table:table-cell office:value-type="float" office:value="1913106" calcext:value-type="float">
            <text:p>1913106</text:p>
          </table:table-cell>
          <table:table-cell office:value-type="string" calcext:value-type="string">
            <text:p>E4797LB01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57" calcext:value-type="float">
            <text:p>9000003480657</text:p>
          </table:table-cell>
          <table:table-cell office:value-type="float" office:value="1897565" calcext:value-type="float">
            <text:p>1897565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360760" calcext:value-type="float">
            <text:p>360760</text:p>
          </table:table-cell>
          <table:table-cell office:value-type="string" calcext:value-type="string">
            <text:p>P</text:p>
          </table:table-cell>
          <table:table-cell office:value-type="float" office:value="1913107" calcext:value-type="float">
            <text:p>1913107</text:p>
          </table:table-cell>
          <table:table-cell office:value-type="string" calcext:value-type="string">
            <text:p>E4797XLB0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float" office:value="444837" calcext:value-type="float">
            <text:p>44483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35628" calcext:value-type="float">
            <text:p>35628</text:p>
          </table:table-cell>
          <table:table-cell table:style-name="ce1" office:value-type="float" office:value="9000002986303" calcext:value-type="float">
            <text:p>9000002986303</text:p>
          </table:table-cell>
          <table:table-cell table:style-name="ce1" office:value-type="float" office:value="1764498" calcext:value-type="float">
            <text:p>17644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0771" calcext:value-type="float">
            <text:p>36077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779400" calcext:value-type="float">
            <text:p>1779400</text:p>
          </table:table-cell>
          <table:table-cell table:style-name="ce1" office:value-type="string" calcext:value-type="string">
            <text:p>E1644AA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19" calcext:value-type="float">
            <text:p>9000003480619</text:p>
          </table:table-cell>
          <table:table-cell office:value-type="float" office:value="1897561" calcext:value-type="float">
            <text:p>189756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9" calcext:value-type="float">
            <text:p>9</text:p>
          </table:table-cell>
          <table:table-cell office:value-type="float" office:value="360771" calcext:value-type="float">
            <text:p>360771</text:p>
          </table:table-cell>
          <table:table-cell office:value-type="string" calcext:value-type="string">
            <text:p>P</text:p>
          </table:table-cell>
          <table:table-cell office:value-type="float" office:value="1913103" calcext:value-type="float">
            <text:p>1913103</text:p>
          </table:table-cell>
          <table:table-cell office:value-type="string" calcext:value-type="string">
            <text:p>E4797X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26" calcext:value-type="float">
            <text:p>9000003480626</text:p>
          </table:table-cell>
          <table:table-cell office:value-type="float" office:value="1897562" calcext:value-type="float">
            <text:p>1897562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9" calcext:value-type="float">
            <text:p>9</text:p>
          </table:table-cell>
          <table:table-cell office:value-type="float" office:value="360771" calcext:value-type="float">
            <text:p>360771</text:p>
          </table:table-cell>
          <table:table-cell office:value-type="string" calcext:value-type="string">
            <text:p>P</text:p>
          </table:table-cell>
          <table:table-cell office:value-type="float" office:value="1913104" calcext:value-type="float">
            <text:p>1913104</text:p>
          </table:table-cell>
          <table:table-cell office:value-type="string" calcext:value-type="string">
            <text:p>E4797SB01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40" calcext:value-type="float">
            <text:p>9000003480640</text:p>
          </table:table-cell>
          <table:table-cell office:value-type="float" office:value="1897564" calcext:value-type="float">
            <text:p>1897564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9" calcext:value-type="float">
            <text:p>9</text:p>
          </table:table-cell>
          <table:table-cell office:value-type="float" office:value="360771" calcext:value-type="float">
            <text:p>360771</text:p>
          </table:table-cell>
          <table:table-cell office:value-type="string" calcext:value-type="string">
            <text:p>P</text:p>
          </table:table-cell>
          <table:table-cell office:value-type="float" office:value="1913106" calcext:value-type="float">
            <text:p>1913106</text:p>
          </table:table-cell>
          <table:table-cell office:value-type="string" calcext:value-type="string">
            <text:p>E4797LB01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57" calcext:value-type="float">
            <text:p>9000003480657</text:p>
          </table:table-cell>
          <table:table-cell office:value-type="float" office:value="1897565" calcext:value-type="float">
            <text:p>1897565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9" calcext:value-type="float">
            <text:p>9</text:p>
          </table:table-cell>
          <table:table-cell office:value-type="float" office:value="360771" calcext:value-type="float">
            <text:p>360771</text:p>
          </table:table-cell>
          <table:table-cell office:value-type="string" calcext:value-type="string">
            <text:p>P</text:p>
          </table:table-cell>
          <table:table-cell office:value-type="float" office:value="1913107" calcext:value-type="float">
            <text:p>1913107</text:p>
          </table:table-cell>
          <table:table-cell office:value-type="string" calcext:value-type="string">
            <text:p>E4797XL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444837" calcext:value-type="float">
            <text:p>44483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35628" calcext:value-type="float">
            <text:p>35628</text:p>
          </table:table-cell>
          <table:table-cell table:style-name="ce1" office:value-type="float" office:value="9000002986303" calcext:value-type="float">
            <text:p>9000002986303</text:p>
          </table:table-cell>
          <table:table-cell table:style-name="ce1" office:value-type="float" office:value="1764498" calcext:value-type="float">
            <text:p>17644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0783" calcext:value-type="float">
            <text:p>36078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779400" calcext:value-type="float">
            <text:p>1779400</text:p>
          </table:table-cell>
          <table:table-cell table:style-name="ce1" office:value-type="string" calcext:value-type="string">
            <text:p>E1644AA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26" calcext:value-type="float">
            <text:p>9000003480626</text:p>
          </table:table-cell>
          <table:table-cell office:value-type="float" office:value="1897562" calcext:value-type="float">
            <text:p>1897562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5" calcext:value-type="float">
            <text:p>15</text:p>
          </table:table-cell>
          <table:table-cell office:value-type="float" office:value="360783" calcext:value-type="float">
            <text:p>360783</text:p>
          </table:table-cell>
          <table:table-cell office:value-type="string" calcext:value-type="string">
            <text:p>P</text:p>
          </table:table-cell>
          <table:table-cell office:value-type="float" office:value="1913104" calcext:value-type="float">
            <text:p>1913104</text:p>
          </table:table-cell>
          <table:table-cell office:value-type="string" calcext:value-type="string">
            <text:p>E4797SB01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33" calcext:value-type="float">
            <text:p>9000003480633</text:p>
          </table:table-cell>
          <table:table-cell office:value-type="float" office:value="1897563" calcext:value-type="float">
            <text:p>1897563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5" calcext:value-type="float">
            <text:p>15</text:p>
          </table:table-cell>
          <table:table-cell office:value-type="float" office:value="360783" calcext:value-type="float">
            <text:p>360783</text:p>
          </table:table-cell>
          <table:table-cell office:value-type="string" calcext:value-type="string">
            <text:p>P</text:p>
          </table:table-cell>
          <table:table-cell office:value-type="float" office:value="1913105" calcext:value-type="float">
            <text:p>1913105</text:p>
          </table:table-cell>
          <table:table-cell office:value-type="string" calcext:value-type="string">
            <text:p>E4797MB0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40" calcext:value-type="float">
            <text:p>9000003480640</text:p>
          </table:table-cell>
          <table:table-cell office:value-type="float" office:value="1897564" calcext:value-type="float">
            <text:p>1897564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5" calcext:value-type="float">
            <text:p>15</text:p>
          </table:table-cell>
          <table:table-cell office:value-type="float" office:value="360783" calcext:value-type="float">
            <text:p>360783</text:p>
          </table:table-cell>
          <table:table-cell office:value-type="string" calcext:value-type="string">
            <text:p>P</text:p>
          </table:table-cell>
          <table:table-cell office:value-type="float" office:value="1913106" calcext:value-type="float">
            <text:p>1913106</text:p>
          </table:table-cell>
          <table:table-cell office:value-type="string" calcext:value-type="string">
            <text:p>E4797LB01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64" calcext:value-type="float">
            <text:p>9000003480664</text:p>
          </table:table-cell>
          <table:table-cell office:value-type="float" office:value="1897566" calcext:value-type="float">
            <text:p>1897566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5" calcext:value-type="float">
            <text:p>15</text:p>
          </table:table-cell>
          <table:table-cell office:value-type="float" office:value="360783" calcext:value-type="float">
            <text:p>360783</text:p>
          </table:table-cell>
          <table:table-cell office:value-type="string" calcext:value-type="string">
            <text:p>P</text:p>
          </table:table-cell>
          <table:table-cell office:value-type="float" office:value="1913108" calcext:value-type="float">
            <text:p>1913108</text:p>
          </table:table-cell>
          <table:table-cell office:value-type="string" calcext:value-type="string">
            <text:p>E4797XXL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444837" calcext:value-type="float">
            <text:p>44483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35628" calcext:value-type="float">
            <text:p>35628</text:p>
          </table:table-cell>
          <table:table-cell table:style-name="ce1" office:value-type="float" office:value="9000002986303" calcext:value-type="float">
            <text:p>9000002986303</text:p>
          </table:table-cell>
          <table:table-cell table:style-name="ce1" office:value-type="float" office:value="1764498" calcext:value-type="float">
            <text:p>17644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0795" calcext:value-type="float">
            <text:p>36079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779400" calcext:value-type="float">
            <text:p>1779400</text:p>
          </table:table-cell>
          <table:table-cell table:style-name="ce1" office:value-type="string" calcext:value-type="string">
            <text:p>E1644AA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86310" calcext:value-type="float">
            <text:p>9000002986310</text:p>
          </table:table-cell>
          <table:table-cell office:value-type="float" office:value="1764499" calcext:value-type="float">
            <text:p>1764499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20" calcext:value-type="float">
            <text:p>20</text:p>
          </table:table-cell>
          <table:table-cell office:value-type="float" office:value="360795" calcext:value-type="float">
            <text:p>360795</text:p>
          </table:table-cell>
          <table:table-cell office:value-type="string" calcext:value-type="string">
            <text:p>P</text:p>
          </table:table-cell>
          <table:table-cell office:value-type="float" office:value="1779401" calcext:value-type="float">
            <text:p>1779401</text:p>
          </table:table-cell>
          <table:table-cell office:value-type="string" calcext:value-type="string">
            <text:p>E1644AB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33" calcext:value-type="float">
            <text:p>9000003480633</text:p>
          </table:table-cell>
          <table:table-cell office:value-type="float" office:value="1897563" calcext:value-type="float">
            <text:p>1897563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20" calcext:value-type="float">
            <text:p>20</text:p>
          </table:table-cell>
          <table:table-cell office:value-type="float" office:value="360795" calcext:value-type="float">
            <text:p>360795</text:p>
          </table:table-cell>
          <table:table-cell office:value-type="string" calcext:value-type="string">
            <text:p>P</text:p>
          </table:table-cell>
          <table:table-cell office:value-type="float" office:value="1913105" calcext:value-type="float">
            <text:p>1913105</text:p>
          </table:table-cell>
          <table:table-cell office:value-type="string" calcext:value-type="string">
            <text:p>E4797M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64" calcext:value-type="float">
            <text:p>9000003480664</text:p>
          </table:table-cell>
          <table:table-cell office:value-type="float" office:value="1897566" calcext:value-type="float">
            <text:p>1897566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20" calcext:value-type="float">
            <text:p>20</text:p>
          </table:table-cell>
          <table:table-cell office:value-type="float" office:value="360795" calcext:value-type="float">
            <text:p>360795</text:p>
          </table:table-cell>
          <table:table-cell office:value-type="string" calcext:value-type="string">
            <text:p>P</text:p>
          </table:table-cell>
          <table:table-cell office:value-type="float" office:value="1913108" calcext:value-type="float">
            <text:p>1913108</text:p>
          </table:table-cell>
          <table:table-cell office:value-type="string" calcext:value-type="string">
            <text:p>E4797XXL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27538" calcext:value-type="float">
            <text:p>9000003127538</text:p>
          </table:table-cell>
          <table:table-cell office:value-type="float" office:value="1797233" calcext:value-type="float">
            <text:p>1797233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32" calcext:value-type="float">
            <text:p>32</text:p>
          </table:table-cell>
          <table:table-cell office:value-type="float" office:value="360821" calcext:value-type="float">
            <text:p>360821</text:p>
          </table:table-cell>
          <table:table-cell office:value-type="string" calcext:value-type="string">
            <text:p>P</text:p>
          </table:table-cell>
          <table:table-cell office:value-type="float" office:value="1812370" calcext:value-type="float">
            <text:p>1812370</text:p>
          </table:table-cell>
          <table:table-cell office:value-type="string" calcext:value-type="string">
            <text:p>E2338AA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48" calcext:value-type="float">
            <text:p>9000003335148</text:p>
          </table:table-cell>
          <table:table-cell office:value-type="float" office:value="1852197" calcext:value-type="float">
            <text:p>1852197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32" calcext:value-type="float">
            <text:p>32</text:p>
          </table:table-cell>
          <table:table-cell office:value-type="float" office:value="360821" calcext:value-type="float">
            <text:p>360821</text:p>
          </table:table-cell>
          <table:table-cell office:value-type="string" calcext:value-type="string">
            <text:p>P</text:p>
          </table:table-cell>
          <table:table-cell office:value-type="float" office:value="1867577" calcext:value-type="float">
            <text:p>1867577</text:p>
          </table:table-cell>
          <table:table-cell office:value-type="string" calcext:value-type="string">
            <text:p>E4340AKZAB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19" calcext:value-type="float">
            <text:p>9000003480619</text:p>
          </table:table-cell>
          <table:table-cell office:value-type="float" office:value="1897561" calcext:value-type="float">
            <text:p>189756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32" calcext:value-type="float">
            <text:p>32</text:p>
          </table:table-cell>
          <table:table-cell office:value-type="float" office:value="360821" calcext:value-type="float">
            <text:p>360821</text:p>
          </table:table-cell>
          <table:table-cell office:value-type="string" calcext:value-type="string">
            <text:p>P</text:p>
          </table:table-cell>
          <table:table-cell office:value-type="float" office:value="1913103" calcext:value-type="float">
            <text:p>1913103</text:p>
          </table:table-cell>
          <table:table-cell office:value-type="string" calcext:value-type="string">
            <text:p>E4797X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687995" calcext:value-type="float">
            <text:p>9000003687995</text:p>
          </table:table-cell>
          <table:table-cell office:value-type="float" office:value="1934369" calcext:value-type="float">
            <text:p>1934369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32" calcext:value-type="float">
            <text:p>32</text:p>
          </table:table-cell>
          <table:table-cell office:value-type="float" office:value="360821" calcext:value-type="float">
            <text:p>360821</text:p>
          </table:table-cell>
          <table:table-cell office:value-type="string" calcext:value-type="string">
            <text:p>P</text:p>
          </table:table-cell>
          <table:table-cell office:value-type="float" office:value="1950029" calcext:value-type="float">
            <text:p>1950029</text:p>
          </table:table-cell>
          <table:table-cell office:value-type="string" calcext:value-type="string">
            <text:p>E2338AAA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27538" calcext:value-type="float">
            <text:p>9000003127538</text:p>
          </table:table-cell>
          <table:table-cell office:value-type="float" office:value="1797233" calcext:value-type="float">
            <text:p>1797233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54" calcext:value-type="float">
            <text:p>54</text:p>
          </table:table-cell>
          <table:table-cell office:value-type="float" office:value="360873" calcext:value-type="float">
            <text:p>360873</text:p>
          </table:table-cell>
          <table:table-cell office:value-type="string" calcext:value-type="string">
            <text:p>P</text:p>
          </table:table-cell>
          <table:table-cell office:value-type="float" office:value="1812370" calcext:value-type="float">
            <text:p>1812370</text:p>
          </table:table-cell>
          <table:table-cell office:value-type="string" calcext:value-type="string">
            <text:p>E23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48" calcext:value-type="float">
            <text:p>9000003335148</text:p>
          </table:table-cell>
          <table:table-cell office:value-type="float" office:value="1852197" calcext:value-type="float">
            <text:p>1852197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54" calcext:value-type="float">
            <text:p>54</text:p>
          </table:table-cell>
          <table:table-cell office:value-type="float" office:value="360873" calcext:value-type="float">
            <text:p>360873</text:p>
          </table:table-cell>
          <table:table-cell office:value-type="string" calcext:value-type="string">
            <text:p>P</text:p>
          </table:table-cell>
          <table:table-cell office:value-type="float" office:value="1867577" calcext:value-type="float">
            <text:p>1867577</text:p>
          </table:table-cell>
          <table:table-cell office:value-type="string" calcext:value-type="string">
            <text:p>E4340AKZA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687995" calcext:value-type="float">
            <text:p>9000003687995</text:p>
          </table:table-cell>
          <table:table-cell office:value-type="float" office:value="1934369" calcext:value-type="float">
            <text:p>1934369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54" calcext:value-type="float">
            <text:p>54</text:p>
          </table:table-cell>
          <table:table-cell office:value-type="float" office:value="360873" calcext:value-type="float">
            <text:p>360873</text:p>
          </table:table-cell>
          <table:table-cell office:value-type="string" calcext:value-type="string">
            <text:p>P</text:p>
          </table:table-cell>
          <table:table-cell office:value-type="float" office:value="1950029" calcext:value-type="float">
            <text:p>1950029</text:p>
          </table:table-cell>
          <table:table-cell office:value-type="string" calcext:value-type="string">
            <text:p>E2338AAA1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444837" calcext:value-type="float">
            <text:p>44483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35628" calcext:value-type="float">
            <text:p>35628</text:p>
          </table:table-cell>
          <table:table-cell table:style-name="ce1" office:value-type="float" office:value="9000002986303" calcext:value-type="float">
            <text:p>9000002986303</text:p>
          </table:table-cell>
          <table:table-cell table:style-name="ce1" office:value-type="float" office:value="1764498" calcext:value-type="float">
            <text:p>17644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60899" calcext:value-type="float">
            <text:p>360899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779400" calcext:value-type="float">
            <text:p>1779400</text:p>
          </table:table-cell>
          <table:table-cell table:style-name="ce1" office:value-type="string" calcext:value-type="string">
            <text:p>E1644AA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27538" calcext:value-type="float">
            <text:p>9000003127538</text:p>
          </table:table-cell>
          <table:table-cell office:value-type="float" office:value="1797233" calcext:value-type="float">
            <text:p>1797233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65" calcext:value-type="float">
            <text:p>65</text:p>
          </table:table-cell>
          <table:table-cell office:value-type="float" office:value="360899" calcext:value-type="float">
            <text:p>360899</text:p>
          </table:table-cell>
          <table:table-cell office:value-type="string" calcext:value-type="string">
            <text:p>P</text:p>
          </table:table-cell>
          <table:table-cell office:value-type="float" office:value="1812370" calcext:value-type="float">
            <text:p>1812370</text:p>
          </table:table-cell>
          <table:table-cell office:value-type="string" calcext:value-type="string">
            <text:p>E2338AA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26" calcext:value-type="float">
            <text:p>9000003480626</text:p>
          </table:table-cell>
          <table:table-cell office:value-type="float" office:value="1897562" calcext:value-type="float">
            <text:p>1897562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65" calcext:value-type="float">
            <text:p>65</text:p>
          </table:table-cell>
          <table:table-cell office:value-type="float" office:value="360899" calcext:value-type="float">
            <text:p>360899</text:p>
          </table:table-cell>
          <table:table-cell office:value-type="string" calcext:value-type="string">
            <text:p>P</text:p>
          </table:table-cell>
          <table:table-cell office:value-type="float" office:value="1913104" calcext:value-type="float">
            <text:p>1913104</text:p>
          </table:table-cell>
          <table:table-cell office:value-type="string" calcext:value-type="string">
            <text:p>E4797SB0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687995" calcext:value-type="float">
            <text:p>9000003687995</text:p>
          </table:table-cell>
          <table:table-cell office:value-type="float" office:value="1934369" calcext:value-type="float">
            <text:p>1934369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65" calcext:value-type="float">
            <text:p>65</text:p>
          </table:table-cell>
          <table:table-cell office:value-type="float" office:value="360899" calcext:value-type="float">
            <text:p>360899</text:p>
          </table:table-cell>
          <table:table-cell office:value-type="string" calcext:value-type="string">
            <text:p>P</text:p>
          </table:table-cell>
          <table:table-cell office:value-type="float" office:value="1950029" calcext:value-type="float">
            <text:p>1950029</text:p>
          </table:table-cell>
          <table:table-cell office:value-type="string" calcext:value-type="string">
            <text:p>E2338AAA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86310" calcext:value-type="float">
            <text:p>9000002986310</text:p>
          </table:table-cell>
          <table:table-cell office:value-type="float" office:value="1764499" calcext:value-type="float">
            <text:p>1764499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68" calcext:value-type="float">
            <text:p>68</text:p>
          </table:table-cell>
          <table:table-cell office:value-type="float" office:value="360905" calcext:value-type="float">
            <text:p>360905</text:p>
          </table:table-cell>
          <table:table-cell office:value-type="string" calcext:value-type="string">
            <text:p>P</text:p>
          </table:table-cell>
          <table:table-cell office:value-type="float" office:value="1779401" calcext:value-type="float">
            <text:p>1779401</text:p>
          </table:table-cell>
          <table:table-cell office:value-type="string" calcext:value-type="string">
            <text:p>E1644AB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27538" calcext:value-type="float">
            <text:p>9000003127538</text:p>
          </table:table-cell>
          <table:table-cell office:value-type="float" office:value="1797233" calcext:value-type="float">
            <text:p>1797233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68" calcext:value-type="float">
            <text:p>68</text:p>
          </table:table-cell>
          <table:table-cell office:value-type="float" office:value="360905" calcext:value-type="float">
            <text:p>360905</text:p>
          </table:table-cell>
          <table:table-cell office:value-type="string" calcext:value-type="string">
            <text:p>P</text:p>
          </table:table-cell>
          <table:table-cell office:value-type="float" office:value="1812370" calcext:value-type="float">
            <text:p>1812370</text:p>
          </table:table-cell>
          <table:table-cell office:value-type="string" calcext:value-type="string">
            <text:p>E2338A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687995" calcext:value-type="float">
            <text:p>9000003687995</text:p>
          </table:table-cell>
          <table:table-cell office:value-type="float" office:value="1934369" calcext:value-type="float">
            <text:p>1934369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68" calcext:value-type="float">
            <text:p>68</text:p>
          </table:table-cell>
          <table:table-cell office:value-type="float" office:value="360905" calcext:value-type="float">
            <text:p>360905</text:p>
          </table:table-cell>
          <table:table-cell office:value-type="string" calcext:value-type="string">
            <text:p>P</text:p>
          </table:table-cell>
          <table:table-cell office:value-type="float" office:value="1950029" calcext:value-type="float">
            <text:p>1950029</text:p>
          </table:table-cell>
          <table:table-cell office:value-type="string" calcext:value-type="string">
            <text:p>E2338AAA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2986310" calcext:value-type="float">
            <text:p>9000002986310</text:p>
          </table:table-cell>
          <table:table-cell office:value-type="float" office:value="1764499" calcext:value-type="float">
            <text:p>1764499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91" calcext:value-type="float">
            <text:p>91</text:p>
          </table:table-cell>
          <table:table-cell office:value-type="float" office:value="360953" calcext:value-type="float">
            <text:p>360953</text:p>
          </table:table-cell>
          <table:table-cell office:value-type="string" calcext:value-type="string">
            <text:p>P</text:p>
          </table:table-cell>
          <table:table-cell office:value-type="float" office:value="1779401" calcext:value-type="float">
            <text:p>1779401</text:p>
          </table:table-cell>
          <table:table-cell office:value-type="string" calcext:value-type="string">
            <text:p>E1644AB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31" calcext:value-type="float">
            <text:p>9000003335131</text:p>
          </table:table-cell>
          <table:table-cell office:value-type="float" office:value="1852196" calcext:value-type="float">
            <text:p>1852196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98" calcext:value-type="float">
            <text:p>98</text:p>
          </table:table-cell>
          <table:table-cell office:value-type="float" office:value="360968" calcext:value-type="float">
            <text:p>360968</text:p>
          </table:table-cell>
          <table:table-cell office:value-type="string" calcext:value-type="string">
            <text:p>P</text:p>
          </table:table-cell>
          <table:table-cell office:value-type="float" office:value="1867576" calcext:value-type="float">
            <text:p>1867576</text:p>
          </table:table-cell>
          <table:table-cell office:value-type="string" calcext:value-type="string">
            <text:p>E4340AKZAA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48" calcext:value-type="float">
            <text:p>9000003335148</text:p>
          </table:table-cell>
          <table:table-cell office:value-type="float" office:value="1852197" calcext:value-type="float">
            <text:p>1852197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98" calcext:value-type="float">
            <text:p>98</text:p>
          </table:table-cell>
          <table:table-cell office:value-type="float" office:value="360968" calcext:value-type="float">
            <text:p>360968</text:p>
          </table:table-cell>
          <table:table-cell office:value-type="string" calcext:value-type="string">
            <text:p>P</text:p>
          </table:table-cell>
          <table:table-cell office:value-type="float" office:value="1867577" calcext:value-type="float">
            <text:p>1867577</text:p>
          </table:table-cell>
          <table:table-cell office:value-type="string" calcext:value-type="string">
            <text:p>E4340AKZAB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31" calcext:value-type="float">
            <text:p>9000003335131</text:p>
          </table:table-cell>
          <table:table-cell office:value-type="float" office:value="1852196" calcext:value-type="float">
            <text:p>1852196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06" calcext:value-type="float">
            <text:p>106</text:p>
          </table:table-cell>
          <table:table-cell office:value-type="float" office:value="360984" calcext:value-type="float">
            <text:p>360984</text:p>
          </table:table-cell>
          <table:table-cell office:value-type="string" calcext:value-type="string">
            <text:p>P</text:p>
          </table:table-cell>
          <table:table-cell office:value-type="float" office:value="1867576" calcext:value-type="float">
            <text:p>1867576</text:p>
          </table:table-cell>
          <table:table-cell office:value-type="string" calcext:value-type="string">
            <text:p>E4340AKZAA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31" calcext:value-type="float">
            <text:p>9000003335131</text:p>
          </table:table-cell>
          <table:table-cell office:value-type="float" office:value="1852196" calcext:value-type="float">
            <text:p>1852196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09" calcext:value-type="float">
            <text:p>109</text:p>
          </table:table-cell>
          <table:table-cell office:value-type="float" office:value="360989" calcext:value-type="float">
            <text:p>360989</text:p>
          </table:table-cell>
          <table:table-cell office:value-type="string" calcext:value-type="string">
            <text:p>P</text:p>
          </table:table-cell>
          <table:table-cell office:value-type="float" office:value="1867576" calcext:value-type="float">
            <text:p>1867576</text:p>
          </table:table-cell>
          <table:table-cell office:value-type="string" calcext:value-type="string">
            <text:p>E4340AKZAA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48" calcext:value-type="float">
            <text:p>9000003335148</text:p>
          </table:table-cell>
          <table:table-cell office:value-type="float" office:value="1852197" calcext:value-type="float">
            <text:p>1852197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09" calcext:value-type="float">
            <text:p>109</text:p>
          </table:table-cell>
          <table:table-cell office:value-type="float" office:value="360989" calcext:value-type="float">
            <text:p>360989</text:p>
          </table:table-cell>
          <table:table-cell office:value-type="string" calcext:value-type="string">
            <text:p>P</text:p>
          </table:table-cell>
          <table:table-cell office:value-type="float" office:value="1867577" calcext:value-type="float">
            <text:p>1867577</text:p>
          </table:table-cell>
          <table:table-cell office:value-type="string" calcext:value-type="string">
            <text:p>E4340AKZAB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19" calcext:value-type="float">
            <text:p>119</text:p>
          </table:table-cell>
          <table:table-cell office:value-type="float" office:value="361009" calcext:value-type="float">
            <text:p>361009</text:p>
          </table:table-cell>
          <table:table-cell office:value-type="string" calcext:value-type="string">
            <text:p>P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48" calcext:value-type="float">
            <text:p>9000003335148</text:p>
          </table:table-cell>
          <table:table-cell office:value-type="float" office:value="1852197" calcext:value-type="float">
            <text:p>1852197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19" calcext:value-type="float">
            <text:p>119</text:p>
          </table:table-cell>
          <table:table-cell office:value-type="float" office:value="361009" calcext:value-type="float">
            <text:p>361009</text:p>
          </table:table-cell>
          <table:table-cell office:value-type="string" calcext:value-type="string">
            <text:p>P</text:p>
          </table:table-cell>
          <table:table-cell office:value-type="float" office:value="1867577" calcext:value-type="float">
            <text:p>1867577</text:p>
          </table:table-cell>
          <table:table-cell office:value-type="string" calcext:value-type="string">
            <text:p>E4340AKZAB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444837" calcext:value-type="float">
            <text:p>44483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35628" calcext:value-type="float">
            <text:p>35628</text:p>
          </table:table-cell>
          <table:table-cell table:style-name="ce1" office:value-type="float" office:value="9000002986303" calcext:value-type="float">
            <text:p>9000002986303</text:p>
          </table:table-cell>
          <table:table-cell table:style-name="ce1" office:value-type="float" office:value="1764498" calcext:value-type="float">
            <text:p>17644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61015" calcext:value-type="float">
            <text:p>36101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779400" calcext:value-type="float">
            <text:p>1779400</text:p>
          </table:table-cell>
          <table:table-cell table:style-name="ce1" office:value-type="string" calcext:value-type="string">
            <text:p>E1644AA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127538" calcext:value-type="float">
            <text:p>9000003127538</text:p>
          </table:table-cell>
          <table:table-cell office:value-type="float" office:value="1797233" calcext:value-type="float">
            <text:p>1797233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22" calcext:value-type="float">
            <text:p>122</text:p>
          </table:table-cell>
          <table:table-cell office:value-type="float" office:value="361015" calcext:value-type="float">
            <text:p>361015</text:p>
          </table:table-cell>
          <table:table-cell office:value-type="string" calcext:value-type="string">
            <text:p>P</text:p>
          </table:table-cell>
          <table:table-cell office:value-type="float" office:value="1812370" calcext:value-type="float">
            <text:p>1812370</text:p>
          </table:table-cell>
          <table:table-cell office:value-type="string" calcext:value-type="string">
            <text:p>E2338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31" calcext:value-type="float">
            <text:p>9000003335131</text:p>
          </table:table-cell>
          <table:table-cell office:value-type="float" office:value="1852196" calcext:value-type="float">
            <text:p>1852196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22" calcext:value-type="float">
            <text:p>122</text:p>
          </table:table-cell>
          <table:table-cell office:value-type="float" office:value="361015" calcext:value-type="float">
            <text:p>361015</text:p>
          </table:table-cell>
          <table:table-cell office:value-type="string" calcext:value-type="string">
            <text:p>P</text:p>
          </table:table-cell>
          <table:table-cell office:value-type="float" office:value="1867576" calcext:value-type="float">
            <text:p>1867576</text:p>
          </table:table-cell>
          <table:table-cell office:value-type="string" calcext:value-type="string">
            <text:p>E4340AKZA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30" calcext:value-type="float">
            <text:p>130</text:p>
          </table:table-cell>
          <table:table-cell office:value-type="float" office:value="361031" calcext:value-type="float">
            <text:p>361031</text:p>
          </table:table-cell>
          <table:table-cell office:value-type="string" calcext:value-type="string">
            <text:p>P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31" calcext:value-type="float">
            <text:p>9000003335131</text:p>
          </table:table-cell>
          <table:table-cell office:value-type="float" office:value="1852196" calcext:value-type="float">
            <text:p>1852196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30" calcext:value-type="float">
            <text:p>130</text:p>
          </table:table-cell>
          <table:table-cell office:value-type="float" office:value="361031" calcext:value-type="float">
            <text:p>361031</text:p>
          </table:table-cell>
          <table:table-cell office:value-type="string" calcext:value-type="string">
            <text:p>P</text:p>
          </table:table-cell>
          <table:table-cell office:value-type="float" office:value="1867576" calcext:value-type="float">
            <text:p>1867576</text:p>
          </table:table-cell>
          <table:table-cell office:value-type="string" calcext:value-type="string">
            <text:p>E4340AKZA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48" calcext:value-type="float">
            <text:p>9000003335148</text:p>
          </table:table-cell>
          <table:table-cell office:value-type="float" office:value="1852197" calcext:value-type="float">
            <text:p>1852197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30" calcext:value-type="float">
            <text:p>130</text:p>
          </table:table-cell>
          <table:table-cell office:value-type="float" office:value="361031" calcext:value-type="float">
            <text:p>361031</text:p>
          </table:table-cell>
          <table:table-cell office:value-type="string" calcext:value-type="string">
            <text:p>P</text:p>
          </table:table-cell>
          <table:table-cell office:value-type="float" office:value="1867577" calcext:value-type="float">
            <text:p>1867577</text:p>
          </table:table-cell>
          <table:table-cell office:value-type="string" calcext:value-type="string">
            <text:p>E4340AKZAB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10739" calcext:value-type="float">
            <text:p>9000003410739</text:p>
          </table:table-cell>
          <table:table-cell office:value-type="float" office:value="1873622" calcext:value-type="float">
            <text:p>1873622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30" calcext:value-type="float">
            <text:p>130</text:p>
          </table:table-cell>
          <table:table-cell office:value-type="float" office:value="361031" calcext:value-type="float">
            <text:p>361031</text:p>
          </table:table-cell>
          <table:table-cell office:value-type="string" calcext:value-type="string">
            <text:p>P</text:p>
          </table:table-cell>
          <table:table-cell office:value-type="float" office:value="1889076" calcext:value-type="float">
            <text:p>1889076</text:p>
          </table:table-cell>
          <table:table-cell office:value-type="string" calcext:value-type="string">
            <text:p>E4340SLR2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26" calcext:value-type="float">
            <text:p>9000003480626</text:p>
          </table:table-cell>
          <table:table-cell office:value-type="float" office:value="1897562" calcext:value-type="float">
            <text:p>1897562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30" calcext:value-type="float">
            <text:p>130</text:p>
          </table:table-cell>
          <table:table-cell office:value-type="float" office:value="361031" calcext:value-type="float">
            <text:p>361031</text:p>
          </table:table-cell>
          <table:table-cell office:value-type="string" calcext:value-type="string">
            <text:p>P</text:p>
          </table:table-cell>
          <table:table-cell office:value-type="float" office:value="1913104" calcext:value-type="float">
            <text:p>1913104</text:p>
          </table:table-cell>
          <table:table-cell office:value-type="string" calcext:value-type="string">
            <text:p>E4797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64" calcext:value-type="float">
            <text:p>9000003480664</text:p>
          </table:table-cell>
          <table:table-cell office:value-type="float" office:value="1897566" calcext:value-type="float">
            <text:p>1897566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30" calcext:value-type="float">
            <text:p>130</text:p>
          </table:table-cell>
          <table:table-cell office:value-type="float" office:value="361031" calcext:value-type="float">
            <text:p>361031</text:p>
          </table:table-cell>
          <table:table-cell office:value-type="string" calcext:value-type="string">
            <text:p>P</text:p>
          </table:table-cell>
          <table:table-cell office:value-type="float" office:value="1913108" calcext:value-type="float">
            <text:p>1913108</text:p>
          </table:table-cell>
          <table:table-cell office:value-type="string" calcext:value-type="string">
            <text:p>E4797XXL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335124" calcext:value-type="float">
            <text:p>9000003335124</text:p>
          </table:table-cell>
          <table:table-cell office:value-type="float" office:value="1852195" calcext:value-type="float">
            <text:p>1852195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40" calcext:value-type="float">
            <text:p>140</text:p>
          </table:table-cell>
          <table:table-cell office:value-type="float" office:value="361051" calcext:value-type="float">
            <text:p>361051</text:p>
          </table:table-cell>
          <table:table-cell office:value-type="string" calcext:value-type="string">
            <text:p>P</text:p>
          </table:table-cell>
          <table:table-cell office:value-type="float" office:value="1867575" calcext:value-type="float">
            <text:p>1867575</text:p>
          </table:table-cell>
          <table:table-cell office:value-type="string" calcext:value-type="string">
            <text:p>E4340AKZ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10753" calcext:value-type="float">
            <text:p>9000003410753</text:p>
          </table:table-cell>
          <table:table-cell office:value-type="float" office:value="1873624" calcext:value-type="float">
            <text:p>1873624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40" calcext:value-type="float">
            <text:p>140</text:p>
          </table:table-cell>
          <table:table-cell office:value-type="float" office:value="361051" calcext:value-type="float">
            <text:p>361051</text:p>
          </table:table-cell>
          <table:table-cell office:value-type="string" calcext:value-type="string">
            <text:p>P</text:p>
          </table:table-cell>
          <table:table-cell office:value-type="float" office:value="1889078" calcext:value-type="float">
            <text:p>1889078</text:p>
          </table:table-cell>
          <table:table-cell office:value-type="string" calcext:value-type="string">
            <text:p>E4340LLR2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4837" calcext:value-type="float">
            <text:p>444837</text:p>
          </table:table-cell>
          <table:table-cell office:value-type="string" calcext:value-type="string">
            <text:p>d</text:p>
          </table:table-cell>
          <table:table-cell office:value-type="float" office:value="35628" calcext:value-type="float">
            <text:p>35628</text:p>
          </table:table-cell>
          <table:table-cell office:value-type="float" office:value="9000003480626" calcext:value-type="float">
            <text:p>9000003480626</text:p>
          </table:table-cell>
          <table:table-cell office:value-type="float" office:value="1897562" calcext:value-type="float">
            <text:p>1897562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40" calcext:value-type="float">
            <text:p>140</text:p>
          </table:table-cell>
          <table:table-cell office:value-type="float" office:value="361051" calcext:value-type="float">
            <text:p>361051</text:p>
          </table:table-cell>
          <table:table-cell office:value-type="string" calcext:value-type="string">
            <text:p>P</text:p>
          </table:table-cell>
          <table:table-cell office:value-type="float" office:value="1913104" calcext:value-type="float">
            <text:p>1913104</text:p>
          </table:table-cell>
          <table:table-cell office:value-type="string" calcext:value-type="string">
            <text:p>E4797SB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7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7T15:46:51.310793000</dc:date>
    <meta:editing-duration>PT5H8M</meta:editing-duration>
    <meta:editing-cycles>4</meta:editing-cycles>
    <meta:generator>LibreOffice/4.3.5.2$MacOSX_x86 LibreOffice_project/3a87456aaa6a95c63eea1c1b3201acedf0751bd5</meta:generator>
    <meta:document-statistic meta:table-count="1" meta:cell-count="14729" meta:object-count="0"/>
  </office:meta>
</office:document-meta>
</file>